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text-properties style:font-name="DejaVu Sans" officeooo:rsid="00bd0cdf" officeooo:paragraph-rsid="00e5490e"/>
    </style:style>
    <style:style style:name="P8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9" style:family="paragraph" style:parent-style-name="Frame_20_contents">
      <style:text-properties style:font-name="DejaVu Sans" officeooo:rsid="00bd0cdf" officeooo:paragraph-rsid="00ebfa3d"/>
    </style:style>
    <style:style style:name="P10" style:family="paragraph" style:parent-style-name="Frame_20_contents">
      <style:text-properties style:font-name="DejaVu Sans" officeooo:rsid="00bd0cdf" officeooo:paragraph-rsid="00edef3c"/>
    </style:style>
    <style:style style:name="P11" style:family="paragraph" style:parent-style-name="Frame_20_contents">
      <style:text-properties style:font-name="DejaVu Sans" officeooo:rsid="00bd0cdf" officeooo:paragraph-rsid="00f4c7e5"/>
    </style:style>
    <style:style style:name="P12" style:family="paragraph" style:parent-style-name="Frame_20_contents">
      <style:text-properties style:font-name="DejaVu Sans" officeooo:rsid="00bd0cdf" officeooo:paragraph-rsid="00f51f09"/>
    </style:style>
    <style:style style:name="P13" style:family="paragraph" style:parent-style-name="Frame_20_contents">
      <style:text-properties style:font-name="DejaVu Sans" officeooo:rsid="00bd0cdf" officeooo:paragraph-rsid="00f9a929"/>
    </style:style>
    <style:style style:name="P14" style:family="paragraph" style:parent-style-name="Frame_20_contents">
      <style:text-properties style:font-name="DejaVu Sans" officeooo:rsid="00bd0cdf" officeooo:paragraph-rsid="00fb20d9"/>
    </style:style>
    <style:style style:name="P15" style:family="paragraph" style:parent-style-name="Frame_20_contents">
      <style:text-properties style:font-name="DejaVu Sans" officeooo:rsid="00bd0cdf" officeooo:paragraph-rsid="0100c96e"/>
    </style:style>
    <style:style style:name="P16" style:family="paragraph" style:parent-style-name="Frame_20_contents">
      <style:text-properties style:font-name="DejaVu Sans" officeooo:rsid="00bd0cdf" officeooo:paragraph-rsid="011488b6"/>
    </style:style>
    <style:style style:name="P17" style:family="paragraph" style:parent-style-name="Frame_20_contents">
      <style:text-properties style:font-name="DejaVu Sans" officeooo:rsid="00bd0cdf" officeooo:paragraph-rsid="0115930e"/>
    </style:style>
    <style:style style:name="P18" style:family="paragraph" style:parent-style-name="Frame_20_contents">
      <style:text-properties style:font-name="DejaVu Sans" officeooo:rsid="00bd0cdf" officeooo:paragraph-rsid="011757e4"/>
    </style:style>
    <style:style style:name="P19" style:family="paragraph" style:parent-style-name="Frame_20_contents">
      <style:text-properties style:font-name="DejaVu Sans" officeooo:rsid="00bd0cdf" officeooo:paragraph-rsid="0118186e"/>
    </style:style>
    <style:style style:name="P20" style:family="paragraph" style:parent-style-name="Frame_20_contents">
      <style:text-properties style:font-name="DejaVu Sans" officeooo:rsid="00bd0cdf" officeooo:paragraph-rsid="011b3117"/>
    </style:style>
    <style:style style:name="P21" style:family="paragraph" style:parent-style-name="Frame_20_contents">
      <style:text-properties style:font-name="DejaVu Sans" officeooo:rsid="00bd0cdf" officeooo:paragraph-rsid="01244b1d"/>
    </style:style>
    <style:style style:name="P22" style:family="paragraph" style:parent-style-name="Frame_20_contents">
      <style:text-properties style:font-name="DejaVu Sans" officeooo:rsid="00bd0cdf" officeooo:paragraph-rsid="0125ee8d"/>
    </style:style>
    <style:style style:name="P23" style:family="paragraph" style:parent-style-name="Frame_20_contents">
      <style:text-properties style:font-name="DejaVu Sans" officeooo:rsid="00bd0cdf" officeooo:paragraph-rsid="01298e74"/>
    </style:style>
    <style:style style:name="P24" style:family="paragraph" style:parent-style-name="Frame_20_contents">
      <style:text-properties style:font-name="DejaVu Sans" officeooo:rsid="00bd0cdf" officeooo:paragraph-rsid="012bdca9"/>
    </style:style>
    <style:style style:name="P25" style:family="paragraph" style:parent-style-name="Frame_20_contents">
      <style:text-properties style:font-name="DejaVu Sans" officeooo:rsid="00bd0cdf" officeooo:paragraph-rsid="012fbae5"/>
    </style:style>
    <style:style style:name="P26" style:family="paragraph" style:parent-style-name="Frame_20_contents">
      <style:text-properties style:font-name="DejaVu Sans" officeooo:rsid="00bd0cdf" officeooo:paragraph-rsid="01314c65"/>
    </style:style>
    <style:style style:name="P27" style:family="paragraph" style:parent-style-name="Frame_20_contents">
      <style:text-properties style:font-name="DejaVu Sans" officeooo:rsid="00bd0cdf" officeooo:paragraph-rsid="0131671d"/>
    </style:style>
    <style:style style:name="P28" style:family="paragraph" style:parent-style-name="Frame_20_contents">
      <style:text-properties style:font-name="DejaVu Sans" officeooo:rsid="00bd0cdf" officeooo:paragraph-rsid="01333c05"/>
    </style:style>
    <style:style style:name="P29" style:family="paragraph" style:parent-style-name="Frame_20_contents">
      <style:text-properties style:font-name="DejaVu Sans" officeooo:rsid="00bd0cdf" officeooo:paragraph-rsid="01340af5"/>
    </style:style>
    <style:style style:name="P30" style:family="paragraph" style:parent-style-name="Frame_20_contents">
      <style:text-properties style:font-name="DejaVu Sans" officeooo:rsid="00bd0cdf" officeooo:paragraph-rsid="0139f913"/>
    </style:style>
    <style:style style:name="P31" style:family="paragraph" style:parent-style-name="Frame_20_contents">
      <style:text-properties style:font-name="DejaVu Sans" officeooo:rsid="00bd0cdf" officeooo:paragraph-rsid="013a25dd"/>
    </style:style>
    <style:style style:name="P32" style:family="paragraph" style:parent-style-name="Frame_20_contents">
      <style:text-properties style:font-name="DejaVu Sans" officeooo:rsid="00bd0cdf" officeooo:paragraph-rsid="013bc1b0"/>
    </style:style>
    <style:style style:name="P33" style:family="paragraph" style:parent-style-name="Frame_20_contents">
      <style:text-properties style:font-name="DejaVu Sans" officeooo:rsid="00bd0cdf" officeooo:paragraph-rsid="013d1d04"/>
    </style:style>
    <style:style style:name="P34" style:family="paragraph" style:parent-style-name="Frame_20_contents">
      <style:text-properties style:font-name="DejaVu Sans" officeooo:rsid="00bd0cdf" officeooo:paragraph-rsid="01425252"/>
    </style:style>
    <style:style style:name="P35" style:family="paragraph" style:parent-style-name="Frame_20_contents">
      <style:text-properties style:font-name="DejaVu Sans" officeooo:rsid="00bd0cdf" officeooo:paragraph-rsid="014bbe3d"/>
    </style:style>
    <style:style style:name="P36" style:family="paragraph" style:parent-style-name="Frame_20_contents">
      <style:text-properties style:font-name="DejaVu Sans" officeooo:rsid="00bd0cdf" officeooo:paragraph-rsid="014d9fcc"/>
    </style:style>
    <style:style style:name="P37" style:family="paragraph" style:parent-style-name="Frame_20_contents">
      <style:text-properties style:font-name="DejaVu Sans" officeooo:rsid="00bd0cdf" officeooo:paragraph-rsid="014ebb75"/>
    </style:style>
    <style:style style:name="P38" style:family="paragraph" style:parent-style-name="Frame_20_contents">
      <style:text-properties style:font-name="DejaVu Sans" officeooo:rsid="00bd0cdf" officeooo:paragraph-rsid="01507c1d"/>
    </style:style>
    <style:style style:name="P39" style:family="paragraph" style:parent-style-name="Frame_20_contents">
      <style:text-properties style:font-name="DejaVu Sans" officeooo:rsid="00bd0cdf" officeooo:paragraph-rsid="0150d685"/>
    </style:style>
    <style:style style:name="P40" style:family="paragraph" style:parent-style-name="Frame_20_contents">
      <style:text-properties style:font-name="DejaVu Sans" officeooo:rsid="00bd0cdf" officeooo:paragraph-rsid="0153393f"/>
    </style:style>
    <style:style style:name="P41" style:family="paragraph" style:parent-style-name="Frame_20_contents">
      <style:text-properties style:font-name="DejaVu Sans" officeooo:rsid="00bd0cdf" officeooo:paragraph-rsid="0159ed8f"/>
    </style:style>
    <style:style style:name="P42" style:family="paragraph" style:parent-style-name="Frame_20_contents">
      <style:text-properties style:font-name="DejaVu Sans" officeooo:rsid="00bd0cdf" officeooo:paragraph-rsid="015fcc9c"/>
    </style:style>
    <style:style style:name="P43" style:family="paragraph" style:parent-style-name="Frame_20_contents">
      <style:text-properties style:font-name="DejaVu Sans" officeooo:rsid="00bd0cdf" officeooo:paragraph-rsid="01409a75"/>
    </style:style>
    <style:style style:name="P44" style:family="paragraph" style:parent-style-name="Frame_20_contents">
      <style:text-properties style:font-name="DejaVu Sans" officeooo:rsid="00bd0cdf" officeooo:paragraph-rsid="0143fb17"/>
    </style:style>
    <style:style style:name="P45" style:family="paragraph" style:parent-style-name="Frame_20_contents">
      <style:text-properties style:font-name="DejaVu Sans" officeooo:rsid="00bd0cdf" officeooo:paragraph-rsid="01619f88"/>
    </style:style>
    <style:style style:name="P46" style:family="paragraph" style:parent-style-name="Frame_20_contents">
      <style:text-properties style:font-name="DejaVu Sans" officeooo:rsid="00bd0cdf" officeooo:paragraph-rsid="01692468"/>
    </style:style>
    <style:style style:name="P47" style:family="paragraph" style:parent-style-name="Frame_20_contents">
      <style:text-properties style:font-name="DejaVu Sans" officeooo:rsid="00bd0cdf" officeooo:paragraph-rsid="016b8b9a"/>
    </style:style>
    <style:style style:name="P48" style:family="paragraph" style:parent-style-name="Frame_20_contents">
      <style:text-properties style:font-name="DejaVu Sans" officeooo:rsid="00bd0cdf" officeooo:paragraph-rsid="016b9807"/>
    </style:style>
    <style:style style:name="P49" style:family="paragraph" style:parent-style-name="Frame_20_contents">
      <style:text-properties style:font-name="DejaVu Sans" officeooo:rsid="00bd0cdf" officeooo:paragraph-rsid="016bb135"/>
    </style:style>
    <style:style style:name="P50" style:family="paragraph" style:parent-style-name="Frame_20_contents">
      <style:text-properties style:font-name="DejaVu Sans" officeooo:rsid="00bd0cdf" officeooo:paragraph-rsid="016d9cfc"/>
    </style:style>
    <style:style style:name="P51" style:family="paragraph" style:parent-style-name="Frame_20_contents">
      <style:text-properties style:font-name="DejaVu Sans" officeooo:rsid="00bd0cdf" officeooo:paragraph-rsid="016e243a"/>
    </style:style>
    <style:style style:name="P52" style:family="paragraph" style:parent-style-name="Frame_20_contents">
      <style:text-properties style:font-name="DejaVu Sans" officeooo:rsid="00bd0cdf" officeooo:paragraph-rsid="017021ac"/>
    </style:style>
    <style:style style:name="P53" style:family="paragraph" style:parent-style-name="Frame_20_contents">
      <style:text-properties style:font-name="DejaVu Sans" officeooo:rsid="00bd0cdf" officeooo:paragraph-rsid="017048bb"/>
    </style:style>
    <style:style style:name="P54" style:family="paragraph" style:parent-style-name="Frame_20_contents">
      <style:text-properties style:font-name="DejaVu Sans" officeooo:rsid="00bd0cdf" officeooo:paragraph-rsid="01728c84"/>
    </style:style>
    <style:style style:name="P55" style:family="paragraph" style:parent-style-name="Frame_20_contents">
      <style:text-properties style:font-name="DejaVu Sans" officeooo:rsid="00bd0cdf" officeooo:paragraph-rsid="01731ff3"/>
    </style:style>
    <style:style style:name="P56" style:family="paragraph" style:parent-style-name="Frame_20_contents">
      <style:text-properties style:font-name="DejaVu Sans" officeooo:rsid="00bd0cdf" officeooo:paragraph-rsid="0174a778"/>
    </style:style>
    <style:style style:name="P57" style:family="paragraph" style:parent-style-name="Frame_20_contents">
      <style:text-properties style:font-name="DejaVu Sans" officeooo:rsid="00bd0cdf" officeooo:paragraph-rsid="0179b54d"/>
    </style:style>
    <style:style style:name="P58" style:family="paragraph" style:parent-style-name="Frame_20_contents">
      <style:text-properties style:font-name="DejaVu Sans" officeooo:rsid="00bd0cdf" officeooo:paragraph-rsid="0179c090"/>
    </style:style>
    <style:style style:name="P59" style:family="paragraph" style:parent-style-name="Frame_20_contents">
      <style:text-properties style:font-name="DejaVu Sans" officeooo:rsid="00bd0cdf" officeooo:paragraph-rsid="017ab3e6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62" style:family="paragraph" style:parent-style-name="Frame_20_contents">
      <style:text-properties style:font-name="DejaVu Sans" officeooo:rsid="00bd0cdf" officeooo:paragraph-rsid="0184ce9a"/>
    </style:style>
    <style:style style:name="P63" style:family="paragraph" style:parent-style-name="Frame_20_contents">
      <style:text-properties style:font-name="DejaVu Sans" officeooo:rsid="00bd0cdf" officeooo:paragraph-rsid="0185fdd7"/>
    </style:style>
    <style:style style:name="P64" style:family="paragraph" style:parent-style-name="Frame_20_contents">
      <style:text-properties style:font-name="DejaVu Sans" officeooo:rsid="00bd0cdf" officeooo:paragraph-rsid="0195e114"/>
    </style:style>
    <style:style style:name="P65" style:family="paragraph" style:parent-style-name="Frame_20_contents">
      <style:text-properties style:font-name="DejaVu Sans" officeooo:rsid="00bd0cdf" officeooo:paragraph-rsid="01514a86"/>
    </style:style>
    <style:style style:name="P66" style:family="paragraph" style:parent-style-name="Frame_20_contents">
      <style:text-properties style:font-name="DejaVu Sans" officeooo:rsid="00bd0cdf" officeooo:paragraph-rsid="01d1cf87"/>
    </style:style>
    <style:style style:name="P67" style:family="paragraph" style:parent-style-name="Frame_20_contents">
      <style:text-properties style:font-name="DejaVu Sans" officeooo:rsid="00bd0cdf" officeooo:paragraph-rsid="01d5d6a9"/>
    </style:style>
    <style:style style:name="P68" style:family="paragraph" style:parent-style-name="Frame_20_contents">
      <style:text-properties style:font-name="DejaVu Sans" officeooo:rsid="00bd0cdf" officeooo:paragraph-rsid="01d7feea"/>
    </style:style>
    <style:style style:name="P69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70" style:family="paragraph" style:parent-style-name="Frame_20_contents">
      <style:paragraph-properties fo:text-align="center" style:justify-single-word="false"/>
      <style:text-properties style:font-name="DejaVu Sans" officeooo:rsid="00bd0cdf" officeooo:paragraph-rsid="01e036c9"/>
    </style:style>
    <style:style style:name="P71" style:family="paragraph" style:parent-style-name="Frame_20_contents">
      <style:text-properties style:font-name="DejaVu Sans" officeooo:rsid="00bd0cdf" officeooo:paragraph-rsid="01de4a34"/>
    </style:style>
    <style:style style:name="P72" style:family="paragraph" style:parent-style-name="Frame_20_contents">
      <style:text-properties style:font-name="DejaVu Sans" officeooo:rsid="00bd0cdf" officeooo:paragraph-rsid="01debab9"/>
    </style:style>
    <style:style style:name="P73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74" style:family="paragraph" style:parent-style-name="Frame_20_contents">
      <style:text-properties style:font-name="DejaVu Sans" fo:font-size="12pt" officeooo:rsid="00bd0cdf" officeooo:paragraph-rsid="00ebfa3d" style:font-size-asian="12pt" style:font-size-complex="12pt"/>
    </style:style>
    <style:style style:name="P75" style:family="paragraph" style:parent-style-name="Frame_20_contents">
      <style:text-properties style:font-name="DejaVu Sans" fo:font-size="12pt" officeooo:rsid="00bd0cdf" officeooo:paragraph-rsid="00fe9768" style:font-size-asian="12pt" style:font-size-complex="12pt"/>
    </style:style>
    <style:style style:name="P76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77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78" style:family="paragraph" style:parent-style-name="Frame_20_contents">
      <style:text-properties style:font-name="DejaVu Sans" fo:font-size="12pt" officeooo:rsid="00bd0cdf" officeooo:paragraph-rsid="01298e74" style:font-size-asian="12pt" style:font-size-complex="12pt"/>
    </style:style>
    <style:style style:name="P7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80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81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82" style:family="paragraph" style:parent-style-name="Frame_20_contents">
      <style:text-properties officeooo:paragraph-rsid="0184ce9a"/>
    </style:style>
    <style:style style:name="P83" style:family="paragraph" style:parent-style-name="Frame_20_contents">
      <style:text-properties officeooo:paragraph-rsid="0185fdd7"/>
    </style:style>
    <style:style style:name="P84" style:family="paragraph" style:parent-style-name="Frame_20_contents">
      <style:text-properties officeooo:paragraph-rsid="0195e114"/>
    </style:style>
    <style:style style:name="P85" style:family="paragraph" style:parent-style-name="Frame_20_contents">
      <style:text-properties officeooo:paragraph-rsid="01b2b109"/>
    </style:style>
    <style:style style:name="P86" style:family="paragraph" style:parent-style-name="Frame_20_contents">
      <style:text-properties officeooo:paragraph-rsid="01b405bb"/>
    </style:style>
    <style:style style:name="P87" style:family="paragraph" style:parent-style-name="Frame_20_contents">
      <style:text-properties officeooo:paragraph-rsid="01b47064"/>
    </style:style>
    <style:style style:name="P88" style:family="paragraph" style:parent-style-name="Frame_20_contents">
      <style:text-properties officeooo:paragraph-rsid="01b74109"/>
    </style:style>
    <style:style style:name="P89" style:family="paragraph" style:parent-style-name="Frame_20_contents">
      <style:text-properties officeooo:paragraph-rsid="01bf0ced"/>
    </style:style>
    <style:style style:name="P90" style:family="paragraph" style:parent-style-name="Frame_20_contents">
      <style:text-properties officeooo:paragraph-rsid="01c0f8b0"/>
    </style:style>
    <style:style style:name="P91" style:family="paragraph" style:parent-style-name="Frame_20_contents">
      <style:text-properties officeooo:paragraph-rsid="01c3bc1f"/>
    </style:style>
    <style:style style:name="P92" style:family="paragraph" style:parent-style-name="Frame_20_contents">
      <style:text-properties officeooo:paragraph-rsid="01ce0293"/>
    </style:style>
    <style:style style:name="P93" style:family="paragraph" style:parent-style-name="Frame_20_contents">
      <style:text-properties officeooo:paragraph-rsid="01d1cf87"/>
    </style:style>
    <style:style style:name="P94" style:family="paragraph" style:parent-style-name="Frame_20_contents">
      <style:text-properties officeooo:paragraph-rsid="01d9b2d1"/>
    </style:style>
    <style:style style:name="P95" style:family="paragraph" style:parent-style-name="Title">
      <style:text-properties officeooo:rsid="000294e1" officeooo:paragraph-rsid="000294e1"/>
    </style:style>
    <style:style style:name="P96" style:family="paragraph" style:parent-style-name="Standard">
      <style:text-properties style:font-name="DejaVu Sans" officeooo:rsid="00bd0cdf" officeooo:paragraph-rsid="01314c65"/>
    </style:style>
    <style:style style:name="P97" style:family="paragraph" style:parent-style-name="Standard">
      <style:text-properties style:font-name="DejaVu Sans" officeooo:rsid="00bd0cdf" officeooo:paragraph-rsid="01d5d6a9"/>
    </style:style>
    <style:style style:name="P98" style:family="paragraph" style:parent-style-name="Standard">
      <style:text-properties officeooo:paragraph-rsid="01c66179"/>
    </style:style>
    <style:style style:name="P99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00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01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0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0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0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0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0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85c2"/>
    </style:style>
    <style:style style:name="P10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0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0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1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1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1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1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1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1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1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1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1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1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2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2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2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2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2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2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2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2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2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2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3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3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3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3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3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3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3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036c9"/>
    </style:style>
    <style:style style:name="P137" style:family="paragraph" style:parent-style-name="Frame_20_contents">
      <style:paragraph-properties fo:text-align="start" style:justify-single-word="false"/>
      <style:text-properties style:font-name="DejaVu Sans" officeooo:rsid="00bd0cdf" officeooo:paragraph-rsid="01e519ce"/>
    </style:style>
    <style:style style:name="P138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139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140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141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142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143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144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145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146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147" style:family="paragraph" style:parent-style-name="Frame_20_contents">
      <style:paragraph-properties fo:text-align="start" style:justify-single-word="false"/>
      <style:text-properties style:font-name="DejaVu Sans" officeooo:rsid="00bd0cdf" officeooo:paragraph-rsid="01f6ead1"/>
    </style:style>
    <style:style style:name="P148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149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150" style:family="paragraph" style:parent-style-name="Frame_20_contents">
      <style:paragraph-properties fo:text-align="start" style:justify-single-word="false"/>
      <style:text-properties style:font-name="DejaVu Sans" officeooo:rsid="00bd0cdf" officeooo:paragraph-rsid="01fc7980"/>
    </style:style>
    <style:style style:name="P151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152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153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154" style:family="paragraph" style:parent-style-name="Frame_20_contents">
      <style:paragraph-properties fo:text-align="start" style:justify-single-word="false"/>
      <style:text-properties style:font-name="DejaVu Sans" officeooo:rsid="00bd0cdf" officeooo:paragraph-rsid="0209e1c6"/>
    </style:style>
    <style:style style:name="P155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156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15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158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159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160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161" style:family="paragraph" style:parent-style-name="Frame_20_contents">
      <style:paragraph-properties fo:text-align="start" style:justify-single-word="false"/>
      <style:text-properties style:font-name="DejaVu Sans" officeooo:rsid="00bd0cdf" officeooo:paragraph-rsid="0215131f"/>
    </style:style>
    <style:style style:name="P162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16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164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16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166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167" style:family="paragraph" style:parent-style-name="Frame_20_contents">
      <style:text-properties style:font-name="DejaVu Sans" officeooo:rsid="00bd0cdf" officeooo:paragraph-rsid="01ed803e"/>
    </style:style>
    <style:style style:name="P168" style:family="paragraph" style:parent-style-name="Frame_20_contents">
      <style:text-properties style:font-name="DejaVu Sans" officeooo:rsid="00bd0cdf" officeooo:paragraph-rsid="01edca68"/>
    </style:style>
    <style:style style:name="P169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70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71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72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73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P174" style:family="paragraph" style:parent-style-name="Standard">
      <style:text-properties style:font-name="DejaVu Sans" officeooo:rsid="00bd0cdf" officeooo:paragraph-rsid="01ed803e"/>
    </style:style>
    <style:style style:name="P175" style:family="paragraph" style:parent-style-name="Standard">
      <style:paragraph-properties fo:text-align="start" style:justify-single-word="false"/>
      <style:text-properties style:font-name="DejaVu Sans" officeooo:rsid="00bd0cdf" officeooo:paragraph-rsid="01f47977"/>
    </style:style>
    <style:style style:name="P176" style:family="paragraph" style:parent-style-name="Standard">
      <style:paragraph-properties fo:text-align="start" style:justify-single-word="false"/>
      <style:text-properties style:font-name="DejaVu Sans" officeooo:rsid="00bd0cdf" officeooo:paragraph-rsid="01f5a511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131f" style:font-size-asian="10pt" style:font-size-complex="10pt"/>
    </style:style>
    <style:style style:name="T46" style:family="text">
      <style:text-properties fo:color="#ff0000" style:font-name="Liberation Mono" fo:font-size="10pt" officeooo:rsid="02155faf" style:font-size-asian="10pt" style:font-size-complex="10pt"/>
    </style:style>
    <style:style style:name="T47" style:family="text">
      <style:text-properties fo:color="#ff0000" style:font-name="Liberation Mono" officeooo:rsid="00f449d6"/>
    </style:style>
    <style:style style:name="T48" style:family="text">
      <style:text-properties fo:color="#ff0000" style:font-name="Liberation Mono" officeooo:rsid="00f2ab72"/>
    </style:style>
    <style:style style:name="T49" style:family="text">
      <style:text-properties fo:color="#ff0000" fo:font-size="10pt" style:font-size-asian="10pt" style:font-size-complex="10pt"/>
    </style:style>
    <style:style style:name="T50" style:family="text">
      <style:text-properties fo:color="#ff0000" fo:font-size="10pt" officeooo:rsid="00cf9f13" style:font-size-asian="10pt" style:font-size-complex="10pt"/>
    </style:style>
    <style:style style:name="T51" style:family="text">
      <style:text-properties fo:color="#ff0000" fo:font-size="10pt" officeooo:rsid="0100c96e" style:font-size-asian="10pt" style:font-size-complex="10pt"/>
    </style:style>
    <style:style style:name="T52" style:family="text">
      <style:text-properties fo:color="#ff0000" fo:font-size="10pt" officeooo:rsid="00d39f3c" style:font-size-asian="10pt" style:font-size-complex="10pt"/>
    </style:style>
    <style:style style:name="T53" style:family="text">
      <style:text-properties fo:color="#ff0000" fo:font-size="10pt" officeooo:rsid="00eb8a88" style:font-size-asian="10pt" style:font-size-complex="10pt"/>
    </style:style>
    <style:style style:name="T54" style:family="text">
      <style:text-properties fo:color="#ff0000" fo:font-size="10pt" officeooo:rsid="00d970e4" style:font-size-asian="10pt" style:font-size-complex="10pt"/>
    </style:style>
    <style:style style:name="T55" style:family="text">
      <style:text-properties fo:color="#ff0000" fo:font-size="10pt" officeooo:rsid="00be5b6f" style:font-size-asian="10pt" style:font-size-complex="10pt"/>
    </style:style>
    <style:style style:name="T56" style:family="text">
      <style:text-properties fo:color="#ff0000" fo:font-size="10pt" officeooo:rsid="00cbd5e6" style:font-size-asian="10pt" style:font-size-complex="10pt"/>
    </style:style>
    <style:style style:name="T57" style:family="text">
      <style:text-properties fo:color="#ff0000" fo:font-size="10pt" officeooo:rsid="00bfb5fd" style:font-size-asian="10pt" style:font-size-complex="10pt"/>
    </style:style>
    <style:style style:name="T58" style:family="text">
      <style:text-properties fo:color="#ff0000" fo:font-size="10pt" officeooo:rsid="00bf360d" style:font-size-asian="10pt" style:font-size-complex="10pt"/>
    </style:style>
    <style:style style:name="T59" style:family="text">
      <style:text-properties fo:color="#ff0000" fo:font-size="10pt" officeooo:rsid="00eee1f3" style:font-size-asian="10pt" style:font-size-complex="10pt"/>
    </style:style>
    <style:style style:name="T60" style:family="text">
      <style:text-properties fo:color="#ff0000" fo:font-size="10pt" officeooo:rsid="00d591e4" style:font-size-asian="10pt" style:font-size-complex="10pt"/>
    </style:style>
    <style:style style:name="T61" style:family="text">
      <style:text-properties fo:color="#ff0000" fo:font-size="10pt" officeooo:rsid="00d3d659" style:font-size-asian="10pt" style:font-size-complex="10pt"/>
    </style:style>
    <style:style style:name="T62" style:family="text">
      <style:text-properties fo:color="#ff0000" fo:font-size="10pt" officeooo:rsid="013bc1b0" style:font-size-asian="10pt" style:font-size-complex="10pt"/>
    </style:style>
    <style:style style:name="T63" style:family="text">
      <style:text-properties fo:color="#ff0000" fo:font-size="10pt" officeooo:rsid="013ec469" style:font-size-asian="10pt" style:font-size-complex="10pt"/>
    </style:style>
    <style:style style:name="T64" style:family="text">
      <style:text-properties fo:color="#ff0000" fo:font-size="10pt" officeooo:rsid="01425252" style:font-size-asian="10pt" style:font-size-complex="10pt"/>
    </style:style>
    <style:style style:name="T65" style:family="text">
      <style:text-properties fo:color="#ff0000" fo:font-size="10pt" officeooo:rsid="016587ec" style:font-size-asian="10pt" style:font-size-complex="10pt"/>
    </style:style>
    <style:style style:name="T66" style:family="text">
      <style:text-properties fo:color="#ff0000" fo:font-size="10pt" officeooo:rsid="01670a77" style:font-size-asian="10pt" style:font-size-complex="10pt"/>
    </style:style>
    <style:style style:name="T67" style:family="text">
      <style:text-properties fo:color="#ff0000" fo:font-size="10pt" officeooo:rsid="00bd0cdf" style:font-size-asian="10pt" style:font-size-complex="10pt"/>
    </style:style>
    <style:style style:name="T68" style:family="text">
      <style:text-properties fo:color="#ff0000" fo:font-size="10pt" officeooo:rsid="01901e6d" style:font-size-asian="10pt" style:font-size-complex="10pt"/>
    </style:style>
    <style:style style:name="T69" style:family="text">
      <style:text-properties fo:color="#ff0000" fo:font-size="10pt" officeooo:rsid="00f2ab72" style:font-size-asian="10pt" style:font-size-complex="10pt"/>
    </style:style>
    <style:style style:name="T70" style:family="text">
      <style:text-properties fo:color="#008000" style:font-name="Liberation Mono" fo:font-size="10pt" officeooo:rsid="00f2ab72" style:font-size-asian="10pt" style:font-size-complex="10pt"/>
    </style:style>
    <style:style style:name="T71" style:family="text">
      <style:text-properties fo:color="#008000" style:font-name="Liberation Mono" fo:font-size="10pt" officeooo:rsid="00bfb5fd" style:font-size-asian="10pt" style:font-size-complex="10pt"/>
    </style:style>
    <style:style style:name="T72" style:family="text">
      <style:text-properties fo:color="#008000" style:font-name="Liberation Mono" fo:font-size="10pt" officeooo:rsid="00f4c7e5" style:font-size-asian="10pt" style:font-size-complex="10pt"/>
    </style:style>
    <style:style style:name="T73" style:family="text">
      <style:text-properties fo:color="#008000" style:font-name="Liberation Mono" fo:font-size="10pt" officeooo:rsid="00bf360d" style:font-size-asian="10pt" style:font-size-complex="10pt"/>
    </style:style>
    <style:style style:name="T74" style:family="text">
      <style:text-properties fo:color="#008000" style:font-name="Liberation Mono" fo:font-size="10pt" officeooo:rsid="0102e646" style:font-size-asian="10pt" style:font-size-complex="10pt"/>
    </style:style>
    <style:style style:name="T75" style:family="text">
      <style:text-properties fo:color="#008000" style:font-name="Liberation Mono" fo:font-size="10pt" officeooo:rsid="01066288" style:font-size-asian="10pt" style:font-size-complex="10pt"/>
    </style:style>
    <style:style style:name="T76" style:family="text">
      <style:text-properties fo:color="#008000" style:font-name="Liberation Mono" fo:font-size="10pt" officeooo:rsid="0119d056" style:font-size-asian="10pt" style:font-size-complex="10pt"/>
    </style:style>
    <style:style style:name="T77" style:family="text">
      <style:text-properties fo:color="#008000" style:font-name="Liberation Mono" fo:font-size="10pt" officeooo:rsid="011b3117" style:font-size-asian="10pt" style:font-size-complex="10pt"/>
    </style:style>
    <style:style style:name="T78" style:family="text">
      <style:text-properties fo:color="#008000" style:font-name="Liberation Mono" fo:font-size="10pt" officeooo:rsid="011c6233" style:font-size-asian="10pt" style:font-size-complex="10pt"/>
    </style:style>
    <style:style style:name="T79" style:family="text">
      <style:text-properties fo:color="#008000" style:font-name="Liberation Mono" fo:font-size="10pt" officeooo:rsid="00c8cd81" style:font-size-asian="10pt" style:font-size-complex="10pt"/>
    </style:style>
    <style:style style:name="T80" style:family="text">
      <style:text-properties fo:color="#008000" style:font-name="Liberation Mono" fo:font-size="10pt" officeooo:rsid="00f6af9d" style:font-size-asian="10pt" style:font-size-complex="10pt"/>
    </style:style>
    <style:style style:name="T81" style:family="text">
      <style:text-properties fo:color="#008000" style:font-name="Liberation Mono" fo:font-size="10pt" officeooo:rsid="013bc1b0" style:font-size-asian="10pt" style:font-size-complex="10pt"/>
    </style:style>
    <style:style style:name="T82" style:family="text">
      <style:text-properties fo:color="#008000" style:font-name="Liberation Mono" fo:font-size="10pt" officeooo:rsid="01462f5e" style:font-size-asian="10pt" style:font-size-complex="10pt"/>
    </style:style>
    <style:style style:name="T83" style:family="text">
      <style:text-properties fo:color="#008000" style:font-name="Liberation Mono" fo:font-size="10pt" officeooo:rsid="014bbe3d" style:font-size-asian="10pt" style:font-size-complex="10pt"/>
    </style:style>
    <style:style style:name="T84" style:family="text">
      <style:text-properties fo:color="#008000" style:font-name="Liberation Mono" fo:font-size="10pt" officeooo:rsid="0159ed8f" style:font-size-asian="10pt" style:font-size-complex="10pt"/>
    </style:style>
    <style:style style:name="T85" style:family="text">
      <style:text-properties fo:color="#008000" style:font-name="Liberation Mono" fo:font-size="10pt" officeooo:rsid="015b1b9a" style:font-size-asian="10pt" style:font-size-complex="10pt"/>
    </style:style>
    <style:style style:name="T86" style:family="text">
      <style:text-properties fo:color="#008000" style:font-name="Liberation Mono" fo:font-size="10pt" officeooo:rsid="015cfdf5" style:font-size-asian="10pt" style:font-size-complex="10pt"/>
    </style:style>
    <style:style style:name="T87" style:family="text">
      <style:text-properties fo:color="#008000" style:font-name="Liberation Mono" fo:font-size="10pt" officeooo:rsid="015d0a25" style:font-size-asian="10pt" style:font-size-complex="10pt"/>
    </style:style>
    <style:style style:name="T88" style:family="text">
      <style:text-properties fo:color="#008000" style:font-name="Liberation Mono" fo:font-size="10pt" officeooo:rsid="015e6e8b" style:font-size-asian="10pt" style:font-size-complex="10pt"/>
    </style:style>
    <style:style style:name="T89" style:family="text">
      <style:text-properties fo:color="#008000" style:font-name="Liberation Mono" fo:font-size="10pt" officeooo:rsid="01619f88" style:font-size-asian="10pt" style:font-size-complex="10pt"/>
    </style:style>
    <style:style style:name="T90" style:family="text">
      <style:text-properties fo:color="#008000" style:font-name="Liberation Mono" fo:font-size="10pt" officeooo:rsid="016bb135" style:font-size-asian="10pt" style:font-size-complex="10pt"/>
    </style:style>
    <style:style style:name="T91" style:family="text">
      <style:text-properties fo:color="#008000" style:font-name="Liberation Mono" fo:font-size="10pt" officeooo:rsid="016d9cfc" style:font-size-asian="10pt" style:font-size-complex="10pt"/>
    </style:style>
    <style:style style:name="T92" style:family="text">
      <style:text-properties fo:color="#008000" style:font-name="Liberation Mono" fo:font-size="10pt" officeooo:rsid="016debeb" style:font-size-asian="10pt" style:font-size-complex="10pt"/>
    </style:style>
    <style:style style:name="T93" style:family="text">
      <style:text-properties fo:color="#008000" style:font-name="Liberation Mono" fo:font-size="10pt" officeooo:rsid="016e243a" style:font-size-asian="10pt" style:font-size-complex="10pt"/>
    </style:style>
    <style:style style:name="T94" style:family="text">
      <style:text-properties fo:color="#008000" style:font-name="Liberation Mono" fo:font-size="10pt" officeooo:rsid="017021ac" style:font-size-asian="10pt" style:font-size-complex="10pt"/>
    </style:style>
    <style:style style:name="T95" style:family="text">
      <style:text-properties fo:color="#008000" style:font-name="Liberation Mono" fo:font-size="10pt" officeooo:rsid="017048bb" style:font-size-asian="10pt" style:font-size-complex="10pt"/>
    </style:style>
    <style:style style:name="T96" style:family="text">
      <style:text-properties fo:color="#008000" style:font-name="Liberation Mono" fo:font-size="10pt" officeooo:rsid="01728c84" style:font-size-asian="10pt" style:font-size-complex="10pt"/>
    </style:style>
    <style:style style:name="T97" style:family="text">
      <style:text-properties fo:color="#008000" style:font-name="Liberation Mono" fo:font-size="10pt" officeooo:rsid="01731ff3" style:font-size-asian="10pt" style:font-size-complex="10pt"/>
    </style:style>
    <style:style style:name="T98" style:family="text">
      <style:text-properties fo:color="#008000" style:font-name="Liberation Mono" fo:font-size="10pt" officeooo:rsid="0174a778" style:font-size-asian="10pt" style:font-size-complex="10pt"/>
    </style:style>
    <style:style style:name="T99" style:family="text">
      <style:text-properties fo:color="#008000" style:font-name="Liberation Mono" fo:font-size="10pt" officeooo:rsid="01785f31" style:font-size-asian="10pt" style:font-size-complex="10pt"/>
    </style:style>
    <style:style style:name="T100" style:family="text">
      <style:text-properties fo:color="#008000" style:font-name="Liberation Mono" fo:font-size="10pt" officeooo:rsid="0179b54d" style:font-size-asian="10pt" style:font-size-complex="10pt"/>
    </style:style>
    <style:style style:name="T101" style:family="text">
      <style:text-properties fo:color="#008000" style:font-name="Liberation Mono" fo:font-size="10pt" officeooo:rsid="0179c090" style:font-size-asian="10pt" style:font-size-complex="10pt"/>
    </style:style>
    <style:style style:name="T102" style:family="text">
      <style:text-properties fo:color="#008000" style:font-name="Liberation Mono" fo:font-size="10pt" officeooo:rsid="017ab3e6" style:font-size-asian="10pt" style:font-size-complex="10pt"/>
    </style:style>
    <style:style style:name="T103" style:family="text">
      <style:text-properties fo:color="#008000" style:font-name="Liberation Mono" fo:font-size="10pt" officeooo:rsid="017c2b2e" style:font-size-asian="10pt" style:font-size-complex="10pt"/>
    </style:style>
    <style:style style:name="T104" style:family="text">
      <style:text-properties fo:color="#008000" style:font-name="Liberation Mono" fo:font-size="10pt" officeooo:rsid="018076cb" style:font-size-asian="10pt" style:font-size-complex="10pt"/>
    </style:style>
    <style:style style:name="T105" style:family="text">
      <style:text-properties fo:color="#008000" style:font-name="Liberation Mono" fo:font-size="10pt" officeooo:rsid="0180826f" style:font-size-asian="10pt" style:font-size-complex="10pt"/>
    </style:style>
    <style:style style:name="T106" style:family="text">
      <style:text-properties fo:color="#008000" style:font-name="Liberation Mono" fo:font-size="10pt" officeooo:rsid="0181fed8" style:font-size-asian="10pt" style:font-size-complex="10pt"/>
    </style:style>
    <style:style style:name="T107" style:family="text">
      <style:text-properties fo:color="#008000" style:font-name="Liberation Mono" fo:font-size="10pt" officeooo:rsid="0184ce9a" style:font-size-asian="10pt" style:font-size-complex="10pt"/>
    </style:style>
    <style:style style:name="T108" style:family="text">
      <style:text-properties fo:color="#008000" style:font-name="Liberation Mono" fo:font-size="10pt" officeooo:rsid="0186074e" style:font-size-asian="10pt" style:font-size-complex="10pt"/>
    </style:style>
    <style:style style:name="T109" style:family="text">
      <style:text-properties fo:color="#008000" style:font-name="Liberation Mono" fo:font-size="10pt" officeooo:rsid="01877e32" style:font-size-asian="10pt" style:font-size-complex="10pt"/>
    </style:style>
    <style:style style:name="T110" style:family="text">
      <style:text-properties fo:color="#008000" style:font-name="Liberation Mono" fo:font-size="10pt" officeooo:rsid="01901e6d" style:font-size-asian="10pt" style:font-size-complex="10pt"/>
    </style:style>
    <style:style style:name="T111" style:family="text">
      <style:text-properties fo:color="#008000" style:font-name="Liberation Mono" fo:font-size="10pt" officeooo:rsid="01916f65" style:font-size-asian="10pt" style:font-size-complex="10pt"/>
    </style:style>
    <style:style style:name="T112" style:family="text">
      <style:text-properties fo:color="#008000" style:font-name="Liberation Mono" fo:font-size="10pt" officeooo:rsid="0193d85b" style:font-size-asian="10pt" style:font-size-complex="10pt"/>
    </style:style>
    <style:style style:name="T113" style:family="text">
      <style:text-properties fo:color="#008000" style:font-name="Liberation Mono" fo:font-size="10pt" officeooo:rsid="01963e6e" style:font-size-asian="10pt" style:font-size-complex="10pt"/>
    </style:style>
    <style:style style:name="T114" style:family="text">
      <style:text-properties fo:color="#008000" style:font-name="Liberation Mono" fo:font-size="10pt" officeooo:rsid="01970c7f" style:font-size-asian="10pt" style:font-size-complex="10pt"/>
    </style:style>
    <style:style style:name="T115" style:family="text">
      <style:text-properties fo:color="#008000" style:font-name="Liberation Mono" fo:font-size="10pt" officeooo:rsid="0197cd08" style:font-size-asian="10pt" style:font-size-complex="10pt"/>
    </style:style>
    <style:style style:name="T116" style:family="text">
      <style:text-properties fo:color="#008000" style:font-name="Liberation Mono" fo:font-size="10pt" officeooo:rsid="0199ded7" style:font-size-asian="10pt" style:font-size-complex="10pt"/>
    </style:style>
    <style:style style:name="T117" style:family="text">
      <style:text-properties fo:color="#008000" style:font-name="Liberation Mono" fo:font-size="10pt" officeooo:rsid="019d276c" style:font-size-asian="10pt" style:font-size-complex="10pt"/>
    </style:style>
    <style:style style:name="T118" style:family="text">
      <style:text-properties fo:color="#008000" style:font-name="Liberation Mono" fo:font-size="10pt" officeooo:rsid="01a26d09" style:font-size-asian="10pt" style:font-size-complex="10pt"/>
    </style:style>
    <style:style style:name="T119" style:family="text">
      <style:text-properties fo:color="#008000" style:font-name="Liberation Mono" fo:font-size="10pt" officeooo:rsid="01a43ca2" style:font-size-asian="10pt" style:font-size-complex="10pt"/>
    </style:style>
    <style:style style:name="T120" style:family="text">
      <style:text-properties fo:color="#008000" style:font-name="Liberation Mono" fo:font-size="10pt" officeooo:rsid="01a6cd47" style:font-size-asian="10pt" style:font-size-complex="10pt"/>
    </style:style>
    <style:style style:name="T121" style:family="text">
      <style:text-properties fo:color="#008000" style:font-name="Liberation Mono" fo:font-size="10pt" officeooo:rsid="01a812f0" style:font-size-asian="10pt" style:font-size-complex="10pt"/>
    </style:style>
    <style:style style:name="T122" style:family="text">
      <style:text-properties fo:color="#008000" style:font-name="Liberation Mono" fo:font-size="10pt" officeooo:rsid="01a9fbcc" style:font-size-asian="10pt" style:font-size-complex="10pt"/>
    </style:style>
    <style:style style:name="T123" style:family="text">
      <style:text-properties fo:color="#008000" style:font-name="Liberation Mono" fo:font-size="10pt" officeooo:rsid="01aaf369" style:font-size-asian="10pt" style:font-size-complex="10pt"/>
    </style:style>
    <style:style style:name="T124" style:family="text">
      <style:text-properties fo:color="#008000" style:font-name="Liberation Mono" fo:font-size="10pt" officeooo:rsid="01ab1626" style:font-size-asian="10pt" style:font-size-complex="10pt"/>
    </style:style>
    <style:style style:name="T125" style:family="text">
      <style:text-properties fo:color="#008000" style:font-name="Liberation Mono" fo:font-size="10pt" officeooo:rsid="01abef30" style:font-size-asian="10pt" style:font-size-complex="10pt"/>
    </style:style>
    <style:style style:name="T126" style:family="text">
      <style:text-properties fo:color="#008000" style:font-name="Liberation Mono" fo:font-size="10pt" officeooo:rsid="01ad594b" style:font-size-asian="10pt" style:font-size-complex="10pt"/>
    </style:style>
    <style:style style:name="T127" style:family="text">
      <style:text-properties fo:color="#008000" style:font-name="Liberation Mono" fo:font-size="10pt" officeooo:rsid="01aee52f" style:font-size-asian="10pt" style:font-size-complex="10pt"/>
    </style:style>
    <style:style style:name="T128" style:family="text">
      <style:text-properties fo:color="#008000" style:font-name="Liberation Mono" fo:font-size="10pt" officeooo:rsid="01af9532" style:font-size-asian="10pt" style:font-size-complex="10pt"/>
    </style:style>
    <style:style style:name="T129" style:family="text">
      <style:text-properties fo:color="#008000" style:font-name="Liberation Mono" fo:font-size="10pt" officeooo:rsid="01b0f7ec" style:font-size-asian="10pt" style:font-size-complex="10pt"/>
    </style:style>
    <style:style style:name="T130" style:family="text">
      <style:text-properties fo:color="#008000" style:font-name="Liberation Mono" fo:font-size="10pt" officeooo:rsid="01b2b109" style:font-size-asian="10pt" style:font-size-complex="10pt"/>
    </style:style>
    <style:style style:name="T131" style:family="text">
      <style:text-properties fo:color="#008000" style:font-name="Liberation Mono" fo:font-size="10pt" officeooo:rsid="01b32d31" style:font-size-asian="10pt" style:font-size-complex="10pt"/>
    </style:style>
    <style:style style:name="T132" style:family="text">
      <style:text-properties fo:color="#008000" style:font-name="Liberation Mono" fo:font-size="10pt" officeooo:rsid="01b405bb" style:font-size-asian="10pt" style:font-size-complex="10pt"/>
    </style:style>
    <style:style style:name="T133" style:family="text">
      <style:text-properties fo:color="#008000" style:font-name="Liberation Mono" fo:font-size="10pt" officeooo:rsid="01b47064" style:font-size-asian="10pt" style:font-size-complex="10pt"/>
    </style:style>
    <style:style style:name="T134" style:family="text">
      <style:text-properties fo:color="#008000" style:font-name="Liberation Mono" fo:font-size="10pt" officeooo:rsid="01b74109" style:font-size-asian="10pt" style:font-size-complex="10pt"/>
    </style:style>
    <style:style style:name="T135" style:family="text">
      <style:text-properties fo:color="#008000" style:font-name="Liberation Mono" fo:font-size="10pt" officeooo:rsid="01b7d496" style:font-size-asian="10pt" style:font-size-complex="10pt"/>
    </style:style>
    <style:style style:name="T136" style:family="text">
      <style:text-properties fo:color="#008000" style:font-name="Liberation Mono" fo:font-size="10pt" officeooo:rsid="01b84b10" style:font-size-asian="10pt" style:font-size-complex="10pt"/>
    </style:style>
    <style:style style:name="T137" style:family="text">
      <style:text-properties fo:color="#008000" style:font-name="Liberation Mono" fo:font-size="10pt" officeooo:rsid="01b8d103" style:font-size-asian="10pt" style:font-size-complex="10pt"/>
    </style:style>
    <style:style style:name="T138" style:family="text">
      <style:text-properties fo:color="#008000" style:font-name="Liberation Mono" fo:font-size="10pt" officeooo:rsid="01ba4a90" style:font-size-asian="10pt" style:font-size-complex="10pt"/>
    </style:style>
    <style:style style:name="T139" style:family="text">
      <style:text-properties fo:color="#008000" style:font-name="Liberation Mono" fo:font-size="10pt" officeooo:rsid="01baab8e" style:font-size-asian="10pt" style:font-size-complex="10pt"/>
    </style:style>
    <style:style style:name="T140" style:family="text">
      <style:text-properties fo:color="#008000" style:font-name="Liberation Mono" fo:font-size="10pt" officeooo:rsid="01be167d" style:font-size-asian="10pt" style:font-size-complex="10pt"/>
    </style:style>
    <style:style style:name="T141" style:family="text">
      <style:text-properties fo:color="#008000" style:font-name="Liberation Mono" fo:font-size="10pt" officeooo:rsid="01bf0ced" style:font-size-asian="10pt" style:font-size-complex="10pt"/>
    </style:style>
    <style:style style:name="T142" style:family="text">
      <style:text-properties fo:color="#008000" style:font-name="Liberation Mono" fo:font-size="10pt" officeooo:rsid="01c0b498" style:font-size-asian="10pt" style:font-size-complex="10pt"/>
    </style:style>
    <style:style style:name="T143" style:family="text">
      <style:text-properties fo:color="#008000" style:font-name="Liberation Mono" fo:font-size="10pt" officeooo:rsid="01c0f8b0" style:font-size-asian="10pt" style:font-size-complex="10pt"/>
    </style:style>
    <style:style style:name="T144" style:family="text">
      <style:text-properties fo:color="#008000" style:font-name="Liberation Mono" fo:font-size="10pt" officeooo:rsid="01c2441f" style:font-size-asian="10pt" style:font-size-complex="10pt"/>
    </style:style>
    <style:style style:name="T145" style:family="text">
      <style:text-properties fo:color="#008000" style:font-name="Liberation Mono" fo:font-size="10pt" officeooo:rsid="01c3bc1f" style:font-size-asian="10pt" style:font-size-complex="10pt"/>
    </style:style>
    <style:style style:name="T146" style:family="text">
      <style:text-properties fo:color="#008000" style:font-name="Liberation Mono" fo:font-size="10pt" officeooo:rsid="01c4c1a2" style:font-size-asian="10pt" style:font-size-complex="10pt"/>
    </style:style>
    <style:style style:name="T147" style:family="text">
      <style:text-properties fo:color="#008000" style:font-name="Liberation Mono" fo:font-size="10pt" officeooo:rsid="01c66179" style:font-size-asian="10pt" style:font-size-complex="10pt"/>
    </style:style>
    <style:style style:name="T148" style:family="text">
      <style:text-properties fo:color="#008000" style:font-name="Liberation Mono" fo:font-size="10pt" officeooo:rsid="01c86003" style:font-size-asian="10pt" style:font-size-complex="10pt"/>
    </style:style>
    <style:style style:name="T149" style:family="text">
      <style:text-properties fo:color="#008000" style:font-name="Liberation Mono" fo:font-size="10pt" officeooo:rsid="01c94dc9" style:font-size-asian="10pt" style:font-size-complex="10pt"/>
    </style:style>
    <style:style style:name="T150" style:family="text">
      <style:text-properties fo:color="#008000" style:font-name="Liberation Mono" fo:font-size="10pt" officeooo:rsid="01d474d0" style:font-size-asian="10pt" style:font-size-complex="10pt"/>
    </style:style>
    <style:style style:name="T151" style:family="text">
      <style:text-properties fo:color="#008000" style:font-name="Liberation Mono" fo:font-size="10pt" officeooo:rsid="01d5d6a9" style:font-size-asian="10pt" style:font-size-complex="10pt"/>
    </style:style>
    <style:style style:name="T152" style:family="text">
      <style:text-properties fo:color="#008000" style:font-name="Liberation Mono" fo:font-size="10pt" officeooo:rsid="01d66700" style:font-size-asian="10pt" style:font-size-complex="10pt"/>
    </style:style>
    <style:style style:name="T153" style:family="text">
      <style:text-properties fo:color="#008000" style:font-name="Liberation Mono" fo:font-size="10pt" officeooo:rsid="01d7feea" style:font-size-asian="10pt" style:font-size-complex="10pt"/>
    </style:style>
    <style:style style:name="T154" style:family="text">
      <style:text-properties fo:color="#008000" style:font-name="Liberation Mono" fo:font-size="10pt" officeooo:rsid="01d9b2d1" style:font-size-asian="10pt" style:font-size-complex="10pt"/>
    </style:style>
    <style:style style:name="T155" style:family="text">
      <style:text-properties fo:color="#008000" style:font-name="Liberation Mono" fo:font-size="10pt" officeooo:rsid="01dae598" style:font-size-asian="10pt" style:font-size-complex="10pt"/>
    </style:style>
    <style:style style:name="T156" style:family="text">
      <style:text-properties fo:color="#008000" style:font-name="Liberation Mono" fo:font-size="10pt" officeooo:rsid="01e30214" style:font-size-asian="10pt" style:font-size-complex="10pt"/>
    </style:style>
    <style:style style:name="T157" style:family="text">
      <style:text-properties fo:color="#008000" style:font-name="Liberation Mono" fo:font-size="10pt" officeooo:rsid="01e5bdb4" style:font-size-asian="10pt" style:font-size-complex="10pt"/>
    </style:style>
    <style:style style:name="T158" style:family="text">
      <style:text-properties fo:color="#008000" style:font-name="Liberation Mono" fo:font-size="10pt" officeooo:rsid="01e65d06" style:font-size-asian="10pt" style:font-size-complex="10pt"/>
    </style:style>
    <style:style style:name="T159" style:family="text">
      <style:text-properties fo:color="#008000" style:font-name="Liberation Mono" fo:font-size="10pt" officeooo:rsid="01e81bee" style:font-size-asian="10pt" style:font-size-complex="10pt"/>
    </style:style>
    <style:style style:name="T160" style:family="text">
      <style:text-properties fo:color="#008000" style:font-name="Liberation Mono" fo:font-size="10pt" officeooo:rsid="01e96c8f" style:font-size-asian="10pt" style:font-size-complex="10pt"/>
    </style:style>
    <style:style style:name="T161" style:family="text">
      <style:text-properties fo:color="#008000" style:font-name="Liberation Mono" fo:font-size="10pt" officeooo:rsid="01ea1044" style:font-size-asian="10pt" style:font-size-complex="10pt"/>
    </style:style>
    <style:style style:name="T162" style:family="text">
      <style:text-properties fo:color="#008000" style:font-name="Liberation Mono" fo:font-size="10pt" officeooo:rsid="01f12046" style:font-size-asian="10pt" style:font-size-complex="10pt"/>
    </style:style>
    <style:style style:name="T163" style:family="text">
      <style:text-properties fo:color="#008000" style:font-name="Liberation Mono" fo:font-size="10pt" officeooo:rsid="01f38523" style:font-size-asian="10pt" style:font-size-complex="10pt"/>
    </style:style>
    <style:style style:name="T164" style:family="text">
      <style:text-properties fo:color="#008000" style:font-name="Liberation Mono" fo:font-size="10pt" officeooo:rsid="01f47977" style:font-size-asian="10pt" style:font-size-complex="10pt"/>
    </style:style>
    <style:style style:name="T165" style:family="text">
      <style:text-properties fo:color="#008000" style:font-name="Liberation Mono" fo:font-size="10pt" officeooo:rsid="01f5a511" style:font-size-asian="10pt" style:font-size-complex="10pt"/>
    </style:style>
    <style:style style:name="T166" style:family="text">
      <style:text-properties fo:color="#008000" style:font-name="Liberation Mono" fo:font-size="10pt" officeooo:rsid="01f6ead1" style:font-size-asian="10pt" style:font-size-complex="10pt"/>
    </style:style>
    <style:style style:name="T167" style:family="text">
      <style:text-properties fo:color="#008000" style:font-name="Liberation Mono" fo:font-size="10pt" officeooo:rsid="01f88a56" style:font-size-asian="10pt" style:font-size-complex="10pt"/>
    </style:style>
    <style:style style:name="T168" style:family="text">
      <style:text-properties fo:color="#008000" style:font-name="Liberation Mono" fo:font-size="10pt" officeooo:rsid="01fa93c2" style:font-size-asian="10pt" style:font-size-complex="10pt"/>
    </style:style>
    <style:style style:name="T169" style:family="text">
      <style:text-properties fo:color="#008000" style:font-name="Liberation Mono" fo:font-size="10pt" officeooo:rsid="01fd6f34" style:font-size-asian="10pt" style:font-size-complex="10pt"/>
    </style:style>
    <style:style style:name="T170" style:family="text">
      <style:text-properties fo:color="#008000" style:font-name="Liberation Mono" fo:font-size="10pt" officeooo:rsid="01fd8f9e" style:font-size-asian="10pt" style:font-size-complex="10pt"/>
    </style:style>
    <style:style style:name="T171" style:family="text">
      <style:text-properties fo:color="#008000" style:font-name="Liberation Mono" fo:font-size="10pt" officeooo:rsid="01fe1718" style:font-size-asian="10pt" style:font-size-complex="10pt"/>
    </style:style>
    <style:style style:name="T172" style:family="text">
      <style:text-properties fo:color="#008000" style:font-name="Liberation Mono" fo:font-size="10pt" officeooo:rsid="02003941" style:font-size-asian="10pt" style:font-size-complex="10pt"/>
    </style:style>
    <style:style style:name="T173" style:family="text">
      <style:text-properties fo:color="#008000" style:font-name="Liberation Mono" fo:font-size="10pt" officeooo:rsid="02020f69" style:font-size-asian="10pt" style:font-size-complex="10pt"/>
    </style:style>
    <style:style style:name="T174" style:family="text">
      <style:text-properties fo:color="#008000" style:font-name="Liberation Mono" fo:font-size="10pt" officeooo:rsid="02035951" style:font-size-asian="10pt" style:font-size-complex="10pt"/>
    </style:style>
    <style:style style:name="T175" style:family="text">
      <style:text-properties fo:color="#008000" style:font-name="Liberation Mono" fo:font-size="10pt" officeooo:rsid="02059f52" style:font-size-asian="10pt" style:font-size-complex="10pt"/>
    </style:style>
    <style:style style:name="T176" style:family="text">
      <style:text-properties fo:color="#008000" style:font-name="Liberation Mono" fo:font-size="10pt" officeooo:rsid="02064a38" style:font-size-asian="10pt" style:font-size-complex="10pt"/>
    </style:style>
    <style:style style:name="T177" style:family="text">
      <style:text-properties fo:color="#008000" style:font-name="Liberation Mono" fo:font-size="10pt" officeooo:rsid="020818ee" style:font-size-asian="10pt" style:font-size-complex="10pt"/>
    </style:style>
    <style:style style:name="T178" style:family="text">
      <style:text-properties fo:color="#008000" style:font-name="Liberation Mono" fo:font-size="10pt" officeooo:rsid="0209e1c6" style:font-size-asian="10pt" style:font-size-complex="10pt"/>
    </style:style>
    <style:style style:name="T179" style:family="text">
      <style:text-properties fo:color="#008000" style:font-name="Liberation Mono" fo:font-size="10pt" officeooo:rsid="020bb32f" style:font-size-asian="10pt" style:font-size-complex="10pt"/>
    </style:style>
    <style:style style:name="T180" style:family="text">
      <style:text-properties fo:color="#008000" style:font-name="Liberation Mono" fo:font-size="10pt" officeooo:rsid="020e7862" style:font-size-asian="10pt" style:font-size-complex="10pt"/>
    </style:style>
    <style:style style:name="T181" style:family="text">
      <style:text-properties fo:color="#008000" style:font-name="Liberation Mono" fo:font-size="10pt" officeooo:rsid="0210a87c" style:font-size-asian="10pt" style:font-size-complex="10pt"/>
    </style:style>
    <style:style style:name="T182" style:family="text">
      <style:text-properties fo:color="#008000" style:font-name="Liberation Mono" fo:font-size="10pt" officeooo:rsid="0211f363" style:font-size-asian="10pt" style:font-size-complex="10pt"/>
    </style:style>
    <style:style style:name="T183" style:family="text">
      <style:text-properties fo:color="#008000" style:font-name="Liberation Mono" fo:font-size="10pt" officeooo:rsid="0212b551" style:font-size-asian="10pt" style:font-size-complex="10pt"/>
    </style:style>
    <style:style style:name="T184" style:family="text">
      <style:text-properties fo:color="#008000" style:font-name="Liberation Mono" fo:font-size="10pt" officeooo:rsid="0214aea9" style:font-size-asian="10pt" style:font-size-complex="10pt"/>
    </style:style>
    <style:style style:name="T185" style:family="text">
      <style:text-properties fo:color="#008000" style:font-name="Liberation Mono" fo:font-size="10pt" officeooo:rsid="0215131f" style:font-size-asian="10pt" style:font-size-complex="10pt"/>
    </style:style>
    <style:style style:name="T186" style:family="text">
      <style:text-properties fo:color="#008000" style:font-name="Liberation Mono" fo:font-size="10pt" officeooo:rsid="02180c14" style:font-size-asian="10pt" style:font-size-complex="10pt"/>
    </style:style>
    <style:style style:name="T187" style:family="text">
      <style:text-properties fo:color="#008000" style:font-name="Liberation Mono" fo:font-size="10pt" officeooo:rsid="0218d675" style:font-size-asian="10pt" style:font-size-complex="10pt"/>
    </style:style>
    <style:style style:name="T188" style:family="text">
      <style:text-properties fo:color="#008000" style:font-name="Liberation Mono" fo:font-size="10pt" officeooo:rsid="0218f1a3" style:font-size-asian="10pt" style:font-size-complex="10pt"/>
    </style:style>
    <style:style style:name="T189" style:family="text">
      <style:text-properties fo:color="#008000" style:font-name="Liberation Mono" officeooo:rsid="00f449d6"/>
    </style:style>
    <style:style style:name="T190" style:family="text">
      <style:text-properties fo:color="#008000" style:font-name="Liberation Mono" officeooo:rsid="011f468d"/>
    </style:style>
    <style:style style:name="T191" style:family="text">
      <style:text-properties fo:color="#008000" fo:font-size="10pt" style:font-size-asian="10pt" style:font-size-complex="10pt"/>
    </style:style>
    <style:style style:name="T192" style:family="text">
      <style:text-properties fo:color="#008000" fo:font-size="10pt" officeooo:rsid="00cf9f13" style:font-size-asian="10pt" style:font-size-complex="10pt"/>
    </style:style>
    <style:style style:name="T193" style:family="text">
      <style:text-properties fo:color="#008000" fo:font-size="10pt" officeooo:rsid="00d39f3c" style:font-size-asian="10pt" style:font-size-complex="10pt"/>
    </style:style>
    <style:style style:name="T194" style:family="text">
      <style:text-properties fo:color="#008000" fo:font-size="10pt" officeooo:rsid="00de7a06" style:font-size-asian="10pt" style:font-size-complex="10pt"/>
    </style:style>
    <style:style style:name="T195" style:family="text">
      <style:text-properties fo:color="#008000" fo:font-size="10pt" officeooo:rsid="0107f21d" style:font-size-asian="10pt" style:font-size-complex="10pt"/>
    </style:style>
    <style:style style:name="T196" style:family="text">
      <style:text-properties fo:color="#008000" fo:font-size="10pt" officeooo:rsid="0114cfb8" style:font-size-asian="10pt" style:font-size-complex="10pt"/>
    </style:style>
    <style:style style:name="T197" style:family="text">
      <style:text-properties fo:color="#008000" fo:font-size="10pt" officeooo:rsid="01095478" style:font-size-asian="10pt" style:font-size-complex="10pt"/>
    </style:style>
    <style:style style:name="T198" style:family="text">
      <style:text-properties fo:color="#008000" fo:font-size="10pt" officeooo:rsid="010adafb" style:font-size-asian="10pt" style:font-size-complex="10pt"/>
    </style:style>
    <style:style style:name="T199" style:family="text">
      <style:text-properties fo:color="#008000" fo:font-size="10pt" officeooo:rsid="00c8cd81" style:font-size-asian="10pt" style:font-size-complex="10pt"/>
    </style:style>
    <style:style style:name="T200" style:family="text">
      <style:text-properties fo:color="#008000" fo:font-size="10pt" officeooo:rsid="01298e74" style:font-size-asian="10pt" style:font-size-complex="10pt"/>
    </style:style>
    <style:style style:name="T201" style:family="text">
      <style:text-properties fo:color="#008000" fo:font-size="10pt" officeooo:rsid="00bf360d" style:font-size-asian="10pt" style:font-size-complex="10pt"/>
    </style:style>
    <style:style style:name="T202" style:family="text">
      <style:text-properties fo:color="#008000" fo:font-size="10pt" officeooo:rsid="0115930e" style:font-size-asian="10pt" style:font-size-complex="10pt"/>
    </style:style>
    <style:style style:name="T203" style:family="text">
      <style:text-properties fo:color="#008000" fo:font-size="10pt" officeooo:rsid="01333c05" style:font-size-asian="10pt" style:font-size-complex="10pt"/>
    </style:style>
    <style:style style:name="T204" style:family="text">
      <style:text-properties fo:color="#008000" fo:font-size="10pt" officeooo:rsid="01340af5" style:font-size-asian="10pt" style:font-size-complex="10pt"/>
    </style:style>
    <style:style style:name="T205" style:family="text">
      <style:text-properties fo:color="#008000" fo:font-size="10pt" officeooo:rsid="0102e646" style:font-size-asian="10pt" style:font-size-complex="10pt"/>
    </style:style>
    <style:style style:name="T206" style:family="text">
      <style:text-properties fo:color="#008000" fo:font-size="10pt" officeooo:rsid="00edef3c" style:font-size-asian="10pt" style:font-size-complex="10pt"/>
    </style:style>
    <style:style style:name="T207" style:family="text">
      <style:text-properties fo:color="#008000" fo:font-size="10pt" officeooo:rsid="00bfb5fd" style:font-size-asian="10pt" style:font-size-complex="10pt"/>
    </style:style>
    <style:style style:name="T208" style:family="text">
      <style:text-properties fo:color="#008000" fo:font-size="10pt" officeooo:rsid="012c2263" style:font-size-asian="10pt" style:font-size-complex="10pt"/>
    </style:style>
    <style:style style:name="T209" style:family="text">
      <style:text-properties fo:color="#008000" fo:font-size="10pt" officeooo:rsid="012e2f62" style:font-size-asian="10pt" style:font-size-complex="10pt"/>
    </style:style>
    <style:style style:name="T210" style:family="text">
      <style:text-properties fo:color="#008000" fo:font-size="10pt" officeooo:rsid="01314c65" style:font-size-asian="10pt" style:font-size-complex="10pt"/>
    </style:style>
    <style:style style:name="T211" style:family="text">
      <style:text-properties fo:color="#008000" fo:font-size="10pt" officeooo:rsid="012fbae5" style:font-size-asian="10pt" style:font-size-complex="10pt"/>
    </style:style>
    <style:style style:name="T212" style:family="text">
      <style:text-properties fo:color="#008000" fo:font-size="10pt" officeooo:rsid="0131671d" style:font-size-asian="10pt" style:font-size-complex="10pt"/>
    </style:style>
    <style:style style:name="T213" style:family="text">
      <style:text-properties fo:color="#008000" fo:font-size="10pt" officeooo:rsid="01066288" style:font-size-asian="10pt" style:font-size-complex="10pt"/>
    </style:style>
    <style:style style:name="T214" style:family="text">
      <style:text-properties fo:color="#008000" fo:font-size="10pt" officeooo:rsid="0119d056" style:font-size-asian="10pt" style:font-size-complex="10pt"/>
    </style:style>
    <style:style style:name="T215" style:family="text">
      <style:text-properties fo:color="#008000" fo:font-size="10pt" officeooo:rsid="010b89be" style:font-size-asian="10pt" style:font-size-complex="10pt"/>
    </style:style>
    <style:style style:name="T216" style:family="text">
      <style:text-properties fo:color="#008000" fo:font-size="10pt" officeooo:rsid="0125ee8d" style:font-size-asian="10pt" style:font-size-complex="10pt"/>
    </style:style>
    <style:style style:name="T217" style:family="text">
      <style:text-properties fo:color="#008000" fo:font-size="10pt" officeooo:rsid="011488b6" style:font-size-asian="10pt" style:font-size-complex="10pt"/>
    </style:style>
    <style:style style:name="T218" style:family="text">
      <style:text-properties fo:color="#008000" fo:font-size="10pt" officeooo:rsid="0113b2c9" style:font-size-asian="10pt" style:font-size-complex="10pt"/>
    </style:style>
    <style:style style:name="T219" style:family="text">
      <style:text-properties fo:color="#008000" fo:font-size="10pt" officeooo:rsid="01244b1d" style:font-size-asian="10pt" style:font-size-complex="10pt"/>
    </style:style>
    <style:style style:name="T220" style:family="text">
      <style:text-properties fo:color="#008000" fo:font-size="10pt" officeooo:rsid="0123b33a" style:font-size-asian="10pt" style:font-size-complex="10pt"/>
    </style:style>
    <style:style style:name="T221" style:family="text">
      <style:text-properties fo:color="#008000" fo:font-size="10pt" officeooo:rsid="0127c85f" style:font-size-asian="10pt" style:font-size-complex="10pt"/>
    </style:style>
    <style:style style:name="T222" style:family="text">
      <style:text-properties fo:color="#008000" fo:font-size="10pt" officeooo:rsid="01208aa6" style:font-size-asian="10pt" style:font-size-complex="10pt"/>
    </style:style>
    <style:style style:name="T223" style:family="text">
      <style:text-properties fo:color="#008000" fo:font-size="10pt" officeooo:rsid="00d3d659" style:font-size-asian="10pt" style:font-size-complex="10pt"/>
    </style:style>
    <style:style style:name="T224" style:family="text">
      <style:text-properties fo:color="#008000" fo:font-size="10pt" officeooo:rsid="00ff24b1" style:font-size-asian="10pt" style:font-size-complex="10pt"/>
    </style:style>
    <style:style style:name="T225" style:family="text">
      <style:text-properties fo:color="#008000" fo:font-size="10pt" officeooo:rsid="01358954" style:font-size-asian="10pt" style:font-size-complex="10pt"/>
    </style:style>
    <style:style style:name="T226" style:family="text">
      <style:text-properties fo:color="#008000" fo:font-size="10pt" officeooo:rsid="00be5b6f" style:font-size-asian="10pt" style:font-size-complex="10pt"/>
    </style:style>
    <style:style style:name="T227" style:family="text">
      <style:text-properties fo:color="#008000" fo:font-size="10pt" officeooo:rsid="014ebb75" style:font-size-asian="10pt" style:font-size-complex="10pt"/>
    </style:style>
    <style:style style:name="T228" style:family="text">
      <style:text-properties fo:color="#008000" fo:font-size="10pt" officeooo:rsid="01507c1d" style:font-size-asian="10pt" style:font-size-complex="10pt"/>
    </style:style>
    <style:style style:name="T229" style:family="text">
      <style:text-properties fo:color="#008000" fo:font-size="10pt" officeooo:rsid="0150d685" style:font-size-asian="10pt" style:font-size-complex="10pt"/>
    </style:style>
    <style:style style:name="T230" style:family="text">
      <style:text-properties fo:color="#008000" fo:font-size="10pt" officeooo:rsid="01514a86" style:font-size-asian="10pt" style:font-size-complex="10pt"/>
    </style:style>
    <style:style style:name="T231" style:family="text">
      <style:text-properties fo:color="#008000" fo:font-size="10pt" officeooo:rsid="0155f402" style:font-size-asian="10pt" style:font-size-complex="10pt"/>
    </style:style>
    <style:style style:name="T232" style:family="text">
      <style:text-properties fo:color="#008000" fo:font-size="10pt" officeooo:rsid="0161c9e6" style:font-size-asian="10pt" style:font-size-complex="10pt"/>
    </style:style>
    <style:style style:name="T233" style:family="text">
      <style:text-properties fo:color="#008000" fo:font-size="10pt" officeooo:rsid="0161cfd3" style:font-size-asian="10pt" style:font-size-complex="10pt"/>
    </style:style>
    <style:style style:name="T234" style:family="text">
      <style:text-properties fo:color="#008000" fo:font-size="10pt" officeooo:rsid="01677de5" style:font-size-asian="10pt" style:font-size-complex="10pt"/>
    </style:style>
    <style:style style:name="T235" style:family="text">
      <style:text-properties fo:color="#008000" fo:font-size="10pt" officeooo:rsid="01692468" style:font-size-asian="10pt" style:font-size-complex="10pt"/>
    </style:style>
    <style:style style:name="T236" style:family="text">
      <style:text-properties fo:color="#008000" fo:font-size="10pt" officeooo:rsid="016b8b9a" style:font-size-asian="10pt" style:font-size-complex="10pt"/>
    </style:style>
    <style:style style:name="T237" style:family="text">
      <style:text-properties fo:color="#008000" fo:font-size="10pt" officeooo:rsid="016b9807" style:font-size-asian="10pt" style:font-size-complex="10pt"/>
    </style:style>
    <style:style style:name="T238" style:family="text">
      <style:text-properties fo:color="#008000" fo:font-size="10pt" officeooo:rsid="013ec469" style:font-size-asian="10pt" style:font-size-complex="10pt"/>
    </style:style>
    <style:style style:name="T239" style:family="text">
      <style:text-properties fo:color="#008000" fo:font-size="10pt" officeooo:rsid="01728c84" style:font-size-asian="10pt" style:font-size-complex="10pt"/>
    </style:style>
    <style:style style:name="T240" style:family="text">
      <style:text-properties fo:color="#008000" fo:font-size="10pt" officeooo:rsid="017ab3e6" style:font-size-asian="10pt" style:font-size-complex="10pt"/>
    </style:style>
    <style:style style:name="T241" style:family="text">
      <style:text-properties fo:color="#008000" fo:font-size="10pt" officeooo:rsid="017c2b2e" style:font-size-asian="10pt" style:font-size-complex="10pt"/>
    </style:style>
    <style:style style:name="T242" style:family="text">
      <style:text-properties fo:color="#008000" fo:font-size="10pt" officeooo:rsid="018af1cc" style:font-size-asian="10pt" style:font-size-complex="10pt"/>
    </style:style>
    <style:style style:name="T243" style:family="text">
      <style:text-properties fo:color="#008000" fo:font-size="10pt" officeooo:rsid="00cdbeee" style:font-size-asian="10pt" style:font-size-complex="10pt"/>
    </style:style>
    <style:style style:name="T244" style:family="text">
      <style:text-properties fo:color="#008000" fo:font-size="10pt" officeooo:rsid="016587ec" style:font-size-asian="10pt" style:font-size-complex="10pt"/>
    </style:style>
    <style:style style:name="T245" style:family="text">
      <style:text-properties fo:color="#008000" fo:font-size="10pt" officeooo:rsid="01af9532" style:font-size-asian="10pt" style:font-size-complex="10pt"/>
    </style:style>
    <style:style style:name="T246" style:family="text">
      <style:text-properties fo:color="#008000" fo:font-size="10pt" officeooo:rsid="01de4a34" style:font-size-asian="10pt" style:font-size-complex="10pt"/>
    </style:style>
    <style:style style:name="T247" style:family="text">
      <style:text-properties fo:color="#008000" fo:font-size="10pt" officeooo:rsid="01dea531" style:font-size-asian="10pt" style:font-size-complex="10pt"/>
    </style:style>
    <style:style style:name="T248" style:family="text">
      <style:text-properties fo:color="#008000" fo:font-size="10pt" officeooo:rsid="01e1df81" style:font-size-asian="10pt" style:font-size-complex="10pt"/>
    </style:style>
    <style:style style:name="T249" style:family="text">
      <style:text-properties fo:color="#008000" fo:font-size="10pt" officeooo:rsid="01e5bdb4" style:font-size-asian="10pt" style:font-size-complex="10pt"/>
    </style:style>
    <style:style style:name="T250" style:family="text">
      <style:text-properties fo:color="#008000" fo:font-size="10pt" officeooo:rsid="01e96c8f" style:font-size-asian="10pt" style:font-size-complex="10pt"/>
    </style:style>
    <style:style style:name="T251" style:family="text">
      <style:text-properties fo:color="#008000" fo:font-size="10pt" officeooo:rsid="01f5a511" style:font-size-asian="10pt" style:font-size-complex="10pt"/>
    </style:style>
    <style:style style:name="T252" style:family="text">
      <style:text-properties fo:color="#008000" style:font-name="DejaVu Sans" fo:font-size="10pt" officeooo:rsid="00bd0cdf" style:font-size-asian="10pt" style:font-size-complex="10pt"/>
    </style:style>
    <style:style style:name="T253" style:family="text">
      <style:text-properties fo:color="#000000" style:font-name="Liberation Mono" fo:font-size="10pt" officeooo:rsid="00d39f3c" style:font-size-asian="10pt" style:font-size-complex="10pt"/>
    </style:style>
    <style:style style:name="T254" style:family="text">
      <style:text-properties fo:color="#000000" style:font-name="Liberation Mono" fo:font-size="10pt" officeooo:rsid="00de7a06" style:font-size-asian="10pt" style:font-size-complex="10pt"/>
    </style:style>
    <style:style style:name="T255" style:family="text">
      <style:text-properties fo:color="#000000" style:font-name="Liberation Mono" fo:font-size="10pt" officeooo:rsid="00f2ab72" style:font-size-asian="10pt" style:font-size-complex="10pt"/>
    </style:style>
    <style:style style:name="T256" style:family="text">
      <style:text-properties fo:color="#000000" style:font-name="Liberation Mono" fo:font-size="10pt" officeooo:rsid="01105471" style:font-size-asian="10pt" style:font-size-complex="10pt"/>
    </style:style>
    <style:style style:name="T257" style:family="text">
      <style:text-properties fo:color="#000000" style:font-name="Liberation Mono" fo:font-size="10pt" officeooo:rsid="00f449d6" style:font-size-asian="10pt" style:font-size-complex="10pt"/>
    </style:style>
    <style:style style:name="T258" style:family="text">
      <style:text-properties fo:color="#000000" style:font-name="Liberation Mono" fo:font-size="10pt" officeooo:rsid="00bfb5fd" style:font-size-asian="10pt" style:font-size-complex="10pt"/>
    </style:style>
    <style:style style:name="T259" style:family="text">
      <style:text-properties fo:color="#000000" style:font-name="Liberation Mono" fo:font-size="10pt" officeooo:rsid="0139f913" style:font-size-asian="10pt" style:font-size-complex="10pt"/>
    </style:style>
    <style:style style:name="T260" style:family="text">
      <style:text-properties fo:color="#000000" style:font-name="Liberation Mono" fo:font-size="10pt" officeooo:rsid="013a25dd" style:font-size-asian="10pt" style:font-size-complex="10pt"/>
    </style:style>
    <style:style style:name="T261" style:family="text">
      <style:text-properties fo:color="#000000" style:font-name="Liberation Mono" fo:font-size="10pt" officeooo:rsid="013b4b9d" style:font-size-asian="10pt" style:font-size-complex="10pt"/>
    </style:style>
    <style:style style:name="T262" style:family="text">
      <style:text-properties fo:color="#000000" style:font-name="Liberation Mono" fo:font-size="10pt" officeooo:rsid="00f51f09" style:font-size-asian="10pt" style:font-size-complex="10pt"/>
    </style:style>
    <style:style style:name="T263" style:family="text">
      <style:text-properties fo:color="#000000" style:font-name="Liberation Mono" fo:font-size="10pt" officeooo:rsid="00f4c7e5" style:font-size-asian="10pt" style:font-size-complex="10pt"/>
    </style:style>
    <style:style style:name="T264" style:family="text">
      <style:text-properties fo:color="#000000" style:font-name="Liberation Mono" fo:font-size="10pt" officeooo:rsid="00f9a929" style:font-size-asian="10pt" style:font-size-complex="10pt"/>
    </style:style>
    <style:style style:name="T265" style:family="text">
      <style:text-properties fo:color="#000000" style:font-name="Liberation Mono" fo:font-size="10pt" officeooo:rsid="013d1d04" style:font-size-asian="10pt" style:font-size-complex="10pt"/>
    </style:style>
    <style:style style:name="T266" style:family="text">
      <style:text-properties fo:color="#000000" style:font-name="Liberation Mono" fo:font-size="10pt" officeooo:rsid="013ec469" style:font-size-asian="10pt" style:font-size-complex="10pt"/>
    </style:style>
    <style:style style:name="T267" style:family="text">
      <style:text-properties fo:color="#000000" style:font-name="Liberation Mono" fo:font-size="10pt" officeooo:rsid="01409a75" style:font-size-asian="10pt" style:font-size-complex="10pt"/>
    </style:style>
    <style:style style:name="T268" style:family="text">
      <style:text-properties fo:color="#000000" style:font-name="Liberation Mono" fo:font-size="10pt" officeooo:rsid="0143fb17" style:font-size-asian="10pt" style:font-size-complex="10pt"/>
    </style:style>
    <style:style style:name="T269" style:family="text">
      <style:text-properties fo:color="#000000" style:font-name="Liberation Mono" fo:font-size="10pt" officeooo:rsid="014bbe3d" style:font-size-asian="10pt" style:font-size-complex="10pt"/>
    </style:style>
    <style:style style:name="T270" style:family="text">
      <style:text-properties fo:color="#000000" style:font-name="Liberation Mono" fo:font-size="10pt" officeooo:rsid="015fcc9c" style:font-size-asian="10pt" style:font-size-complex="10pt"/>
    </style:style>
    <style:style style:name="T271" style:family="text">
      <style:text-properties fo:color="#000000" style:font-name="Liberation Mono" fo:font-size="10pt" officeooo:rsid="016e243a" style:font-size-asian="10pt" style:font-size-complex="10pt"/>
    </style:style>
    <style:style style:name="T272" style:family="text">
      <style:text-properties fo:color="#000000" style:font-name="Liberation Mono" fo:font-size="10pt" officeooo:rsid="017048bb" style:font-size-asian="10pt" style:font-size-complex="10pt"/>
    </style:style>
    <style:style style:name="T273" style:family="text">
      <style:text-properties fo:color="#000000" style:font-name="Liberation Mono" fo:font-size="10pt" officeooo:rsid="017de4c9" style:font-size-asian="10pt" style:font-size-complex="10pt"/>
    </style:style>
    <style:style style:name="T274" style:family="text">
      <style:text-properties fo:color="#000000" style:font-name="Liberation Mono" fo:font-size="10pt" officeooo:rsid="00cf9f13" style:font-size-asian="10pt" style:font-size-complex="10pt"/>
    </style:style>
    <style:style style:name="T275" style:family="text">
      <style:text-properties fo:color="#000000" style:font-name="Liberation Mono" fo:font-size="10pt" officeooo:rsid="0184ce9a" style:font-size-asian="10pt" style:font-size-complex="10pt"/>
    </style:style>
    <style:style style:name="T276" style:family="text">
      <style:text-properties fo:color="#000000" style:font-name="Liberation Mono" fo:font-size="10pt" officeooo:rsid="0185fdd7" style:font-size-asian="10pt" style:font-size-complex="10pt"/>
    </style:style>
    <style:style style:name="T277" style:family="text">
      <style:text-properties fo:color="#000000" style:font-name="Liberation Mono" fo:font-size="10pt" officeooo:rsid="018f4b4a" style:font-size-asian="10pt" style:font-size-complex="10pt"/>
    </style:style>
    <style:style style:name="T278" style:family="text">
      <style:text-properties fo:color="#000000" style:font-name="Liberation Mono" fo:font-size="10pt" officeooo:rsid="01901e6d" style:font-size-asian="10pt" style:font-size-complex="10pt"/>
    </style:style>
    <style:style style:name="T279" style:family="text">
      <style:text-properties fo:color="#000000" style:font-name="Liberation Mono" fo:font-size="10pt" officeooo:rsid="01916f65" style:font-size-asian="10pt" style:font-size-complex="10pt"/>
    </style:style>
    <style:style style:name="T280" style:family="text">
      <style:text-properties fo:color="#000000" style:font-name="Liberation Mono" fo:font-size="10pt" officeooo:rsid="0195e114" style:font-size-asian="10pt" style:font-size-complex="10pt"/>
    </style:style>
    <style:style style:name="T281" style:family="text">
      <style:text-properties fo:color="#000000" style:font-name="Liberation Mono" fo:font-size="10pt" officeooo:rsid="01983639" style:font-size-asian="10pt" style:font-size-complex="10pt"/>
    </style:style>
    <style:style style:name="T282" style:family="text">
      <style:text-properties fo:color="#000000" style:font-name="Liberation Mono" fo:font-size="10pt" officeooo:rsid="019d276c" style:font-size-asian="10pt" style:font-size-complex="10pt"/>
    </style:style>
    <style:style style:name="T283" style:family="text">
      <style:text-properties fo:color="#000000" style:font-name="Liberation Mono" fo:font-size="10pt" officeooo:rsid="01a26d09" style:font-size-asian="10pt" style:font-size-complex="10pt"/>
    </style:style>
    <style:style style:name="T284" style:family="text">
      <style:text-properties fo:color="#000000" style:font-name="Liberation Mono" fo:font-size="10pt" officeooo:rsid="01a552a6" style:font-size-asian="10pt" style:font-size-complex="10pt"/>
    </style:style>
    <style:style style:name="T285" style:family="text">
      <style:text-properties fo:color="#000000" style:font-name="Liberation Mono" fo:font-size="10pt" officeooo:rsid="01a6cd47" style:font-size-asian="10pt" style:font-size-complex="10pt"/>
    </style:style>
    <style:style style:name="T286" style:family="text">
      <style:text-properties fo:color="#000000" style:font-name="Liberation Mono" fo:font-size="10pt" officeooo:rsid="01a7d825" style:font-size-asian="10pt" style:font-size-complex="10pt"/>
    </style:style>
    <style:style style:name="T287" style:family="text">
      <style:text-properties fo:color="#000000" style:font-name="Liberation Mono" fo:font-size="10pt" officeooo:rsid="01ab1626" style:font-size-asian="10pt" style:font-size-complex="10pt"/>
    </style:style>
    <style:style style:name="T288" style:family="text">
      <style:text-properties fo:color="#000000" style:font-name="Liberation Mono" fo:font-size="10pt" officeooo:rsid="01aee52f" style:font-size-asian="10pt" style:font-size-complex="10pt"/>
    </style:style>
    <style:style style:name="T289" style:family="text">
      <style:text-properties fo:color="#000000" style:font-name="Liberation Mono" fo:font-size="10pt" officeooo:rsid="01af9532" style:font-size-asian="10pt" style:font-size-complex="10pt"/>
    </style:style>
    <style:style style:name="T290" style:family="text">
      <style:text-properties fo:color="#000000" style:font-name="Liberation Mono" fo:font-size="10pt" officeooo:rsid="01b0f7ec" style:font-size-asian="10pt" style:font-size-complex="10pt"/>
    </style:style>
    <style:style style:name="T291" style:family="text">
      <style:text-properties fo:color="#000000" style:font-name="Liberation Mono" fo:font-size="10pt" officeooo:rsid="01b2b109" style:font-size-asian="10pt" style:font-size-complex="10pt"/>
    </style:style>
    <style:style style:name="T292" style:family="text">
      <style:text-properties fo:color="#000000" style:font-name="Liberation Mono" fo:font-size="10pt" officeooo:rsid="01c94dc9" style:font-size-asian="10pt" style:font-size-complex="10pt"/>
    </style:style>
    <style:style style:name="T293" style:family="text">
      <style:text-properties fo:color="#000000" style:font-name="Liberation Mono" fo:font-size="10pt" officeooo:rsid="01d049c7" style:font-size-asian="10pt" style:font-size-complex="10pt"/>
    </style:style>
    <style:style style:name="T294" style:family="text">
      <style:text-properties fo:color="#000000" style:font-name="Liberation Mono" fo:font-size="10pt" officeooo:rsid="01d1cf87" style:font-size-asian="10pt" style:font-size-complex="10pt"/>
    </style:style>
    <style:style style:name="T295" style:family="text">
      <style:text-properties fo:color="#000000" style:font-name="Liberation Mono" fo:font-size="10pt" officeooo:rsid="01d7feea" style:font-size-asian="10pt" style:font-size-complex="10pt"/>
    </style:style>
    <style:style style:name="T296" style:family="text">
      <style:text-properties fo:color="#000000" style:font-name="Liberation Mono" fo:font-size="10pt" officeooo:rsid="01e5bdb4" style:font-size-asian="10pt" style:font-size-complex="10pt"/>
    </style:style>
    <style:style style:name="T297" style:family="text">
      <style:text-properties fo:color="#000000" style:font-name="Liberation Mono" fo:font-size="10pt" officeooo:rsid="01e5ecf8" style:font-size-asian="10pt" style:font-size-complex="10pt"/>
    </style:style>
    <style:style style:name="T298" style:family="text">
      <style:text-properties fo:color="#000000" style:font-name="Liberation Mono" fo:font-size="10pt" officeooo:rsid="01e65d06" style:font-size-asian="10pt" style:font-size-complex="10pt"/>
    </style:style>
    <style:style style:name="T299" style:family="text">
      <style:text-properties fo:color="#000000" style:font-name="Liberation Mono" fo:font-size="10pt" officeooo:rsid="01e81bee" style:font-size-asian="10pt" style:font-size-complex="10pt"/>
    </style:style>
    <style:style style:name="T300" style:family="text">
      <style:text-properties fo:color="#000000" style:font-name="Liberation Mono" fo:font-size="10pt" officeooo:rsid="01e96c8f" style:font-size-asian="10pt" style:font-size-complex="10pt"/>
    </style:style>
    <style:style style:name="T301" style:family="text">
      <style:text-properties fo:color="#000000" style:font-name="Liberation Mono" fo:font-size="10pt" officeooo:rsid="01ea1044" style:font-size-asian="10pt" style:font-size-complex="10pt"/>
    </style:style>
    <style:style style:name="T302" style:family="text">
      <style:text-properties fo:color="#000000" style:font-name="Liberation Mono" fo:font-size="10pt" officeooo:rsid="01ec92f1" style:font-size-asian="10pt" style:font-size-complex="10pt"/>
    </style:style>
    <style:style style:name="T303" style:family="text">
      <style:text-properties fo:color="#000000" style:font-name="Liberation Mono" fo:font-size="10pt" officeooo:rsid="01ed803e" style:font-size-asian="10pt" style:font-size-complex="10pt"/>
    </style:style>
    <style:style style:name="T304" style:family="text">
      <style:text-properties fo:color="#000000" style:font-name="Liberation Mono" fo:font-size="10pt" officeooo:rsid="01edca68" style:font-size-asian="10pt" style:font-size-complex="10pt"/>
    </style:style>
    <style:style style:name="T305" style:family="text">
      <style:text-properties fo:color="#000000" style:font-name="Liberation Mono" fo:font-size="10pt" officeooo:rsid="01f38523" style:font-size-asian="10pt" style:font-size-complex="10pt"/>
    </style:style>
    <style:style style:name="T306" style:family="text">
      <style:text-properties fo:color="#000000" style:font-name="Liberation Mono" fo:font-size="10pt" officeooo:rsid="01f47977" style:font-size-asian="10pt" style:font-size-complex="10pt"/>
    </style:style>
    <style:style style:name="T307" style:family="text">
      <style:text-properties fo:color="#000000" style:font-name="Liberation Mono" fo:font-size="10pt" officeooo:rsid="01f5a511" style:font-size-asian="10pt" style:font-size-complex="10pt"/>
    </style:style>
    <style:style style:name="T308" style:family="text">
      <style:text-properties fo:color="#000000" style:font-name="Liberation Mono" fo:font-size="10pt" officeooo:rsid="01f6ead1" style:font-size-asian="10pt" style:font-size-complex="10pt"/>
    </style:style>
    <style:style style:name="T309" style:family="text">
      <style:text-properties fo:color="#000000" style:font-name="Liberation Mono" fo:font-size="10pt" officeooo:rsid="01f88a56" style:font-size-asian="10pt" style:font-size-complex="10pt"/>
    </style:style>
    <style:style style:name="T310" style:family="text">
      <style:text-properties fo:color="#000000" style:font-name="Liberation Mono" fo:font-size="10pt" officeooo:rsid="01f9696f" style:font-size-asian="10pt" style:font-size-complex="10pt"/>
    </style:style>
    <style:style style:name="T311" style:family="text">
      <style:text-properties fo:color="#000000" style:font-name="Liberation Mono" fo:font-size="10pt" officeooo:rsid="01fa93c2" style:font-size-asian="10pt" style:font-size-complex="10pt"/>
    </style:style>
    <style:style style:name="T312" style:family="text">
      <style:text-properties fo:color="#000000" style:font-name="Liberation Mono" fo:font-size="10pt" officeooo:rsid="01fc7980" style:font-size-asian="10pt" style:font-size-complex="10pt"/>
    </style:style>
    <style:style style:name="T313" style:family="text">
      <style:text-properties fo:color="#000000" style:font-name="Liberation Mono" fo:font-size="10pt" officeooo:rsid="01fd6f34" style:font-size-asian="10pt" style:font-size-complex="10pt"/>
    </style:style>
    <style:style style:name="T314" style:family="text">
      <style:text-properties fo:color="#000000" style:font-name="Liberation Mono" fo:font-size="10pt" officeooo:rsid="020cc93d" style:font-size-asian="10pt" style:font-size-complex="10pt"/>
    </style:style>
    <style:style style:name="T315" style:family="text">
      <style:text-properties fo:color="#000000" style:font-name="Liberation Mono" fo:font-size="10pt" officeooo:rsid="021014a5" style:font-size-asian="10pt" style:font-size-complex="10pt"/>
    </style:style>
    <style:style style:name="T316" style:family="text">
      <style:text-properties fo:color="#000000" style:font-name="Liberation Mono" fo:font-size="10pt" officeooo:rsid="0215131f" style:font-size-asian="10pt" style:font-size-complex="10pt"/>
    </style:style>
    <style:style style:name="T317" style:family="text">
      <style:text-properties fo:color="#000000" style:font-name="Liberation Mono" fo:font-size="10pt" officeooo:rsid="02162550" style:font-size-asian="10pt" style:font-size-complex="10pt"/>
    </style:style>
    <style:style style:name="T318" style:family="text">
      <style:text-properties fo:color="#000000" style:font-name="Liberation Mono" fo:font-size="10pt" officeooo:rsid="02180c14" style:font-size-asian="10pt" style:font-size-complex="10pt"/>
    </style:style>
    <style:style style:name="T319" style:family="text">
      <style:text-properties fo:color="#000000" style:font-name="Liberation Mono" officeooo:rsid="00d39f3c"/>
    </style:style>
    <style:style style:name="T320" style:family="text">
      <style:text-properties fo:color="#000000" style:font-name="Liberation Mono" officeooo:rsid="00f2ab72"/>
    </style:style>
    <style:style style:name="T321" style:family="text">
      <style:text-properties fo:color="#000000" style:font-name="Liberation Mono" officeooo:rsid="01105471"/>
    </style:style>
    <style:style style:name="T322" style:family="text">
      <style:text-properties fo:color="#000000" style:font-name="Liberation Mono" officeooo:rsid="00f449d6"/>
    </style:style>
    <style:style style:name="T323" style:family="text">
      <style:text-properties fo:color="#000000" style:font-name="DejaVu Sans" fo:font-size="10pt" officeooo:rsid="00bd0cdf" style:font-size-asian="10pt" style:font-size-complex="10pt"/>
    </style:style>
    <style:style style:name="T324" style:family="text">
      <style:text-properties fo:color="#000000" style:font-name="DejaVu Sans" fo:font-size="18.2000007629395pt" officeooo:rsid="00bd0cdf" style:font-size-asian="18.2000007629395pt" style:font-size-complex="18.2000007629395pt"/>
    </style:style>
    <style:style style:name="T325" style:family="text">
      <style:text-properties fo:color="#000000" fo:font-size="10pt" style:font-size-asian="10pt" style:font-size-complex="10pt"/>
    </style:style>
    <style:style style:name="T326" style:family="text">
      <style:text-properties fo:color="#000000" fo:font-size="10pt" officeooo:rsid="00cf9f13" style:font-size-asian="10pt" style:font-size-complex="10pt"/>
    </style:style>
    <style:style style:name="T327" style:family="text">
      <style:text-properties fo:color="#000000" fo:font-size="10pt" officeooo:rsid="00d39f3c" style:font-size-asian="10pt" style:font-size-complex="10pt"/>
    </style:style>
    <style:style style:name="T328" style:family="text">
      <style:text-properties fo:color="#000000" fo:font-size="10pt" officeooo:rsid="010fd7f6" style:font-size-asian="10pt" style:font-size-complex="10pt"/>
    </style:style>
    <style:style style:name="T329" style:family="text">
      <style:text-properties fo:color="#000000" fo:font-size="10pt" officeooo:rsid="00de7a06" style:font-size-asian="10pt" style:font-size-complex="10pt"/>
    </style:style>
    <style:style style:name="T330" style:family="text">
      <style:text-properties fo:color="#000000" fo:font-size="10pt" officeooo:rsid="00bfb5fd" style:font-size-asian="10pt" style:font-size-complex="10pt"/>
    </style:style>
    <style:style style:name="T331" style:family="text">
      <style:text-properties fo:color="#000000" fo:font-size="10pt" officeooo:rsid="0103ff02" style:font-size-asian="10pt" style:font-size-complex="10pt"/>
    </style:style>
    <style:style style:name="T332" style:family="text">
      <style:text-properties fo:color="#000000" fo:font-size="10pt" officeooo:rsid="013ec469" style:font-size-asian="10pt" style:font-size-complex="10pt"/>
    </style:style>
    <style:style style:name="T333" style:family="text">
      <style:text-properties fo:color="#000000" fo:font-size="10pt" officeooo:rsid="01425252" style:font-size-asian="10pt" style:font-size-complex="10pt"/>
    </style:style>
    <style:style style:name="T334" style:family="text">
      <style:text-properties fo:color="#000000" fo:font-size="10pt" officeooo:rsid="00bf360d" style:font-size-asian="10pt" style:font-size-complex="10pt"/>
    </style:style>
    <style:style style:name="T335" style:family="text">
      <style:text-properties fo:color="#000000" fo:font-size="10pt" officeooo:rsid="013bc1b0" style:font-size-asian="10pt" style:font-size-complex="10pt"/>
    </style:style>
    <style:style style:name="T336" style:family="text">
      <style:text-properties fo:color="#000000" fo:font-size="10pt" officeooo:rsid="00c8cd81" style:font-size-asian="10pt" style:font-size-complex="10pt"/>
    </style:style>
    <style:style style:name="T337" style:family="text">
      <style:text-properties fo:color="#000000" fo:font-size="10pt" officeooo:rsid="017c2b2e" style:font-size-asian="10pt" style:font-size-complex="10pt"/>
    </style:style>
    <style:style style:name="T338" style:family="text">
      <style:text-properties fo:color="#000000" fo:font-size="10pt" officeooo:rsid="018af1cc" style:font-size-asian="10pt" style:font-size-complex="10pt"/>
    </style:style>
    <style:style style:name="T339" style:family="text">
      <style:text-properties fo:color="#000000" fo:font-size="10pt" officeooo:rsid="018dcfce" style:font-size-asian="10pt" style:font-size-complex="10pt"/>
    </style:style>
    <style:style style:name="T340" style:family="text">
      <style:text-properties fo:color="#000000" fo:font-size="10pt" officeooo:rsid="018f4b4a" style:font-size-asian="10pt" style:font-size-complex="10pt"/>
    </style:style>
    <style:style style:name="T341" style:family="text">
      <style:text-properties fo:color="#000000" fo:font-size="10pt" officeooo:rsid="01901e6d" style:font-size-asian="10pt" style:font-size-complex="10pt"/>
    </style:style>
    <style:style style:name="T342" style:family="text">
      <style:text-properties fo:color="#000000" fo:font-size="10pt" officeooo:rsid="01916f65" style:font-size-asian="10pt" style:font-size-complex="10pt"/>
    </style:style>
    <style:style style:name="T343" style:family="text">
      <style:text-properties fo:color="#000000" fo:font-size="10pt" officeooo:rsid="01aaf369" style:font-size-asian="10pt" style:font-size-complex="10pt"/>
    </style:style>
    <style:style style:name="T344" style:family="text">
      <style:text-properties fo:color="#000000" fo:font-size="10pt" officeooo:rsid="00cdbeee" style:font-size-asian="10pt" style:font-size-complex="10pt"/>
    </style:style>
    <style:style style:name="T345" style:family="text">
      <style:text-properties fo:color="#000000" fo:font-size="10pt" officeooo:rsid="01abef30" style:font-size-asian="10pt" style:font-size-complex="10pt"/>
    </style:style>
    <style:style style:name="T346" style:family="text">
      <style:text-properties fo:color="#000000" fo:font-size="10pt" officeooo:rsid="01af9532" style:font-size-asian="10pt" style:font-size-complex="10pt"/>
    </style:style>
    <style:style style:name="T347" style:family="text">
      <style:text-properties fo:color="#000000" fo:font-size="10pt" officeooo:rsid="01e96c8f" style:font-size-asian="10pt" style:font-size-complex="10pt"/>
    </style:style>
    <style:style style:name="T348" style:family="text">
      <style:text-properties fo:color="#000000" fo:font-size="10pt" officeooo:rsid="01edca68" style:font-size-asian="10pt" style:font-size-complex="10pt"/>
    </style:style>
    <style:style style:name="T349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350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351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352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353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354" style:family="text">
      <style:text-properties style:font-name="Liberation Mono" fo:font-size="10pt" style:font-size-asian="10pt" style:font-size-complex="10pt"/>
    </style:style>
    <style:style style:name="T355" style:family="text">
      <style:text-properties style:font-name="Liberation Mono" fo:font-size="10pt" officeooo:rsid="00d39f3c" style:font-size-asian="10pt" style:font-size-complex="10pt"/>
    </style:style>
    <style:style style:name="T356" style:family="text">
      <style:text-properties style:font-name="Liberation Mono" fo:font-size="10pt" officeooo:rsid="00cf9f13" style:font-size-asian="10pt" style:font-size-complex="10pt"/>
    </style:style>
    <style:style style:name="T357" style:family="text">
      <style:text-properties style:font-name="Liberation Mono" fo:font-size="10pt" officeooo:rsid="00d970e4" style:font-size-asian="10pt" style:font-size-complex="10pt"/>
    </style:style>
    <style:style style:name="T358" style:family="text">
      <style:text-properties style:font-name="Liberation Mono" fo:font-size="10pt" officeooo:rsid="00f4c7e5" style:font-size-asian="10pt" style:font-size-complex="10pt"/>
    </style:style>
    <style:style style:name="T359" style:family="text">
      <style:text-properties style:font-name="Liberation Mono" fo:font-size="10pt" officeooo:rsid="00bfb5fd" style:font-size-asian="10pt" style:font-size-complex="10pt"/>
    </style:style>
    <style:style style:name="T360" style:family="text">
      <style:text-properties style:font-name="Liberation Mono" fo:font-size="10pt" officeooo:rsid="00bf360d" style:font-size-asian="10pt" style:font-size-complex="10pt"/>
    </style:style>
    <style:style style:name="T361" style:family="text">
      <style:text-properties style:font-name="Liberation Mono" fo:font-size="10pt" officeooo:rsid="013bc1b0" style:font-size-asian="10pt" style:font-size-complex="10pt"/>
    </style:style>
    <style:style style:name="T362" style:family="text">
      <style:text-properties style:font-name="Liberation Mono" fo:font-size="10pt" officeooo:rsid="016bb135" style:font-size-asian="10pt" style:font-size-complex="10pt"/>
    </style:style>
    <style:style style:name="T363" style:family="text">
      <style:text-properties style:font-name="Liberation Mono" fo:font-size="10pt" officeooo:rsid="016d9cfc" style:font-size-asian="10pt" style:font-size-complex="10pt"/>
    </style:style>
    <style:style style:name="T364" style:family="text">
      <style:text-properties style:font-name="Liberation Mono" fo:font-size="10pt" officeooo:rsid="01f5a511" style:font-size-asian="10pt" style:font-size-complex="10pt"/>
    </style:style>
    <style:style style:name="T365" style:family="text">
      <style:text-properties fo:color="#0047ff" style:font-name="Liberation Mono" fo:font-size="10pt" officeooo:rsid="00cf9f13" style:font-size-asian="10pt" style:font-size-complex="10pt"/>
    </style:style>
    <style:style style:name="T366" style:family="text">
      <style:text-properties fo:color="#0047ff" style:font-name="Liberation Mono" fo:font-size="10pt" officeooo:rsid="00eb8a88" style:font-size-asian="10pt" style:font-size-complex="10pt"/>
    </style:style>
    <style:style style:name="T367" style:family="text">
      <style:text-properties fo:color="#0047ff" style:font-name="Liberation Mono" fo:font-size="10pt" officeooo:rsid="00ebfa3d" style:font-size-asian="10pt" style:font-size-complex="10pt"/>
    </style:style>
    <style:style style:name="T368" style:family="text">
      <style:text-properties fo:color="#0047ff" style:font-name="Liberation Mono" fo:font-size="10pt" officeooo:rsid="0137a7b4" style:font-size-asian="10pt" style:font-size-complex="10pt"/>
    </style:style>
    <style:style style:name="T369" style:family="text">
      <style:text-properties fo:color="#0047ff" style:font-name="Liberation Mono" fo:font-size="10pt" officeooo:rsid="00bfb5fd" style:font-size-asian="10pt" style:font-size-complex="10pt"/>
    </style:style>
    <style:style style:name="T370" style:family="text">
      <style:text-properties fo:color="#0047ff" style:font-name="Liberation Mono" fo:font-size="10pt" officeooo:rsid="01ce0293" style:font-size-asian="10pt" style:font-size-complex="10pt"/>
    </style:style>
    <style:style style:name="T371" style:family="text">
      <style:text-properties fo:color="#0047ff" style:font-name="Liberation Mono" fo:font-size="10pt" officeooo:rsid="01ceefd9" style:font-size-asian="10pt" style:font-size-complex="10pt"/>
    </style:style>
    <style:style style:name="T372" style:family="text">
      <style:text-properties fo:color="#0047ff" style:font-name="Liberation Mono" fo:font-size="10pt" officeooo:rsid="01d1cf87" style:font-size-asian="10pt" style:font-size-complex="10pt"/>
    </style:style>
    <style:style style:name="T373" style:family="text">
      <style:text-properties fo:color="#0047ff" style:font-name="Liberation Mono" fo:font-size="10pt" officeooo:rsid="00d970e4" style:font-size-asian="10pt" style:font-size-complex="10pt"/>
    </style:style>
    <style:style style:name="T374" style:family="text">
      <style:text-properties fo:color="#0047ff" style:font-name="Liberation Mono" fo:font-size="10pt" officeooo:rsid="01ed803e" style:font-size-asian="10pt" style:font-size-complex="10pt"/>
    </style:style>
    <style:style style:name="T375" style:family="text">
      <style:text-properties fo:color="#0047ff" fo:font-size="10pt" style:font-size-asian="10pt" style:font-size-complex="10pt"/>
    </style:style>
    <style:style style:name="T376" style:family="text">
      <style:text-properties fo:color="#0047ff" fo:font-size="10pt" officeooo:rsid="00cf9f13" style:font-size-asian="10pt" style:font-size-complex="10pt"/>
    </style:style>
    <style:style style:name="T377" style:family="text">
      <style:text-properties fo:color="#0047ff" fo:font-size="10pt" officeooo:rsid="00eb8a88" style:font-size-asian="10pt" style:font-size-complex="10pt"/>
    </style:style>
    <style:style style:name="T378" style:family="text">
      <style:text-properties fo:color="#0047ff" fo:font-size="10pt" officeooo:rsid="00ebfa3d" style:font-size-asian="10pt" style:font-size-complex="10pt"/>
    </style:style>
    <style:style style:name="T379" style:family="text">
      <style:text-properties fo:color="#0047ff" fo:font-size="10pt" officeooo:rsid="00bfb5fd" style:font-size-asian="10pt" style:font-size-complex="10pt"/>
    </style:style>
    <style:style style:name="T380" style:family="text">
      <style:text-properties fo:color="#0047ff" fo:font-size="10pt" officeooo:rsid="00d591e4" style:font-size-asian="10pt" style:font-size-complex="10pt"/>
    </style:style>
    <style:style style:name="T381" style:family="text">
      <style:text-properties fo:color="#0047ff" style:font-name="DejaVu Sans" fo:font-size="10pt" officeooo:rsid="00bd0cdf" style:font-size-asian="10pt" style:font-size-complex="10pt"/>
    </style:style>
    <style:style style:name="T382" style:family="text">
      <style:text-properties fo:color="#0047ff" style:font-name="DejaVu Sans" fo:font-size="10pt" officeooo:rsid="0214aea9" style:font-size-asian="10pt" style:font-size-complex="10pt"/>
    </style:style>
    <style:style style:name="T383" style:family="text">
      <style:text-properties officeooo:rsid="00eb8a88"/>
    </style:style>
    <style:style style:name="T384" style:family="text">
      <style:text-properties fo:color="#b84723" style:font-name="Liberation Mono" fo:font-size="10pt" officeooo:rsid="00bfb5fd" style:font-size-asian="10pt" style:font-size-complex="10pt"/>
    </style:style>
    <style:style style:name="T385" style:family="text">
      <style:text-properties fo:color="#b84723" fo:font-size="10pt" officeooo:rsid="00bf360d" style:font-size-asian="10pt" style:font-size-complex="10pt"/>
    </style:style>
    <style:style style:name="T386" style:family="text">
      <style:text-properties fo:color="#b84723" fo:font-size="10pt" officeooo:rsid="00bfb5fd" style:font-size-asian="10pt" style:font-size-complex="10pt"/>
    </style:style>
    <style:style style:name="T387" style:family="text">
      <style:text-properties fo:color="#b84723" fo:font-size="10pt" officeooo:rsid="00d3d659" style:font-size-asian="10pt" style:font-size-complex="10pt"/>
    </style:style>
    <style:style style:name="T388" style:family="text">
      <style:text-properties fo:color="#b84723" fo:font-size="10pt" officeooo:rsid="0143fb17" style:font-size-asian="10pt" style:font-size-complex="10pt"/>
    </style:style>
    <style:style style:name="T389" style:family="text">
      <style:text-properties fo:color="#b84723" fo:font-size="10pt" officeooo:rsid="018af1cc" style:font-size-asian="10pt" style:font-size-complex="10pt"/>
    </style:style>
    <style:style style:name="T390" style:family="text">
      <style:text-properties fo:color="#b84723" fo:font-size="10pt" officeooo:rsid="01901e6d" style:font-size-asian="10pt" style:font-size-complex="10pt"/>
    </style:style>
    <style:style style:name="T391" style:family="text">
      <style:text-properties fo:color="#b84723" fo:font-size="10pt" officeooo:rsid="01ab1626" style:font-size-asian="10pt" style:font-size-complex="10pt"/>
    </style:style>
    <style:style style:name="T392" style:family="text">
      <style:text-properties fo:color="#b84723" fo:font-size="10pt" officeooo:rsid="01e96c8f" style:font-size-asian="10pt" style:font-size-complex="10pt"/>
    </style:style>
    <style:style style:name="T393" style:family="text">
      <style:text-properties officeooo:rsid="00fbda93"/>
    </style:style>
    <style:style style:name="T394" style:family="text">
      <style:text-properties fo:font-size="10pt" style:font-size-asian="10pt" style:font-size-complex="10pt"/>
    </style:style>
    <style:style style:name="T395" style:family="text">
      <style:text-properties fo:font-size="10pt" officeooo:rsid="00cf9f13" style:font-size-asian="10pt" style:font-size-complex="10pt"/>
    </style:style>
    <style:style style:name="T396" style:family="text">
      <style:text-properties fo:font-size="10pt" officeooo:rsid="01227743" style:font-size-asian="10pt" style:font-size-complex="10pt"/>
    </style:style>
    <style:style style:name="T397" style:family="text">
      <style:text-properties fo:font-size="10pt" officeooo:rsid="00d39f3c" style:font-size-asian="10pt" style:font-size-complex="10pt"/>
    </style:style>
    <style:style style:name="T398" style:family="text">
      <style:text-properties fo:font-size="10pt" officeooo:rsid="00d970e4" style:font-size-asian="10pt" style:font-size-complex="10pt"/>
    </style:style>
    <style:style style:name="T399" style:family="text">
      <style:text-properties fo:font-size="10pt" officeooo:rsid="00be5b6f" style:font-size-asian="10pt" style:font-size-complex="10pt"/>
    </style:style>
    <style:style style:name="T400" style:family="text">
      <style:text-properties fo:font-size="10pt" officeooo:rsid="00c8cd81" style:font-size-asian="10pt" style:font-size-complex="10pt"/>
    </style:style>
    <style:style style:name="T401" style:family="text">
      <style:text-properties fo:font-size="10pt" officeooo:rsid="00bfb5fd" style:font-size-asian="10pt" style:font-size-complex="10pt"/>
    </style:style>
    <style:style style:name="T402" style:family="text">
      <style:text-properties fo:font-size="10pt" officeooo:rsid="00bf360d" style:font-size-asian="10pt" style:font-size-complex="10pt"/>
    </style:style>
    <style:style style:name="T403" style:family="text">
      <style:text-properties fo:font-size="10pt" officeooo:rsid="012e2f62" style:font-size-asian="10pt" style:font-size-complex="10pt"/>
    </style:style>
    <style:style style:name="T404" style:family="text">
      <style:text-properties fo:font-size="10pt" officeooo:rsid="00cdbeee" style:font-size-asian="10pt" style:font-size-complex="10pt"/>
    </style:style>
    <style:style style:name="T405" style:family="text">
      <style:text-properties fo:font-size="10pt" officeooo:rsid="01066288" style:font-size-asian="10pt" style:font-size-complex="10pt"/>
    </style:style>
    <style:style style:name="T406" style:family="text">
      <style:text-properties fo:font-size="10pt" officeooo:rsid="00d591e4" style:font-size-asian="10pt" style:font-size-complex="10pt"/>
    </style:style>
    <style:style style:name="T407" style:family="text">
      <style:text-properties fo:font-size="10pt" officeooo:rsid="00d3d659" style:font-size-asian="10pt" style:font-size-complex="10pt"/>
    </style:style>
    <style:style style:name="T408" style:family="text">
      <style:text-properties fo:font-size="10pt" officeooo:rsid="013bc1b0" style:font-size-asian="10pt" style:font-size-complex="10pt"/>
    </style:style>
    <style:style style:name="T409" style:family="text">
      <style:text-properties fo:font-size="10pt" officeooo:rsid="0155f402" style:font-size-asian="10pt" style:font-size-complex="10pt"/>
    </style:style>
    <style:style style:name="T410" style:family="text">
      <style:text-properties fo:font-size="10pt" officeooo:rsid="016587ec" style:font-size-asian="10pt" style:font-size-complex="10pt"/>
    </style:style>
    <style:style style:name="T411" style:family="text">
      <style:text-properties fo:font-size="10pt" officeooo:rsid="016b05e4" style:font-size-asian="10pt" style:font-size-complex="10pt"/>
    </style:style>
    <style:style style:name="T412" style:family="text">
      <style:text-properties fo:font-size="10pt" officeooo:rsid="016b8b9a" style:font-size-asian="10pt" style:font-size-complex="10pt"/>
    </style:style>
    <style:style style:name="T413" style:family="text">
      <style:text-properties fo:font-size="10pt" officeooo:rsid="01aaf369" style:font-size-asian="10pt" style:font-size-complex="10pt"/>
    </style:style>
    <style:style style:name="T414" style:family="text">
      <style:text-properties fo:font-size="10pt" officeooo:rsid="01de4a34" style:font-size-asian="10pt" style:font-size-complex="10pt"/>
    </style:style>
    <style:style style:name="T415" style:family="text">
      <style:text-properties officeooo:rsid="01821969"/>
    </style:style>
    <style:style style:name="T416" style:family="text">
      <style:text-properties officeooo:rsid="01824439"/>
    </style:style>
    <style:style style:name="T417" style:family="text">
      <style:text-properties officeooo:rsid="019b938e"/>
    </style:style>
    <style:style style:name="T418" style:family="text">
      <style:text-properties officeooo:rsid="01ccd018"/>
    </style:style>
    <style:style style:name="T419" style:family="text">
      <style:text-properties style:font-name="DejaVu Sans" officeooo:rsid="00bd0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o’s Halo Whitepapers:</text:p>
      <text:h text:style-name="P171" text:outline-level="1"><text:span text:style-name="T418">Constants, enumerators and </text:span>structures</text:h>
      <text:p text:style-name="P100"><text:tab/>The structures <text:span text:style-name="T393">specified in this document</text:span> are defined using the ANSI C<text:span text:style-name="T383">++</text:span> standard, however the data type naming convention follows the one described in the glossary and terminology whitepaper.<text:span text:style-name="T393"> Additionally, the structures will only include some of the most generic and important ones, and will not include anything related to Open Sauce.</text:span></text:p>
      <text:p text:style-name="P99"/>
      <text:p text:style-name="P101"><text:tab/>Any tag specific structures<text:span text:style-name="T415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416"> Be aware however, I have done VERY little work with Halo 2, so don't expect much from me regarding it.</text:span></text:p>
      <text:h text:style-name="P172" text:outline-level="1">General</text:h>
      <text:p text:style-name="P6"><text:span text:style-name="Source_20_Text"><text:span text:style-name="T376">enum </text:span></text:span><text:span text:style-name="Source_20_Text"><text:span text:style-name="T377">class </text:span></text:span><text:span text:style-name="Source_20_Text"><text:span text:style-name="T50">TagClass</text:span></text:span><text:span text:style-name="Source_20_Text"><text:span text:style-name="T377"> </text:span></text:span><text:span text:style-name="Source_20_Text"><text:span text:style-name="T395">: </text:span></text:span><text:span text:style-name="Source_20_Text"><text:span text:style-name="T50">UEnum32</text:span></text:span><text:span text:style-name="Source_20_Text"><text:span text:style-name="T395"> {</text:span></text:span><text:span text:style-name="Source_20_Text"><text:span text:style-name="T326"> <text:s/></text:span></text:span><text:span text:style-name="Source_20_Text"><text:span text:style-name="T192">// FourCC value</text:span></text:span></text:p>
      <text:p text:style-name="P8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actr</text:span></text:span><text:span text:style-name="Source_20_Text"><text:span text:style-name="T253"> = </text:span></text:span><text:span text:style-name="Source_20_Text"><text:span text:style-name="T327">0x61637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acto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actv</text:span></text:span><text:span text:style-name="Source_20_Text"><text:span text:style-name="T253"> = </text:span></text:span><text:span text:style-name="Source_20_Text"><text:span text:style-name="T327">0x61637476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actor_varian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ant_</text:span></text:span><text:span text:style-name="Source_20_Text"><text:span text:style-name="T253"> = </text:span></text:span><text:span text:style-name="Source_20_Text"><text:span text:style-name="T327">0x616E742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antenna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bipd</text:span></text:span><text:span text:style-name="Source_20_Text"><text:span text:style-name="T253"> = </text:span></text:span><text:span text:style-name="Source_20_Text"><text:span text:style-name="T327">0x6269706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biped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bitm</text:span></text:span><text:span text:style-name="Source_20_Text"><text:span text:style-name="T253"> = </text:span></text:span><text:span text:style-name="Source_20_Text"><text:span text:style-name="T327">0x6269746D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bitmap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trak</text:span></text:span><text:span text:style-name="Source_20_Text"><text:span text:style-name="T253"> = </text:span></text:span><text:span text:style-name="Source_20_Text"><text:span text:style-name="T327">0x7472616B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camera_track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colo</text:span></text:span><text:span text:style-name="Source_20_Text"><text:span text:style-name="T253"> = </text:span></text:span><text:span text:style-name="Source_20_Text"><text:span text:style-name="T327">0x636F6C6F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color_tabl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cdmg</text:span></text:span><text:span text:style-name="Source_20_Text"><text:span text:style-name="T253"> = </text:span></text:span><text:span text:style-name="Source_20_Text"><text:span text:style-name="T327">0x63646D67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continuous_damage_effec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cont</text:span></text:span><text:span text:style-name="Source_20_Text"><text:span text:style-name="T253"> = </text:span></text:span><text:span text:style-name="Source_20_Text"><text:span text:style-name="T327">0x636F6E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contrai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jpt_</text:span></text:span><text:span text:style-name="Source_20_Text"><text:span text:style-name="T253"> = </text:span></text:span><text:span text:style-name="Source_20_Text"><text:span text:style-name="T327">0x6A70742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amage_effec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deca</text:span></text:span><text:span text:style-name="Source_20_Text"><text:span text:style-name="T253"> = </text:span></text:span><text:span text:style-name="Source_20_Text"><text:span text:style-name="T327">0x6465636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ca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dobc</text:span></text:span><text:span text:style-name="Source_20_Text"><text:span text:style-name="T253"> = </text:span></text:span><text:span text:style-name="Source_20_Text"><text:span text:style-name="T327">0x646F62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tail_object_collec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devi</text:span></text:span><text:span text:style-name="Source_20_Text"><text:span text:style-name="T253"> = </text:span></text:span><text:span text:style-name="Source_20_Text"><text:span text:style-name="T327">0x646576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vic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ctrl</text:span></text:span><text:span text:style-name="Source_20_Text"><text:span text:style-name="T253"> = </text:span></text:span><text:span text:style-name="Source_20_Text"><text:span text:style-name="T327">0x6374726C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vice_contro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lifi</text:span></text:span><text:span text:style-name="Source_20_Text"><text:span text:style-name="T253"> = </text:span></text:span><text:span text:style-name="Source_20_Text"><text:span text:style-name="T327">0x6C6966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vice_light_fixtur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ach</text:span></text:span><text:span text:style-name="Source_20_Text"><text:span text:style-name="T253"> = </text:span></text:span><text:span text:style-name="Source_20_Text"><text:span text:style-name="T327">0x6D616368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evice_machin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udlg</text:span></text:span><text:span text:style-name="Source_20_Text"><text:span text:style-name="T253"> = </text:span></text:span><text:span text:style-name="Source_20_Text"><text:span text:style-name="T327">0x75646C67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dialogu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effe</text:span></text:span><text:span text:style-name="Source_20_Text"><text:span text:style-name="T253"> = </text:span></text:span><text:span text:style-name="Source_20_Text"><text:span text:style-name="T327">0x65666665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effec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eqip</text:span></text:span><text:span text:style-name="Source_20_Text"><text:span text:style-name="T253"> = </text:span></text:span><text:span text:style-name="Source_20_Text"><text:span text:style-name="T327">0x6571697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equipmen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flag</text:span></text:span><text:span text:style-name="Source_20_Text"><text:span text:style-name="T253"> = </text:span></text:span><text:span text:style-name="Source_20_Text"><text:span text:style-name="T327">0x666C6167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flag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fog </text:span></text:span><text:span text:style-name="Source_20_Text"><text:span text:style-name="T253"><text:s/>= </text:span></text:span><text:span text:style-name="Source_20_Text"><text:span text:style-name="T327">0x666F672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fog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font</text:span></text:span><text:span text:style-name="Source_20_Text"><text:span text:style-name="T253"> = </text:span></text:span><text:span text:style-name="Source_20_Text"><text:span text:style-name="T327">0x666F6E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fon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garb</text:span></text:span><text:span text:style-name="Source_20_Text"><text:span text:style-name="T253"> = </text:span></text:span><text:span text:style-name="Source_20_Text"><text:span text:style-name="T327">0x6761726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garbag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od2</text:span></text:span><text:span text:style-name="Source_20_Text"><text:span text:style-name="T253"> = </text:span></text:span><text:span text:style-name="Source_20_Text"><text:span text:style-name="T327">0x6D6F643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gbxmode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atg</text:span></text:span><text:span text:style-name="Source_20_Text"><text:span text:style-name="T253"> = </text:span></text:span><text:span text:style-name="Source_20_Text"><text:span text:style-name="T327">0x6D617467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global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glw</text:span></text:span><text:span text:style-name="Source_20_Text"><text:span text:style-name="T53">_</text:span></text:span><text:span text:style-name="Source_20_Text"><text:span text:style-name="T253"> = </text:span></text:span><text:span text:style-name="Source_20_Text"><text:span text:style-name="T327">0x676C772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glow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grhi</text:span></text:span><text:span text:style-name="Source_20_Text"><text:span text:style-name="T253"> = </text:span></text:span><text:span text:style-name="Source_20_Text"><text:span text:style-name="T327">0x677268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grenade_hud_interfac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hudg</text:span></text:span><text:span text:style-name="Source_20_Text"><text:span text:style-name="T253"> = </text:span></text:span><text:span text:style-name="Source_20_Text"><text:span text:style-name="T327">0x68756467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hud_global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hmt</text:span></text:span><text:span text:style-name="Source_20_Text"><text:span text:style-name="T327"> </text:span></text:span><text:span text:style-name="Source_20_Text"><text:span text:style-name="T253"><text:s/>= </text:span></text:span><text:span text:style-name="Source_20_Text"><text:span text:style-name="T327">0x686D742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hud_message_tex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hud_</text:span></text:span><text:span text:style-name="Source_20_Text"><text:span text:style-name="T253"> = </text:span></text:span><text:span text:style-name="Source_20_Text"><text:span text:style-name="T327">0x6875642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hud_numbe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devc</text:span></text:span><text:span text:style-name="Source_20_Text"><text:span text:style-name="T253"> = </text:span></text:span><text:span text:style-name="Source_20_Text"><text:span text:style-name="T327">0x646576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input_device_default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item</text:span></text:span><text:span text:style-name="Source_20_Text"><text:span text:style-name="T253"> = </text:span></text:span><text:span text:style-name="Source_20_Text"><text:span text:style-name="T327">0x6974656D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item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itmc</text:span></text:span><text:span text:style-name="Source_20_Text"><text:span text:style-name="T253"> = </text:span></text:span><text:span text:style-name="Source_20_Text"><text:span text:style-name="T327">0x69746D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item_collec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lens</text:span></text:span><text:span text:style-name="Source_20_Text"><text:span text:style-name="T253"> = </text:span></text:span><text:span text:style-name="Source_20_Text"><text:span text:style-name="T327">0x6C656E7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lens_flar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ligh</text:span></text:span><text:span text:style-name="Source_20_Text"><text:span text:style-name="T253"> = </text:span></text:span><text:span text:style-name="Source_20_Text"><text:span text:style-name="T327">0x6C696768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ligh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gs2</text:span></text:span><text:span text:style-name="Source_20_Text"><text:span text:style-name="T253"> = </text:span></text:span><text:span text:style-name="Source_20_Text"><text:span text:style-name="T327">0x6D67733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light_volum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elec</text:span></text:span><text:span text:style-name="Source_20_Text"><text:span text:style-name="T253"> = </text:span></text:span><text:span text:style-name="Source_20_Text"><text:span text:style-name="T327">0x656C65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lightning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foot</text:span></text:span><text:span text:style-name="Source_20_Text"><text:span text:style-name="T253"> = </text:span></text:span><text:span text:style-name="Source_20_Text"><text:span text:style-name="T327">0x666F6F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aterial_effect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etr</text:span></text:span><text:span text:style-name="Source_20_Text"><text:span text:style-name="T253"> = </text:span></text:span><text:span text:style-name="Source_20_Text"><text:span text:style-name="T327">0x6D657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ete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ode</text:span></text:span><text:span text:style-name="Source_20_Text"><text:span text:style-name="T253"> = </text:span></text:span><text:span text:style-name="Source_20_Text"><text:span text:style-name="T327">0x6D6F6465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ode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antr</text:span></text:span><text:span text:style-name="Source_20_Text"><text:span text:style-name="T253"> = </text:span></text:span><text:span text:style-name="Source_20_Text"><text:span text:style-name="T327">0x616E7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odel_animation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coll</text:span></text:span><text:span text:style-name="Source_20_Text"><text:span text:style-name="T253"> = </text:span></text:span><text:span text:style-name="Source_20_Text"><text:span text:style-name="T327">0x636F6C6C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odel_collision_geometry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mply</text:span></text:span><text:span text:style-name="Source_20_Text"><text:span text:style-name="T253"> = </text:span></text:span><text:span text:style-name="Source_20_Text"><text:span text:style-name="T327">0x6D706C7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multiplayer_scenario_descrip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obje</text:span></text:span><text:span text:style-name="Source_20_Text"><text:span text:style-name="T253"> = </text:span></text:span><text:span text:style-name="Source_20_Text"><text:span text:style-name="T327">0x6F626A65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objec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art</text:span></text:span><text:span text:style-name="Source_20_Text"><text:span text:style-name="T253"> = </text:span></text:span><text:span text:style-name="Source_20_Text"><text:span text:style-name="T327">0x706172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articl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ctl</text:span></text:span><text:span text:style-name="Source_20_Text"><text:span text:style-name="T253"> = </text:span></text:span><text:span text:style-name="Source_20_Text"><text:span text:style-name="T327">0x7063746C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article_system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hys</text:span></text:span><text:span text:style-name="Source_20_Text"><text:span text:style-name="T253"> = </text:span></text:span><text:span text:style-name="Source_20_Text"><text:span text:style-name="T327">0x7068797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hysic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lac</text:span></text:span><text:span text:style-name="Source_20_Text"><text:span text:style-name="T253"> = </text:span></text:span><text:span text:style-name="Source_20_Text"><text:span text:style-name="T327">0x706C61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laceholde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phy</text:span></text:span><text:span text:style-name="Source_20_Text"><text:span text:style-name="T253"> = </text:span></text:span><text:span text:style-name="Source_20_Text"><text:span text:style-name="T327">0x7070687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oint_physic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ngpr</text:span></text:span><text:span text:style-name="Source_20_Text"><text:span text:style-name="T253"> = </text:span></text:span><text:span text:style-name="Source_20_Text"><text:span text:style-name="T327">0x6E6770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references_network_gam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proj</text:span></text:span><text:span text:style-name="Source_20_Text"><text:span text:style-name="T253"> = </text:span></text:span><text:span text:style-name="Source_20_Text"><text:span text:style-name="T327">0x70726F6A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projectil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cnr</text:span></text:span><text:span text:style-name="Source_20_Text"><text:span text:style-name="T253"> = </text:span></text:span><text:span text:style-name="Source_20_Text"><text:span text:style-name="T327">0x73636E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cenario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bsp</text:span></text:span><text:span text:style-name="Source_20_Text"><text:span text:style-name="T253"> = </text:span></text:span><text:span text:style-name="Source_20_Text"><text:span text:style-name="T327">0x7362737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cenario_structure_bsp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cen</text:span></text:span><text:span text:style-name="Source_20_Text"><text:span text:style-name="T253"> = </text:span></text:span><text:span text:style-name="Source_20_Text"><text:span text:style-name="T327">0x7363656E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cenery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hdr</text:span></text:span><text:span text:style-name="Source_20_Text"><text:span text:style-name="T253"> = </text:span></text:span><text:span text:style-name="Source_20_Text"><text:span text:style-name="T327">0x73686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</text:span></text:span></text:p>
      <text:p text:style-name="P15"><text:soft-page-break/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env</text:span></text:span><text:span text:style-name="Source_20_Text"><text:span text:style-name="T253"> = </text:span></text:span><text:span text:style-name="Source_20_Text"><text:span text:style-name="T327">0x73656E76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environmen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oso</text:span></text:span><text:span text:style-name="Source_20_Text"><text:span text:style-name="T253"> = </text:span></text:span><text:span text:style-name="Source_20_Text"><text:span text:style-name="T327">0x736F736F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model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chi</text:span></text:span><text:span text:style-name="Source_20_Text"><text:span text:style-name="T253"> = </text:span></text:span><text:span text:style-name="Source_20_Text"><text:span text:style-name="T327">0x736368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chicago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cex</text:span></text:span><text:span text:style-name="Source_20_Text"><text:span text:style-name="T253"> = </text:span></text:span><text:span text:style-name="Source_20_Text"><text:span text:style-name="T327">0x73636578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chicago_extended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otr</text:span></text:span><text:span text:style-name="Source_20_Text"><text:span text:style-name="T253"> = </text:span></text:span><text:span text:style-name="Source_20_Text"><text:span text:style-name="T327">0x736F7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generic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gla</text:span></text:span><text:span text:style-name="Source_20_Text"><text:span text:style-name="T253"> = </text:span></text:span><text:span text:style-name="Source_20_Text"><text:span text:style-name="T327">0x73676C6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glass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met</text:span></text:span><text:span text:style-name="Source_20_Text"><text:span text:style-name="T253"> = </text:span></text:span><text:span text:style-name="Source_20_Text"><text:span text:style-name="T327">0x736D65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mete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pla</text:span></text:span><text:span text:style-name="Source_20_Text"><text:span text:style-name="T253"> = </text:span></text:span><text:span text:style-name="Source_20_Text"><text:span text:style-name="T327">0x73706C6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plasma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wat</text:span></text:span><text:span text:style-name="Source_20_Text"><text:span text:style-name="T253"> = </text:span></text:span><text:span text:style-name="Source_20_Text"><text:span text:style-name="T327">0x737761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hader_transparent_water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ky</text:span></text:span><text:span text:style-name="Source_20_Text"><text:span text:style-name="T327"> </text:span></text:span><text:span text:style-name="Source_20_Text"><text:span text:style-name="T253"><text:s/>= </text:span></text:span><text:span text:style-name="Source_20_Text"><text:span text:style-name="T327">0x736B792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ky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nd_</text:span></text:span><text:span text:style-name="Source_20_Text"><text:span text:style-name="T253"> = </text:span></text:span><text:span text:style-name="Source_20_Text"><text:span text:style-name="T327">0x736E642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ound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nde</text:span></text:span><text:span text:style-name="Source_20_Text"><text:span text:style-name="T253"> = </text:span></text:span><text:span text:style-name="Source_20_Text"><text:span text:style-name="T327">0x736E6465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ound_environmen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lsnd</text:span></text:span><text:span text:style-name="Source_20_Text"><text:span text:style-name="T253"> = </text:span></text:span><text:span text:style-name="Source_20_Text"><text:span text:style-name="T327">0x6C736E6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ound_looping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sce</text:span></text:span><text:span text:style-name="Source_20_Text"><text:span text:style-name="T253"> = </text:span></text:span><text:span text:style-name="Source_20_Text"><text:span text:style-name="T327">0x73736365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ound_scenery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boom</text:span></text:span><text:span text:style-name="Source_20_Text"><text:span text:style-name="T253"> = </text:span></text:span><text:span text:style-name="Source_20_Text"><text:span text:style-name="T327">0x626F6F6D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pheroid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tr</text:span></text:span><text:span text:style-name="Source_20_Text"><text:span text:style-name="T53">_</text:span></text:span><text:span text:style-name="Source_20_Text"><text:span text:style-name="T253"> = </text:span></text:span><text:span text:style-name="Source_20_Text"><text:span text:style-name="T327">0x7374722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string_lis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tagc</text:span></text:span><text:span text:style-name="Source_20_Text"><text:span text:style-name="T253"> = </text:span></text:span><text:span text:style-name="Source_20_Text"><text:span text:style-name="T327">0x74616763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tag_collec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Soul</text:span></text:span><text:span text:style-name="Source_20_Text"><text:span text:style-name="T253"> = </text:span></text:span><text:span text:style-name="Source_20_Text"><text:span text:style-name="T327">0x536F756C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ui_widget_collec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DeLa</text:span></text:span><text:span text:style-name="Source_20_Text"><text:span text:style-name="T253"> = </text:span></text:span><text:span text:style-name="Source_20_Text"><text:span text:style-name="T327">0x44654C61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ui_widget_definiti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ustr</text:span></text:span><text:span text:style-name="Source_20_Text"><text:span text:style-name="T253"> = </text:span></text:span><text:span text:style-name="Source_20_Text"><text:span text:style-name="T327">0x75737472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unicode_string_lis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unit</text:span></text:span><text:span text:style-name="Source_20_Text"><text:span text:style-name="T253"> = </text:span></text:span><text:span text:style-name="Source_20_Text"><text:span text:style-name="T327">0x756E697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unit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unhi</text:span></text:span><text:span text:style-name="Source_20_Text"><text:span text:style-name="T253"> = </text:span></text:span><text:span text:style-name="Source_20_Text"><text:span text:style-name="T327">0x756E68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unit_hud_interfac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vehi</text:span></text:span><text:span text:style-name="Source_20_Text"><text:span text:style-name="T253"> = </text:span></text:span><text:span text:style-name="Source_20_Text"><text:span text:style-name="T327">0x766568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vehicl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vcky</text:span></text:span><text:span text:style-name="Source_20_Text"><text:span text:style-name="T253"> = </text:span></text:span><text:span text:style-name="Source_20_Text"><text:span text:style-name="T327">0x76636B7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virtual_keyboard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weap</text:span></text:span><text:span text:style-name="Source_20_Text"><text:span text:style-name="T253"> = </text:span></text:span><text:span text:style-name="Source_20_Text"><text:span text:style-name="T327">0x77656170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weapon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wphi</text:span></text:span><text:span text:style-name="Source_20_Text"><text:span text:style-name="T253"> = </text:span></text:span><text:span text:style-name="Source_20_Text"><text:span text:style-name="T327">0x77706869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weapon_hud_interface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rain</text:span></text:span><text:span text:style-name="Source_20_Text"><text:span text:style-name="T253"> = </text:span></text:span><text:span text:style-name="Source_20_Text"><text:span text:style-name="T327">0x7261696E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weather_particle_system</text:span></text:span></text:p>
      <text:p text:style-name="P15"><text:span text:style-name="Source_20_Text"><text:span text:style-name="T327"><text:s text:c="4"/></text:span></text:span><text:span text:style-name="Source_20_Text"><text:span text:style-name="T51">tagcls_</text:span></text:span><text:span text:style-name="Source_20_Text"><text:span text:style-name="T52">wind</text:span></text:span><text:span text:style-name="Source_20_Text"><text:span text:style-name="T253"> = </text:span></text:span><text:span text:style-name="Source_20_Text"><text:span text:style-name="T327">0x77696E64</text:span></text:span><text:span text:style-name="Source_20_Text"><text:span text:style-name="T328">,</text:span></text:span><text:span text:style-name="Source_20_Text"><text:span text:style-name="T327"> <text:s/></text:span></text:span><text:span text:style-name="Source_20_Text"><text:span text:style-name="T193">// wind</text:span></text:span></text:p>
      <text:p text:style-name="P15"><text:span text:style-name="Source_20_Text"><text:span text:style-name="T329"><text:s text:c="4"/></text:span></text:span><text:span text:style-name="Source_20_Text"><text:span text:style-name="T51">tagcls_none</text:span></text:span><text:span text:style-name="Source_20_Text"><text:span text:style-name="T254"> = </text:span></text:span><text:span text:style-name="Source_20_Text"><text:span text:style-name="T329">0xFFFFFFFF</text:span></text:span><text:span text:style-name="Source_20_Text"><text:span text:style-name="T328">,</text:span></text:span><text:span text:style-name="Source_20_Text"><text:span text:style-name="T329"> <text:s/></text:span></text:span><text:span text:style-name="Source_20_Text"><text:span text:style-name="T194">// nothing</text:span></text:span></text:p>
      <text:p text:style-name="P2"><text:span text:style-name="Source_20_Text"><text:span text:style-name="T396"><text:s text:c="4"/>} </text:span></text:span><text:span text:style-name="Source_20_Text"><text:span text:style-name="T50">TagClass</text:span></text:span><text:span text:style-name="Source_20_Text"><text:span text:style-name="T395">;</text:span></text:span></text:p>
      <text:p text:style-name="P1"><text:span text:style-name="Source_20_Text"><text:span text:style-name="T394"/></text:span></text:p>
      <text:p text:style-name="P1"><text:span text:style-name="Source_20_Text"><text:span text:style-name="T394"/></text:span></text:p>
      <text:p text:style-name="P7"><text:span text:style-name="Source_20_Text"><text:span text:style-name="T376">enum </text:span></text:span><text:span text:style-name="Source_20_Text"><text:span text:style-name="T377">class </text:span></text:span><text:span text:style-name="Source_20_Text"><text:span text:style-name="T50">EngineID</text:span></text:span><text:span text:style-name="Source_20_Text"><text:span text:style-name="T395"> : </text:span></text:span><text:span text:style-name="Source_20_Text"><text:span text:style-name="T50">BUEnum32</text:span></text:span><text:span text:style-name="Source_20_Text"><text:span text:style-name="T395"> { <text:s/></text:span></text:span><text:span text:style-name="Source_20_Text"><text:span text:style-name="T192">// FourCC value</text:span></text:span></text:p>
      <text:p text:style-name="P3"><text:span text:style-name="Source_20_Text"><text:span text:style-name="T397"><text:s text:c="4"/></text:span></text:span><text:span text:style-name="Source_20_Text"><text:span text:style-name="T52">engine_id_blam</text:span></text:span><text:span text:style-name="Source_20_Text"><text:span text:style-name="T355"> = </text:span></text:span><text:span text:style-name="Source_20_Text"><text:span text:style-name="T397">0x6D616C62 <text:s/></text:span></text:span><text:span text:style-name="Source_20_Text"><text:span text:style-name="T193">// <text:s/>Halo 1 engine id</text:span></text:span></text:p>
      <text:p text:style-name="P4"><text:span text:style-name="Source_20_Text"><text:span text:style-name="T398"><text:s text:c="4"/>} </text:span></text:span><text:span text:style-name="Source_20_Text"><text:span text:style-name="T54">EngineID</text:span></text:span><text:span text:style-name="Source_20_Text"><text:span text:style-name="T398">;</text:span></text:span></text:p>
      <text:p text:style-name="P1"><text:span text:style-name="Source_20_Text"><text:span text:style-name="T394"/></text:span></text:p>
      <text:p text:style-name="P1"><text:span text:style-name="Source_20_Text"><text:span text:style-name="T394"/></text:span></text:p>
      <text:p text:style-name="P48"><text:span text:style-name="Source_20_Text"><text:span text:style-name="T207">/</text:span></text:span><text:span text:style-name="Source_20_Text"><text:span text:style-name="T237">*</text:span></text:span><text:span text:style-name="Source_20_Text"><text:span text:style-name="T221"> </text:span></text:span><text:span text:style-name="Source_20_Text"><text:span text:style-name="T237">TagHeaders are </text:span></text:span><text:span text:style-name="Source_20_Text"><text:span text:style-name="T227">only used </text:span></text:span><text:span text:style-name="Source_20_Text"><text:span text:style-name="T237">at the start of a tagfile to specify the</text:span></text:span></text:p>
      <text:p text:style-name="P48"><text:span text:style-name="Source_20_Text"><text:span text:style-name="T237">** type of tag and provide integrity checks for tools parsing it.*/</text:span></text:span></text:p>
      <text:p text:style-name="P9"><text:span text:style-name="Source_20_Text"><text:span text:style-name="T378">typedef </text:span></text:span><text:span text:style-name="Source_20_Text"><text:span text:style-name="T379">struct</text:span></text:span><text:span text:style-name="Source_20_Text"><text:span text:style-name="T401"> </text:span></text:span><text:span text:style-name="Source_20_Text"><text:span text:style-name="T57">TagHeader</text:span></text:span><text:span text:style-name="Source_20_Text"><text:span text:style-name="T401"> {</text:span></text:span></text:p>
      <text:p text:style-name="P1"><text:span text:style-name="Source_20_Text"><text:span text:style-name="T402"><text:s text:c="4"/></text:span></text:span><text:span text:style-name="Source_20_Text"><text:span text:style-name="T58">Pad</text:span></text:span><text:span text:style-name="Source_20_Text"><text:span text:style-name="T402">[</text:span></text:span><text:span text:style-name="Source_20_Text"><text:span text:style-name="T385">36</text:span></text:span><text:span text:style-name="Source_20_Text"><text:span text:style-name="T402">]<text:tab/></text:span></text:span><text:span text:style-name="Source_20_Text"><text:span text:style-name="T408"><text:tab/></text:span></text:span><text:span text:style-name="Source_20_Text"><text:span text:style-name="T402">pad0;</text:span></text:span></text:p>
      <text:p text:style-name="P5"><text:span text:style-name="Source_20_Text"><text:span text:style-name="T402"><text:s text:c="4"/></text:span></text:span><text:span text:style-name="Source_20_Text"><text:span text:style-name="T58">TagClass</text:span></text:span><text:span text:style-name="Source_20_Text"><text:span text:style-name="T402"><text:tab/>tag_class;</text:span></text:span></text:p>
      <text:p text:style-name="P1"><text:span text:style-name="Source_20_Text"><text:span text:style-name="T402"><text:s text:c="4"/></text:span></text:span><text:span text:style-name="Source_20_Text"><text:span text:style-name="T58">UInt32</text:span></text:span><text:span text:style-name="Source_20_Text"><text:span text:style-name="T402"><text:tab/></text:span></text:span><text:span text:style-name="Source_20_Text"><text:span text:style-name="T408"><text:tab/></text:span></text:span><text:span text:style-name="Source_20_Text"><text:span text:style-name="T402">checksum;</text:span></text:span></text:p>
      <text:p text:style-name="P19"><text:span text:style-name="Source_20_Text"><text:span text:style-name="T402"><text:s text:c="4"/></text:span></text:span><text:span text:style-name="Source_20_Text"><text:span text:style-name="T58">UInt32</text:span></text:span><text:span text:style-name="Source_20_Text"><text:span text:style-name="T402"><text:tab/></text:span></text:span><text:span text:style-name="Source_20_Text"><text:span text:style-name="T408"><text:tab/></text:span></text:span><text:span text:style-name="Source_20_Text"><text:span text:style-name="T402">header_size; <text:s/></text:span></text:span><text:span text:style-name="Source_20_Text"><text:span text:style-name="T201">// </text:span></text:span><text:span text:style-name="Source_20_Text"><text:span text:style-name="T202">always</text:span></text:span><text:span text:style-name="Source_20_Text"><text:span text:style-name="T201"> == 64</text:span></text:span></text:p>
      <text:p text:style-name="P1"><text:span text:style-name="Source_20_Text"><text:span text:style-name="T402"><text:s text:c="4"/></text:span></text:span><text:span text:style-name="Source_20_Text"><text:span text:style-name="T58">Pad</text:span></text:span><text:span text:style-name="Source_20_Text"><text:span text:style-name="T402">[</text:span></text:span><text:span text:style-name="Source_20_Text"><text:span text:style-name="T385">8</text:span></text:span><text:span text:style-name="Source_20_Text"><text:span text:style-name="T402">]<text:tab/></text:span></text:span><text:span text:style-name="Source_20_Text"><text:span text:style-name="T408"><text:tab/></text:span></text:span><text:span text:style-name="Source_20_Text"><text:span text:style-name="T402">pad1;</text:span></text:span></text:p>
      <text:p text:style-name="P5"><text:span text:style-name="Source_20_Text"><text:span text:style-name="T402"><text:s text:c="4"/></text:span></text:span><text:span text:style-name="Source_20_Text"><text:span text:style-name="T58">UInt16</text:span></text:span><text:span text:style-name="Source_20_Text"><text:span text:style-name="T402"><text:tab/></text:span></text:span><text:span text:style-name="Source_20_Text"><text:span text:style-name="T408"><text:tab/></text:span></text:span><text:span text:style-name="Source_20_Text"><text:span text:style-name="T402">tag_version; <text:s/></text:span></text:span><text:span text:style-name="Source_20_Text"><text:span text:style-name="T201">/</text:span></text:span><text:span text:style-name="Source_20_Text"><text:span text:style-name="T203">*</text:span></text:span><text:span text:style-name="Source_20_Text"><text:span text:style-name="T201"> </text:span></text:span><text:span text:style-name="Source_20_Text"><text:span text:style-name="T204">value</text:span></text:span><text:span text:style-name="Source_20_Text"><text:span text:style-name="T201"> depends on the tag_class</text:span></text:span><text:span text:style-name="Source_20_Text"><text:span text:style-name="T203">.</text:span></text:span></text:p>
      <text:p text:style-name="P28"><text:span text:style-name="Source_20_Text"><text:span text:style-name="T203"><text:s text:c="4"/>** </text:span></text:span><text:span text:style-name="Source_20_Text"><text:span text:style-name="T204">tag_version must be set properly or the tag will be</text:span></text:span></text:p>
      <text:p text:style-name="P29"><text:span text:style-name="Source_20_Text"><text:span text:style-name="T204"><text:s text:c="4"/>** considered corrupt by all of the HEK tools.*/</text:span></text:span></text:p>
      <text:p text:style-name="P1"><text:span text:style-name="Source_20_Text"><text:span text:style-name="T402"><text:s text:c="4"/></text:span></text:span><text:span text:style-name="Source_20_Text"><text:span text:style-name="T58">UInt8</text:span></text:span><text:span text:style-name="Source_20_Text"><text:span text:style-name="T402"><text:tab/><text:tab/>integrity0; <text:s text:c="2"/></text:span></text:span><text:span text:style-name="Source_20_Text"><text:span text:style-name="T201">// </text:span></text:span><text:span text:style-name="Source_20_Text"><text:span text:style-name="T202">always</text:span></text:span><text:span text:style-name="Source_20_Text"><text:span text:style-name="T201"> == 0x00</text:span></text:span></text:p>
      <text:p text:style-name="P17"><text:span text:style-name="Source_20_Text"><text:span text:style-name="T402"><text:s text:c="4"/></text:span></text:span><text:span text:style-name="Source_20_Text"><text:span text:style-name="T58">UInt8</text:span></text:span><text:span text:style-name="Source_20_Text"><text:span text:style-name="T402"><text:tab/><text:tab/>integrity1; <text:s text:c="2"/></text:span></text:span><text:span text:style-name="Source_20_Text"><text:span text:style-name="T201">// </text:span></text:span><text:span text:style-name="Source_20_Text"><text:span text:style-name="T202">always</text:span></text:span><text:span text:style-name="Source_20_Text"><text:span text:style-name="T201"> == 0xFF</text:span></text:span></text:p>
      <text:p text:style-name="P18"><text:span text:style-name="Source_20_Text"><text:span text:style-name="T402"><text:s text:c="4"/></text:span></text:span><text:span text:style-name="Source_20_Text"><text:span text:style-name="T58">EngineID</text:span></text:span><text:span text:style-name="Source_20_Text"><text:span text:style-name="T402"><text:tab/>engine_id; <text:s text:c="3"/></text:span></text:span><text:span text:style-name="Source_20_Text"><text:span text:style-name="T201">// </text:span></text:span><text:span text:style-name="Source_20_Text"><text:span text:style-name="T202">always</text:span></text:span><text:span text:style-name="Source_20_Text"><text:span text:style-name="T201"> == </text:span></text:span><text:span text:style-name="Source_20_Text"><text:span text:style-name="T205">engine_id_</text:span></text:span><text:span text:style-name="Source_20_Text"><text:span text:style-name="T201">blam</text:span></text:span></text:p>
      <text:p text:style-name="P23"><text:span text:style-name="Source_20_Text"><text:span text:style-name="T402"><text:s text:c="4"/>} </text:span></text:span><text:span text:style-name="Source_20_Text"><text:span text:style-name="T58">TagHeader</text:span></text:span><text:span text:style-name="Source_20_Text"><text:span text:style-name="T402">; <text:s/></text:span></text:span><text:span text:style-name="Source_20_Text"><text:span text:style-name="T199">// </text:span></text:span><text:span text:style-name="Source_20_Text"><text:span text:style-name="T200">struct </text:span></text:span><text:span text:style-name="Source_20_Text"><text:span text:style-name="T199">size == </text:span></text:span><text:span text:style-name="Source_20_Text"><text:span text:style-name="T206">6</text:span></text:span><text:span text:style-name="Source_20_Text"><text:span text:style-name="T199">4 bytes</text:span></text:span></text:p>
      <text:p text:style-name="P23"><text:span text:style-name="Source_20_Text"><text:span text:style-name="T394"/></text:span></text:p>
      <text:p text:style-name="P23"><text:span text:style-name="Source_20_Text"><text:span text:style-name="T394"/></text:span></text:p>
      <text:p text:style-name="P23"><text:span text:style-name="Source_20_Text"><text:span text:style-name="T378">typedef </text:span></text:span><text:span text:style-name="Source_20_Text"><text:span text:style-name="T379">struct</text:span></text:span><text:span text:style-name="Source_20_Text"><text:span text:style-name="T401"> </text:span></text:span><text:span text:style-name="Source_20_Text"><text:span text:style-name="T57">Reflexive</text:span></text:span><text:span text:style-name="Source_20_Text"><text:span text:style-name="T401"> {</text:span></text:span></text:p>
      <text:p text:style-name="P23"><text:span text:style-name="Source_20_Text"><text:span text:style-name="T401"><text:s text:c="4"/></text:span></text:span><text:span text:style-name="Source_20_Text"><text:span text:style-name="T57">SInt32</text:span></text:span><text:span text:style-name="Source_20_Text"><text:span text:style-name="T401"><text:tab/>size;<text:tab/></text:span></text:span><text:span text:style-name="Source_20_Text"><text:span text:style-name="T409"> <text:s text:c="3"/></text:span></text:span><text:span text:style-name="Source_20_Text"><text:span text:style-name="T207">// number of structs in the array</text:span></text:span><text:span text:style-name="Source_20_Text"><text:span text:style-name="T208">.</text:span></text:span></text:p>
      <text:p text:style-name="P23"><text:span text:style-name="Source_20_Text"><text:span text:style-name="T401"><text:s text:c="4"/></text:span></text:span><text:span text:style-name="Source_20_Text"><text:span text:style-name="T57">UInt32</text:span></text:span><text:span text:style-name="Source_20_Text"><text:span text:style-name="T401"><text:tab/>pointer; <text:s/></text:span></text:span><text:span text:style-name="Source_20_Text"><text:span text:style-name="T207">// pointer to the array(in</text:span></text:span><text:span text:style-name="Source_20_Text"><text:span text:style-name="T231">side</text:span></text:span><text:span text:style-name="Source_20_Text"><text:span text:style-name="T207"> a map only)</text:span></text:span></text:p>
      <text:p text:style-name="P72"><text:span text:style-name="Source_20_Text"><text:span text:style-name="T401"><text:s text:c="4"/></text:span></text:span><text:span text:style-name="Source_20_Text"><text:span text:style-name="T57">UInt32</text:span></text:span><text:span text:style-name="Source_20_Text"><text:span text:style-name="T401"><text:tab/>id;</text:span></text:span><text:span text:style-name="Source_20_Text"><text:span text:style-name="T227"> <text:s/></text:span></text:span><text:span text:style-name="Source_20_Text"><text:span text:style-name="T231"><text:s text:c="5"/></text:span></text:span><text:span text:style-name="Source_20_Text"><text:span text:style-name="T227">// only used in</text:span></text:span><text:span text:style-name="Source_20_Text"><text:span text:style-name="T229">side</text:span></text:span><text:span text:style-name="Source_20_Text"><text:span text:style-name="T227"> a map</text:span></text:span><text:span text:style-name="Source_20_Text"><text:span text:style-name="T247">(purpose unknown).</text:span></text:span></text:p>
      <text:p text:style-name="P32"><text:span text:style-name="Source_20_Text"><text:span text:style-name="T401"><text:s text:c="4"/>} </text:span></text:span><text:span text:style-name="Source_20_Text"><text:span text:style-name="T57">Reflexive</text:span></text:span><text:span text:style-name="Source_20_Text"><text:span text:style-name="T401">; <text:s/></text:span></text:span><text:span text:style-name="Source_20_Text"><text:span text:style-name="T199">// </text:span></text:span><text:span text:style-name="Source_20_Text"><text:span text:style-name="T200">struct </text:span></text:span><text:span text:style-name="Source_20_Text"><text:span text:style-name="T199">size == </text:span></text:span><text:span text:style-name="Source_20_Text"><text:span text:style-name="T206">12</text:span></text:span><text:span text:style-name="Source_20_Text"><text:span text:style-name="T199"> bytes</text:span></text:span></text:p>
      <text:p text:style-name="P79"><text:soft-page-break/></text:p>
      <text:p text:style-name="P79"/>
      <text:p text:style-name="P32"><text:span text:style-name="Source_20_Text"><text:span text:style-name="T378">typedef </text:span></text:span><text:span text:style-name="Source_20_Text"><text:span text:style-name="T379">s</text:span></text:span><text:span text:style-name="Source_20_Text"><text:span text:style-name="T375">truct</text:span></text:span><text:span text:style-name="Source_20_Text"><text:span text:style-name="T399"> </text:span></text:span><text:span text:style-name="Source_20_Text"><text:span text:style-name="T55">T</text:span></text:span><text:span text:style-name="Source_20_Text"><text:span text:style-name="T49">ag</text:span></text:span><text:span text:style-name="Source_20_Text"><text:span text:style-name="T56">I</text:span></text:span><text:span text:style-name="Source_20_Text"><text:span text:style-name="T49">d</text:span></text:span><text:span text:style-name="Source_20_Text"><text:span text:style-name="T399"> </text:span></text:span><text:span text:style-name="Source_20_Text"><text:span text:style-name="T394">{</text:span></text:span></text:p>
      <text:p text:style-name="P32"><text:span text:style-name="Source_20_Text"><text:span text:style-name="T195"><text:s text:c="4"/>/</text:span></text:span><text:span text:style-name="Source_20_Text"><text:span text:style-name="T196">*</text:span></text:span><text:span text:style-name="Source_20_Text"><text:span text:style-name="T195"> For all intents and purposes, this is what this struct looks</text:span></text:span></text:p>
      <text:p text:style-name="P32"><text:span text:style-name="Source_20_Text"><text:span text:style-name="T195"><text:s text:c="4"/></text:span></text:span><text:span text:style-name="Source_20_Text"><text:span text:style-name="T196">**</text:span></text:span><text:span text:style-name="Source_20_Text"><text:span text:style-name="T195"> like</text:span></text:span><text:span text:style-name="Source_20_Text"><text:span text:style-name="T197">.</text:span></text:span><text:span text:style-name="Source_20_Text"><text:span text:style-name="T195"> </text:span></text:span><text:span text:style-name="Source_20_Text"><text:span text:style-name="T197">Y</text:span></text:span><text:span text:style-name="Source_20_Text"><text:span text:style-name="T195">ou should know </text:span></text:span><text:span text:style-name="Source_20_Text"><text:span text:style-name="T197">however, </text:span></text:span><text:span text:style-name="Source_20_Text"><text:span text:style-name="T195">that it is TECHNICALLY just a</text:span></text:span></text:p>
      <text:p text:style-name="P32"><text:span text:style-name="Source_20_Text"><text:span text:style-name="T195"><text:s text:c="4"/></text:span></text:span><text:span text:style-name="Source_20_Text"><text:span text:style-name="T196">**</text:span></text:span><text:span text:style-name="Source_20_Text"><text:span text:style-name="T195"> single UInt32, </text:span></text:span><text:span text:style-name="Source_20_Text"><text:span text:style-name="T232">and</text:span></text:span><text:span text:style-name="Source_20_Text"><text:span text:style-name="T195"> the UInt16's </text:span></text:span><text:span text:style-name="Source_20_Text"><text:span text:style-name="T232">are </text:span></text:span><text:span text:style-name="Source_20_Text"><text:span text:style-name="T195">masked off whenever they are</text:span></text:span></text:p>
      <text:p text:style-name="P32"><text:span text:style-name="Source_20_Text"><text:span text:style-name="T195"><text:s text:c="4"/></text:span></text:span><text:span text:style-name="Source_20_Text"><text:span text:style-name="T196">**</text:span></text:span><text:span text:style-name="Source_20_Text"><text:span text:style-name="T195"> individually needed. I found this out by looking at Halo 2 map</text:span></text:span></text:p>
      <text:p text:style-name="P32"><text:span text:style-name="Source_20_Text"><text:span text:style-name="T195"><text:s text:c="4"/></text:span></text:span><text:span text:style-name="Source_20_Text"><text:span text:style-name="T196">**</text:span></text:span><text:span text:style-name="Source_20_Text"><text:span text:style-name="T195"> files, where the order and endianness of these UInt16's are</text:span></text:span></text:p>
      <text:p text:style-name="P32"><text:span text:style-name="Source_20_Text"><text:span text:style-name="T195"><text:s text:c="4"/></text:span></text:span><text:span text:style-name="Source_20_Text"><text:span text:style-name="T196">**</text:span></text:span><text:span text:style-name="Source_20_Text"><text:span text:style-name="T195"> swapped, which would only be if a TagID is a single UInt32.</text:span></text:span></text:p>
      <text:p text:style-name="P32"><text:span text:style-name="Source_20_Text"><text:span text:style-name="T198"><text:s text:c="4"/></text:span></text:span><text:span text:style-name="Source_20_Text"><text:span text:style-name="T196">**</text:span></text:span><text:span text:style-name="Source_20_Text"><text:span text:style-name="T198"> </text:span></text:span><text:span text:style-name="Source_20_Text"><text:span text:style-name="T191">tag_table_index</text:span></text:span><text:span text:style-name="Source_20_Text"><text:span text:style-name="T198"> is the index into the tag_index you will find</text:span></text:span></text:p>
      <text:p text:style-name="P32"><text:span text:style-name="Source_20_Text"><text:span text:style-name="T198"><text:s text:c="4"/></text:span></text:span><text:span text:style-name="Source_20_Text"><text:span text:style-name="T196">**</text:span></text:span><text:span text:style-name="Source_20_Text"><text:span text:style-name="T198"> the tag at. </text:span></text:span><text:span text:style-name="Source_20_Text"><text:span text:style-name="T191">table_index</text:span></text:span><text:span text:style-name="Source_20_Text"><text:span text:style-name="T198"> is related, </text:span></text:span><text:span text:style-name="Source_20_Text"><text:span text:style-name="T233">but </text:span></text:span><text:span text:style-name="Source_20_Text"><text:span text:style-name="T198">its use is unknown.</text:span></text:span><text:span text:style-name="Source_20_Text"><text:span text:style-name="T196">*/</text:span></text:span></text:p>
      <text:p text:style-name="P47"><text:span text:style-name="Source_20_Text"><text:span text:style-name="T394"><text:s text:c="4"/></text:span></text:span><text:span text:style-name="Source_20_Text"><text:span text:style-name="T49">UInt16</text:span></text:span><text:span text:style-name="Source_20_Text"><text:span text:style-name="T394"><text:tab/>tag_table_index</text:span></text:span><text:span text:style-name="Source_20_Text"><text:span text:style-name="T400">;</text:span></text:span><text:span text:style-name="Source_20_Text"><text:span text:style-name="T236"><text:tab/></text:span></text:span><text:span text:style-name="Source_20_Text"><text:span text:style-name="T207">//</text:span></text:span><text:span text:style-name="Source_20_Text"><text:span text:style-name="T221"> </text:span></text:span><text:span text:style-name="Source_20_Text"><text:span text:style-name="T227">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47"><text:span text:style-name="Source_20_Text"><text:span text:style-name="T394"><text:s text:c="4"/></text:span></text:span><text:span text:style-name="Source_20_Text"><text:span text:style-name="T49">UInt16</text:span></text:span><text:span text:style-name="Source_20_Text"><text:span text:style-name="T394"><text:tab/>table_index</text:span></text:span><text:span text:style-name="Source_20_Text"><text:span text:style-name="T400">;</text:span></text:span><text:span text:style-name="Source_20_Text"><text:span text:style-name="T412"><text:tab/></text:span></text:span><text:span text:style-name="Source_20_Text"><text:span text:style-name="T207">//</text:span></text:span><text:span text:style-name="Source_20_Text"><text:span text:style-name="T221"> </text:span></text:span><text:span text:style-name="Source_20_Text"><text:span text:style-name="T227">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32"><text:span text:style-name="Source_20_Text"><text:span text:style-name="T191"><text:s text:c="4"/></text:span></text:span><text:span text:style-name="Source_20_Text"><text:span text:style-name="T325">}</text:span></text:span><text:span text:style-name="Source_20_Text"><text:span text:style-name="T226"> </text:span></text:span><text:span text:style-name="Source_20_Text"><text:span text:style-name="T55">T</text:span></text:span><text:span text:style-name="Source_20_Text"><text:span text:style-name="T49">ag</text:span></text:span><text:span text:style-name="Source_20_Text"><text:span text:style-name="T56">I</text:span></text:span><text:span text:style-name="Source_20_Text"><text:span text:style-name="T49">d</text:span></text:span><text:span text:style-name="Source_20_Text"><text:span text:style-name="T336">;</text:span></text:span><text:span text:style-name="Source_20_Text"><text:span text:style-name="T199"> <text:s/>// </text:span></text:span><text:span text:style-name="Source_20_Text"><text:span text:style-name="T200">struct </text:span></text:span><text:span text:style-name="Source_20_Text"><text:span text:style-name="T199">size == 4 bytes</text:span></text:span></text:p>
      <text:p text:style-name="P23"><text:span text:style-name="Source_20_Text"><text:span text:style-name="T394"/></text:span></text:p>
      <text:p text:style-name="P96"/>
      <text:p text:style-name="P23"><text:span text:style-name="Source_20_Text"><text:span text:style-name="T378">typedef </text:span></text:span><text:span text:style-name="Source_20_Text"><text:span text:style-name="T379">struct</text:span></text:span><text:span text:style-name="Source_20_Text"><text:span text:style-name="T401"> </text:span></text:span><text:span text:style-name="Source_20_Text"><text:span text:style-name="T57">TagRef</text:span></text:span><text:span text:style-name="Source_20_Text"><text:span text:style-name="T401"> {</text:span></text:span></text:p>
      <text:p text:style-name="P23"><text:span text:style-name="Source_20_Text"><text:span text:style-name="T401"><text:s text:c="4"/></text:span></text:span><text:span text:style-name="Source_20_Text"><text:span text:style-name="T57">TagClass</text:span></text:span><text:span text:style-name="Source_20_Text"><text:span text:style-name="T65"><text:tab/></text:span></text:span><text:span text:style-name="Source_20_Text"><text:span text:style-name="T401">class;</text:span></text:span></text:p>
      <text:p text:style-name="P39"><text:span text:style-name="Source_20_Text"><text:span text:style-name="T401"><text:s text:c="4"/></text:span></text:span><text:span text:style-name="Source_20_Text"><text:span text:style-name="T57">SInt32</text:span></text:span><text:span text:style-name="Source_20_Text"><text:span text:style-name="T62"><text:tab/></text:span></text:span><text:span text:style-name="Source_20_Text"><text:span text:style-name="T65"><text:tab/></text:span></text:span><text:span text:style-name="Source_20_Text"><text:span text:style-name="T401">path_pointer;</text:span></text:span><text:span text:style-name="Source_20_Text"><text:span text:style-name="T413"><text:tab/></text:span></text:span><text:span text:style-name="Source_20_Text"><text:span text:style-name="T227">// 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25"><text:span text:style-name="Source_20_Text"><text:span text:style-name="T403"><text:s text:c="3"/></text:span></text:span><text:span text:style-name="Source_20_Text"><text:span text:style-name="T209"><text:s/>/* </text:span></text:span><text:span text:style-name="Source_20_Text"><text:span text:style-name="T210">In a tagfile, </text:span></text:span><text:span text:style-name="Source_20_Text"><text:span text:style-name="T211">path_length specifies the number of characters</text:span></text:span></text:p>
      <text:p text:style-name="P26"><text:span text:style-name="Source_20_Text"><text:span text:style-name="T211"><text:s text:c="4"/>** in the</text:span></text:span><text:span text:style-name="Source_20_Text"><text:span text:style-name="T210"> </text:span></text:span><text:span text:style-name="Source_20_Text"><text:span text:style-name="T211">string(excluding the 0x00 delimiter on the end).</text:span></text:span></text:p>
      <text:p text:style-name="P26"><text:span text:style-name="Source_20_Text"><text:span text:style-name="T210"><text:s text:c="4"/>** If the string is empty(because the TagRef references nothing)</text:span></text:span></text:p>
      <text:p text:style-name="P26"><text:span text:style-name="Source_20_Text"><text:span text:style-name="T209"><text:s text:c="4"/>** </text:span></text:span><text:span text:style-name="Source_20_Text"><text:span text:style-name="T210">then </text:span></text:span><text:span text:style-name="Source_20_Text"><text:span text:style-name="T209">the string wont even have the 0x00 delimiter.</text:span></text:span></text:p>
      <text:p text:style-name="P26"><text:span text:style-name="Source_20_Text"><text:span text:style-name="T210"><text:s text:c="4"/>** </text:span></text:span><text:span text:style-name="Source_20_Text"><text:span text:style-name="T209">This means the</text:span></text:span><text:span text:style-name="Source_20_Text"><text:span text:style-name="T210"> number of bytes the </text:span></text:span><text:span text:style-name="Source_20_Text"><text:span text:style-name="T212">tag path </text:span></text:span><text:span text:style-name="Source_20_Text"><text:span text:style-name="T210">string</text:span></text:span></text:p>
      <text:p text:style-name="P27"><text:span text:style-name="Source_20_Text"><text:span text:style-name="T210"><text:s text:c="4"/>** consists of is</text:span></text:span><text:span text:style-name="Source_20_Text"><text:span text:style-name="T212"> </text:span></text:span><text:span text:style-name="Source_20_Text"><text:span text:style-name="T210">either 0, or path_length + 1 </text:span></text:span><text:span text:style-name="Source_20_Text"><text:span text:style-name="T209">*/</text:span></text:span></text:p>
      <text:p text:style-name="P38"><text:span text:style-name="Source_20_Text"><text:span text:style-name="T401"><text:s text:c="4"/></text:span></text:span><text:span text:style-name="Source_20_Text"><text:span text:style-name="T57">SInt32</text:span></text:span><text:span text:style-name="Source_20_Text"><text:span text:style-name="T401"><text:tab/></text:span></text:span><text:span text:style-name="Source_20_Text"><text:span text:style-name="T410"><text:tab/></text:span></text:span><text:span text:style-name="Source_20_Text"><text:span text:style-name="T401">path_length;</text:span></text:span><text:span text:style-name="Source_20_Text"><text:span text:style-name="T413"><text:tab/></text:span></text:span><text:span text:style-name="Source_20_Text"><text:span text:style-name="T227">// only used </text:span></text:span><text:span text:style-name="Source_20_Text"><text:span text:style-name="T228">outside</text:span></text:span><text:span text:style-name="Source_20_Text"><text:span text:style-name="T227"> a map</text:span></text:span><text:span text:style-name="Source_20_Text"><text:span text:style-name="T229">?</text:span></text:span></text:p>
      <text:p text:style-name="P37"><text:span text:style-name="Source_20_Text"><text:span text:style-name="T401"><text:s text:c="4"/></text:span></text:span><text:span text:style-name="Source_20_Text"><text:span text:style-name="T57">T</text:span></text:span><text:span text:style-name="Source_20_Text"><text:span text:style-name="T49">ag</text:span></text:span><text:span text:style-name="Source_20_Text"><text:span text:style-name="T56">I</text:span></text:span><text:span text:style-name="Source_20_Text"><text:span text:style-name="T49">d</text:span></text:span><text:span text:style-name="Source_20_Text"><text:span text:style-name="T404"><text:tab/></text:span></text:span><text:span text:style-name="Source_20_Text"><text:span text:style-name="T410"><text:tab/></text:span></text:span><text:span text:style-name="Source_20_Text"><text:span text:style-name="T404">id;</text:span></text:span><text:span text:style-name="Source_20_Text"><text:span text:style-name="T413"><text:tab/><text:tab/><text:tab/></text:span></text:span><text:span text:style-name="Source_20_Text"><text:span text:style-name="T227">// 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24"><text:span text:style-name="Source_20_Text"><text:span text:style-name="T401"><text:s text:c="4"/>} </text:span></text:span><text:span text:style-name="Source_20_Text"><text:span text:style-name="T57">TagRef</text:span></text:span><text:span text:style-name="Source_20_Text"><text:span text:style-name="T330">;</text:span></text:span><text:span text:style-name="Source_20_Text"><text:span text:style-name="T207"> <text:s/></text:span></text:span><text:span text:style-name="Source_20_Text"><text:span text:style-name="T199">// </text:span></text:span><text:span text:style-name="Source_20_Text"><text:span text:style-name="T200">struct </text:span></text:span><text:span text:style-name="Source_20_Text"><text:span text:style-name="T199">size == </text:span></text:span><text:span text:style-name="Source_20_Text"><text:span text:style-name="T206">16</text:span></text:span><text:span text:style-name="Source_20_Text"><text:span text:style-name="T199"> bytes</text:span></text:span></text:p>
      <text:p text:style-name="P1"><text:span text:style-name="Source_20_Text"><text:span text:style-name="T394"/></text:span></text:p>
      <text:p text:style-name="P1"><text:span text:style-name="Source_20_Text"><text:span text:style-name="T394"/></text:span></text:p>
      <text:p text:style-name="P1"><text:span text:style-name="Source_20_Text"><text:span text:style-name="T378">typedef </text:span></text:span><text:span text:style-name="Source_20_Text"><text:span text:style-name="T379">struct</text:span></text:span><text:span text:style-name="Source_20_Text"><text:span text:style-name="T401"> </text:span></text:span><text:span text:style-name="Source_20_Text"><text:span text:style-name="T57">RawdataRef</text:span></text:span><text:span text:style-name="Source_20_Text"><text:span text:style-name="T401"> {</text:span></text:span></text:p>
      <text:p text:style-name="P11"><text:span text:style-name="Source_20_Text"><text:span text:style-name="T401"><text:s text:c="4"/></text:span></text:span><text:span text:style-name="Source_20_Text"><text:span text:style-name="T57">SInt32</text:span></text:span><text:span text:style-name="Source_20_Text"><text:span text:style-name="T401"><text:tab/>size;</text:span></text:span></text:p>
      <text:p text:style-name="P22"><text:span text:style-name="Source_20_Text"><text:span text:style-name="T405"><text:s text:c="4"/></text:span></text:span><text:span text:style-name="Source_20_Text"><text:span text:style-name="T213">/</text:span></text:span><text:span text:style-name="Source_20_Text"><text:span text:style-name="T214">*</text:span></text:span><text:span text:style-name="Source_20_Text"><text:span text:style-name="T213"> </text:span></text:span><text:span text:style-name="Source_20_Text"><text:span text:style-name="T215">T</text:span></text:span><text:span text:style-name="Source_20_Text"><text:span text:style-name="T213">his flag is used to determine if </text:span></text:span><text:span text:style-name="Source_20_Text"><text:span text:style-name="T216">the</text:span></text:span><text:span text:style-name="Source_20_Text"><text:span text:style-name="T213"> </text:span></text:span><text:span text:style-name="Source_20_Text"><text:span text:style-name="T216">raw</text:span></text:span><text:span text:style-name="Source_20_Text"><text:span text:style-name="T213">data is in a</text:span></text:span><text:span text:style-name="Source_20_Text"><text:span text:style-name="T216"> </text:span></text:span><text:span text:style-name="Source_20_Text"><text:span text:style-name="T213">Halo PC</text:span></text:span></text:p>
      <text:p text:style-name="P22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7"> </text:span></text:span><text:span text:style-name="Source_20_Text"><text:span text:style-name="T213">or Halo CE resource map</text:span></text:span><text:span text:style-name="Source_20_Text"><text:span text:style-name="T218"> rather</text:span></text:span><text:span text:style-name="Source_20_Text"><text:span text:style-name="T217"> </text:span></text:span><text:span text:style-name="Source_20_Text"><text:span text:style-name="T213">than the map this</text:span></text:span><text:span text:style-name="Source_20_Text"><text:span text:style-name="T216"> </text:span></text:span><text:span text:style-name="Source_20_Text"><text:span text:style-name="T213">RawdataRef</text:span></text:span></text:p>
      <text:p text:style-name="P22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3"> struct is in.</text:span></text:span><text:span text:style-name="Source_20_Text"><text:span text:style-name="T218"> It appears that</text:span></text:span><text:span text:style-name="Source_20_Text"><text:span text:style-name="T217"> </text:span></text:span><text:span text:style-name="Source_20_Text"><text:span text:style-name="T218">this flag is </text:span></text:span><text:span text:style-name="Source_20_Text"><text:span text:style-name="T217">ONLY</text:span></text:span><text:span text:style-name="Source_20_Text"><text:span text:style-name="T216"> </text:span></text:span><text:span text:style-name="Source_20_Text"><text:span text:style-name="T217">used to</text:span></text:span></text:p>
      <text:p text:style-name="P21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7"> specify if a sound</text:span></text:span><text:span text:style-name="Source_20_Text"><text:span text:style-name="T216"> permutations</text:span></text:span><text:span text:style-name="Source_20_Text"><text:span text:style-name="T217"> </text:span></text:span><text:span text:style-name="Source_20_Text"><text:span text:style-name="T219">samples/mouth data</text:span></text:span><text:span text:style-name="Source_20_Text"><text:span text:style-name="T217"> </text:span></text:span><text:span text:style-name="Source_20_Text"><text:span text:style-name="T220">is</text:span></text:span><text:span text:style-name="Source_20_Text"><text:span text:style-name="T217"> stored</text:span></text:span></text:p>
      <text:p text:style-name="P22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9"> </text:span></text:span><text:span text:style-name="Source_20_Text"><text:span text:style-name="T217">in the</text:span></text:span><text:span text:style-name="Source_20_Text"><text:span text:style-name="T216"> </text:span></text:span><text:span text:style-name="Source_20_Text"><text:span text:style-name="T217">resource map. Bitmaps use a different flag to specify</text:span></text:span></text:p>
      <text:p text:style-name="P16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7"> this while font, hud_message_text, and unicode_string_list</text:span></text:span></text:p>
      <text:p text:style-name="P16"><text:span text:style-name="Source_20_Text"><text:span text:style-name="T217"><text:s text:c="4"/></text:span></text:span><text:span text:style-name="Source_20_Text"><text:span text:style-name="T196">**</text:span></text:span><text:span text:style-name="Source_20_Text"><text:span text:style-name="T217"> tags assume the data is in the same map as the RawdataRef.</text:span></text:span><text:span text:style-name="Source_20_Text"><text:span text:style-name="T214">*/</text:span></text:span></text:p>
      <text:p text:style-name="P46"><text:span text:style-name="Source_20_Text"><text:span text:style-name="T401"><text:s text:c="4"/></text:span></text:span><text:span text:style-name="Source_20_Text"><text:span text:style-name="T57">Bool32</text:span></text:span><text:span text:style-name="Source_20_Text"><text:span text:style-name="T66"><text:tab/></text:span></text:span><text:span text:style-name="Source_20_Text"><text:span text:style-name="T401">data_in_resource_map : </text:span></text:span><text:span text:style-name="Source_20_Text"><text:span text:style-name="T386">1</text:span></text:span><text:span text:style-name="Source_20_Text"><text:span text:style-name="T401">;</text:span></text:span><text:span text:style-name="Source_20_Text"><text:span text:style-name="T411"><text:tab/></text:span></text:span><text:span text:style-name="Source_20_Text"><text:span text:style-name="T235">// o</text:span></text:span><text:span text:style-name="Source_20_Text"><text:span text:style-name="T227">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1"><text:span text:style-name="Source_20_Text"><text:span text:style-name="T203"/></text:span></text:p>
      <text:p text:style-name="P71"><text:span text:style-name="Source_20_Text"><text:span text:style-name="T401"><text:s text:c="4"/></text:span></text:span><text:span text:style-name="Source_20_Text"><text:span text:style-name="T57">UInt32</text:span></text:span><text:span text:style-name="Source_20_Text"><text:span text:style-name="T401"><text:tab/>raw_pointer;</text:span></text:span><text:span text:style-name="Source_20_Text"><text:span text:style-name="T414"><text:tab/></text:span></text:span><text:span text:style-name="Source_20_Text"><text:span text:style-name="T207">/</text:span></text:span><text:span text:style-name="Source_20_Text"><text:span text:style-name="T246">*</text:span></text:span><text:span text:style-name="Source_20_Text"><text:span text:style-name="T221"> </text:span></text:span><text:span text:style-name="Source_20_Text"><text:span text:style-name="T227">only used in</text:span></text:span><text:span text:style-name="Source_20_Text"><text:span text:style-name="T229">side</text:span></text:span><text:span text:style-name="Source_20_Text"><text:span text:style-name="T227"> a map</text:span></text:span><text:span text:style-name="Source_20_Text"><text:span text:style-name="T246">.</text:span></text:span></text:p>
      <text:p text:style-name="P71"><text:span text:style-name="Source_20_Text"><text:span text:style-name="T246"><text:s text:c="4"/>**<text:tab/><text:tab/><text:tab/><text:tab/> <text:s text:c="2"/>should only be used if pointer == 0 */</text:span></text:span></text:p>
      <text:p text:style-name="P71"><text:span text:style-name="Source_20_Text"><text:span text:style-name="T401"><text:s text:c="4"/></text:span></text:span><text:span text:style-name="Source_20_Text"><text:span text:style-name="T57">UInt32</text:span></text:span><text:span text:style-name="Source_20_Text"><text:span text:style-name="T401"><text:tab/>pointer;</text:span></text:span><text:span text:style-name="Source_20_Text"><text:span text:style-name="T227"> </text:span></text:span><text:span text:style-name="Source_20_Text"><text:span text:style-name="T234"><text:tab/><text:tab/></text:span></text:span><text:span text:style-name="Source_20_Text"><text:span text:style-name="T207">/</text:span></text:span><text:span text:style-name="Source_20_Text"><text:span text:style-name="T246">*</text:span></text:span><text:span text:style-name="Source_20_Text"><text:span text:style-name="T221"> </text:span></text:span><text:span text:style-name="Source_20_Text"><text:span text:style-name="T227">only used in</text:span></text:span><text:span text:style-name="Source_20_Text"><text:span text:style-name="T229">side</text:span></text:span><text:span text:style-name="Source_20_Text"><text:span text:style-name="T227"> a map</text:span></text:span><text:span text:style-name="Source_20_Text"><text:span text:style-name="T246">(uses magic).</text:span></text:span></text:p>
      <text:p text:style-name="P71"><text:span text:style-name="Source_20_Text"><text:span text:style-name="T246"><text:s text:c="4"/>**<text:tab/><text:tab/><text:tab/><text:tab/> <text:s text:c="2"/>if pointer == 0, use raw_pointer instead.*/</text:span></text:span></text:p>
      <text:p text:style-name="P65"><text:span text:style-name="Source_20_Text"><text:span text:style-name="T401"><text:s text:c="4"/></text:span></text:span><text:span text:style-name="Source_20_Text"><text:span text:style-name="T57">UInt32</text:span></text:span><text:span text:style-name="Source_20_Text"><text:span text:style-name="T401"><text:tab/>id;</text:span></text:span><text:span text:style-name="Source_20_Text"><text:span text:style-name="T227"> <text:s/></text:span></text:span><text:span text:style-name="Source_20_Text"><text:span text:style-name="T230"><text:s text:c="4"/></text:span></text:span><text:span text:style-name="Source_20_Text"><text:span text:style-name="T234"><text:tab/><text:tab/></text:span></text:span><text:span text:style-name="Source_20_Text"><text:span text:style-name="T227">// only used in</text:span></text:span><text:span text:style-name="Source_20_Text"><text:span text:style-name="T229">side</text:span></text:span><text:span text:style-name="Source_20_Text"><text:span text:style-name="T227"> a map</text:span></text:span><text:span text:style-name="Source_20_Text"><text:span text:style-name="T247">(purpose unknown).</text:span></text:span></text:p>
      <text:p text:style-name="P10"><text:span text:style-name="Source_20_Text"><text:span text:style-name="T401"><text:s text:c="4"/>} </text:span></text:span><text:span text:style-name="Source_20_Text"><text:span text:style-name="T57">RawdataRef</text:span></text:span><text:span text:style-name="Source_20_Text"><text:span text:style-name="T401">; <text:s/></text:span></text:span><text:span text:style-name="Source_20_Text"><text:span text:style-name="T199">// </text:span></text:span><text:span text:style-name="Source_20_Text"><text:span text:style-name="T200">struct </text:span></text:span><text:span text:style-name="Source_20_Text"><text:span text:style-name="T199">size == </text:span></text:span><text:span text:style-name="Source_20_Text"><text:span text:style-name="T206">20</text:span></text:span><text:span text:style-name="Source_20_Text"><text:span text:style-name="T199"> bytes</text:span></text:span></text:p>
      <text:p text:style-name="P76"><text:span text:style-name="Source_20_Text"><text:span text:style-name="T199"/></text:span></text:p>
      <text:p text:style-name="P76"><text:span text:style-name="Source_20_Text"><text:span text:style-name="T199"/></text:span></text:p>
      <text:p text:style-name="P77"><text:span text:style-name="Source_20_Text"><text:span text:style-name="T222">// lightmaps and models use these in their compressed vertices</text:span></text:span></text:p>
      <text:p text:style-name="P74"><text:span text:style-name="Source_20_Text"><text:span text:style-name="T378">typedef </text:span></text:span><text:span text:style-name="Source_20_Text"><text:span text:style-name="T380">struct</text:span></text:span><text:span text:style-name="Source_20_Text"><text:span text:style-name="T406"> </text:span></text:span><text:span text:style-name="Source_20_Text"><text:span text:style-name="T59">Co</text:span></text:span><text:span text:style-name="Source_20_Text"><text:span text:style-name="T60">mpressed</text:span></text:span><text:span text:style-name="Source_20_Text"><text:span text:style-name="T59">N</text:span></text:span><text:span text:style-name="Source_20_Text"><text:span text:style-name="T60">ormal32</text:span></text:span><text:span text:style-name="Source_20_Text"><text:span text:style-name="T406"> {</text:span></text:span></text:p>
      <text:p text:style-name="P75"><text:span text:style-name="Source_20_Text"><text:span text:style-name="T407"><text:s text:c="4"/></text:span></text:span><text:span text:style-name="Source_20_Text"><text:span text:style-name="T61">S1Int32</text:span></text:span><text:span text:style-name="Source_20_Text"><text:span text:style-name="T407"><text:tab/>i : </text:span></text:span><text:span text:style-name="Source_20_Text"><text:span text:style-name="T387">11</text:span></text:span><text:span text:style-name="Source_20_Text"><text:span text:style-name="T407">; <text:s/></text:span></text:span><text:span text:style-name="Source_20_Text"><text:span text:style-name="T223">// to convert these values to floats,</text:span></text:span><text:span text:style-name="Source_20_Text"><text:span text:style-name="T224"> just</text:span></text:span></text:p>
      <text:p text:style-name="P75"><text:span text:style-name="Source_20_Text"><text:span text:style-name="T407"><text:s text:c="4"/></text:span></text:span><text:span text:style-name="Source_20_Text"><text:span text:style-name="T61">S1Int32</text:span></text:span><text:span text:style-name="Source_20_Text"><text:span text:style-name="T407"><text:tab/>j : </text:span></text:span><text:span text:style-name="Source_20_Text"><text:span text:style-name="T387">11</text:span></text:span><text:span text:style-name="Source_20_Text"><text:span text:style-name="T407">; <text:s/></text:span></text:span><text:span text:style-name="Source_20_Text"><text:span text:style-name="T223">// divide each one by its max positive value.</text:span></text:span></text:p>
      <text:p text:style-name="P73"><text:span text:style-name="Source_20_Text"><text:span text:style-name="T407"><text:s text:c="4"/></text:span></text:span><text:span text:style-name="Source_20_Text"><text:span text:style-name="T61">S1Int32</text:span></text:span><text:span text:style-name="Source_20_Text"><text:span text:style-name="T407"><text:tab/>k : </text:span></text:span><text:span text:style-name="Source_20_Text"><text:span text:style-name="T387">10</text:span></text:span><text:span text:style-name="Source_20_Text"><text:span text:style-name="T407">; <text:s/></text:span></text:span><text:span text:style-name="Source_20_Text"><text:span text:style-name="T223">// <text:tab/>i/1023</text:span></text:span><text:span text:style-name="Source_20_Text"><text:span text:style-name="T225">.0<text:tab/></text:span></text:span><text:span text:style-name="Source_20_Text"><text:span text:style-name="T223">j/1023</text:span></text:span><text:span text:style-name="Source_20_Text"><text:span text:style-name="T225">.0<text:tab/></text:span></text:span><text:span text:style-name="Source_20_Text"><text:span text:style-name="T223">k/511</text:span></text:span><text:span text:style-name="Source_20_Text"><text:span text:style-name="T225">.0</text:span></text:span></text:p>
      <text:p text:style-name="P78"><text:span text:style-name="Source_20_Text"><text:span text:style-name="T407"><text:s text:c="4"/>} </text:span></text:span><text:span text:style-name="Source_20_Text"><text:span text:style-name="T59">Co</text:span></text:span><text:span text:style-name="Source_20_Text"><text:span text:style-name="T60">mpressed</text:span></text:span><text:span text:style-name="Source_20_Text"><text:span text:style-name="T59">N</text:span></text:span><text:span text:style-name="Source_20_Text"><text:span text:style-name="T60">ormal32</text:span></text:span><text:span text:style-name="Source_20_Text"><text:span text:style-name="T331">;</text:span></text:span><text:span text:style-name="Source_20_Text"><text:span text:style-name="T407"> <text:s/></text:span></text:span><text:span text:style-name="Source_20_Text"><text:span text:style-name="T199">// </text:span></text:span><text:span text:style-name="Source_20_Text"><text:span text:style-name="T200">struct </text:span></text:span><text:span text:style-name="Source_20_Text"><text:span text:style-name="T199">size == </text:span></text:span><text:span text:style-name="Source_20_Text"><text:span text:style-name="T206">4</text:span></text:span><text:span text:style-name="Source_20_Text"><text:span text:style-name="T199"> bytes</text:span></text:span></text:p>
      <text:p text:style-name="P78"><text:span text:style-name="Source_20_Text"><text:span text:style-name="T199"/></text:span></text:p>
      <text:h text:style-name="P173" text:outline-level="1"><text:span text:style-name="Source_20_Text"><text:span text:style-name="T349">Mapfile</text:span></text:span><text:span text:style-name="Source_20_Text"><text:span text:style-name="T350">s</text:span></text:span></text:h>
      <text:p text:style-name="P85"><text:span text:style-name="Source_20_Text"><text:span text:style-name="T130">/</text:span></text:span><text:span text:style-name="Source_20_Text"><text:span text:style-name="T131">*</text:span></text:span><text:span text:style-name="Source_20_Text"><text:span text:style-name="T130"> </text:span></text:span><text:span text:style-name="Source_20_Text"><text:span text:style-name="T131">These </text:span></text:span><text:span text:style-name="Source_20_Text"><text:span text:style-name="T141">"index_magic" values </text:span></text:span><text:span text:style-name="Source_20_Text"><text:span text:style-name="T131">are </text:span></text:span><text:span text:style-name="Source_20_Text"><text:span text:style-name="T142">virtual </text:span></text:span><text:span text:style-name="Source_20_Text"><text:span text:style-name="T131">addresses each </text:span></text:span><text:span text:style-name="Source_20_Text"><text:span text:style-name="T135">engine</text:span></text:span><text:span text:style-name="Source_20_Text"><text:span text:style-name="T138"> loads</text:span></text:span><text:span text:style-name="Source_20_Text"><text:span text:style-name="T131"> </text:span></text:span><text:span text:style-name="Source_20_Text"><text:span text:style-name="T162">it </text:span></text:span><text:span text:style-name="Source_20_Text"><text:span text:style-name="T131">map at</text:span></text:span><text:span text:style-name="Source_20_Text"><text:span text:style-name="T141">.</text:span></text:span><text:span text:style-name="Source_20_Text"><text:span text:style-name="T131"> </text:span></text:span></text:p>
      <text:p text:style-name="P89"><text:span text:style-name="Source_20_Text"><text:span text:style-name="T131">** When a</text:span></text:span><text:span text:style-name="Source_20_Text"><text:span text:style-name="T138"> map</text:span></text:span><text:span text:style-name="Source_20_Text"><text:span text:style-name="T141"> </text:span></text:span><text:span text:style-name="Source_20_Text"><text:span text:style-name="T131">is loaded </text:span></text:span><text:span text:style-name="Source_20_Text"><text:span text:style-name="T139">by</text:span></text:span><text:span text:style-name="Source_20_Text"><text:span text:style-name="T131"> the game </text:span></text:span><text:span text:style-name="Source_20_Text"><text:span text:style-name="T139">the map</text:span></text:span><text:span text:style-name="Source_20_Text"><text:span text:style-name="T131"> was built for, it will be loaded</text:span></text:span></text:p>
      <text:p text:style-name="P89"><text:span text:style-name="Source_20_Text"><text:span text:style-name="T141">** </text:span></text:span><text:span text:style-name="Source_20_Text"><text:span text:style-name="T131">with </text:span></text:span><text:span text:style-name="Source_20_Text"><text:span text:style-name="T141">its </text:span></text:span><text:span text:style-name="Source_20_Text"><text:span text:style-name="T131">TagIndex struct allocated at this address</text:span></text:span><text:span text:style-name="Source_20_Text"><text:span text:style-name="T132">. This will make all</text:span></text:span></text:p>
      <text:p text:style-name="P89"><text:span text:style-name="Source_20_Text"><text:span text:style-name="T141">** </text:span></text:span><text:span text:style-name="Source_20_Text"><text:span text:style-name="T132">"magic"</text:span></text:span><text:span text:style-name="Source_20_Text"><text:span text:style-name="T141"> </text:span></text:span><text:span text:style-name="Source_20_Text"><text:span text:style-name="T132">pointers in the map </text:span></text:span><text:span text:style-name="Source_20_Text"><text:span text:style-name="T140">directly</text:span></text:span><text:span text:style-name="Source_20_Text"><text:span text:style-name="T132"> point to other areas of the map file.</text:span></text:span></text:p>
      <text:p text:style-name="P86"><text:span text:style-name="Source_20_Text"><text:span text:style-name="T132">**</text:span></text:span></text:p>
      <text:p text:style-name="P86"><text:span text:style-name="Source_20_Text"><text:span text:style-name="T132">** If you just want to read the map without loading it </text:span></text:span><text:span text:style-name="Source_20_Text"><text:span text:style-name="T136">in </text:span></text:span><text:span text:style-name="Source_20_Text"><text:span text:style-name="T137">using</text:span></text:span><text:span text:style-name="Source_20_Text"><text:span text:style-name="T132"> this address,</text:span></text:span></text:p>
      <text:p text:style-name="P86"><text:span text:style-name="Source_20_Text"><text:span text:style-name="T132">** you need to adjust each "magic" pointer in the map when you read it by</text:span></text:span></text:p>
      <text:p text:style-name="P86"><text:span text:style-name="Source_20_Text"><text:span text:style-name="T132">** subtracting the appropriate index_magic from the pointer and adding the</text:span></text:span></text:p>
      <text:p text:style-name="P87"><text:span text:style-name="Source_20_Text"><text:span text:style-name="T132">** address the maps TagIndex struct is located at in the map.</text:span></text:span></text:p>
      <text:p text:style-name="P87"><text:span text:style-name="Source_20_Text"><text:span text:style-name="T133">**</text:span></text:span></text:p>
      <text:p text:style-name="P87"><text:span text:style-name="Source_20_Text"><text:span text:style-name="T133">** So </text:span></text:span><text:span text:style-name="Source_20_Text"><text:span text:style-name="T147">l</text:span></text:span><text:span text:style-name="Source_20_Text"><text:span text:style-name="T133">ets</text:span></text:span><text:span text:style-name="Source_20_Text"><text:span text:style-name="T143"> </text:span></text:span><text:span text:style-name="Source_20_Text"><text:span text:style-name="T147">take an</text:span></text:span><text:span text:style-name="Source_20_Text"><text:span text:style-name="T133"> xbox map</text:span></text:span><text:span text:style-name="Source_20_Text"><text:span text:style-name="T147"> for example(</text:span></text:span><text:span text:style-name="Source_20_Text"><text:span text:style-name="T133">so its index</text:span></text:span><text:span text:style-name="Source_20_Text"><text:span text:style-name="T147">_</text:span></text:span><text:span text:style-name="Source_20_Text"><text:span text:style-name="T133">magic is </text:span></text:span><text:span text:style-name="Source_20_Text"><text:span text:style-name="T130">0x803A6000</text:span></text:span><text:span text:style-name="Source_20_Text"><text:span text:style-name="T147">)</text:span></text:span><text:span text:style-name="Source_20_Text"><text:span text:style-name="T133">.</text:span></text:span></text:p>
      <text:p text:style-name="P98"><text:span text:style-name="Source_20_Text"><text:span text:style-name="T147">** L</text:span></text:span><text:span text:style-name="Source_20_Text"><text:span text:style-name="T133">ets say the maps </text:span></text:span><text:span text:style-name="Source_20_Text"><text:span text:style-name="T147">Xbox</text:span></text:span><text:span text:style-name="Source_20_Text"><text:span text:style-name="T133">TagIndex is located at 0x00851974, and</text:span></text:span><text:span text:style-name="Source_20_Text"><text:span text:style-name="T147"> </text:span></text:span><text:span text:style-name="Source_20_Text"><text:span text:style-name="T133">that</text:span></text:span><text:span text:style-name="Source_20_Text"><text:span text:style-name="T147"> the</text:span></text:span></text:p>
      <text:p text:style-name="P98"><text:span text:style-name="Source_20_Text"><text:span text:style-name="T147">**</text:span></text:span><text:span text:style-name="Source_20_Text"><text:span text:style-name="T133"> </text:span></text:span><text:span text:style-name="Source_20_Text"><text:span text:style-name="T127">tag_index_array_offset</text:span></text:span><text:span text:style-name="Source_20_Text"><text:span text:style-name="T133"> </text:span></text:span><text:span text:style-name="Source_20_Text"><text:span text:style-name="T144">attribute</text:span></text:span><text:span text:style-name="Source_20_Text"><text:span text:style-name="T133"> </text:span></text:span><text:span text:style-name="Source_20_Text"><text:span text:style-name="T147">of that Xbox</text:span></text:span><text:span text:style-name="Source_20_Text"><text:span text:style-name="T133">TagIndex is set to </text:span></text:span><text:span text:style-name="Source_20_Text"><text:span text:style-name="T130">0x803A60</text:span></text:span><text:span text:style-name="Source_20_Text"><text:span text:style-name="T133">24.</text:span></text:span></text:p>
      <text:p text:style-name="P90"><text:span text:style-name="Source_20_Text"><text:span text:style-name="T133">** To get the</text:span></text:span><text:span text:style-name="Source_20_Text"><text:span text:style-name="T143"> </text:span></text:span><text:span text:style-name="Source_20_Text"><text:span text:style-name="T133">offset the tag_index_array is at, you do:</text:span></text:span></text:p>
      <text:p text:style-name="P87"><text:span text:style-name="Source_20_Text"><text:span text:style-name="T133">** <text:s text:c="4"/></text:span></text:span><text:span text:style-name="Source_20_Text"><text:span text:style-name="T127">tag_index_array_offset</text:span></text:span><text:span text:style-name="Source_20_Text"><text:span text:style-name="T133"> - INDEX_MAGIC + </text:span></text:span><text:span text:style-name="Source_20_Text"><text:span text:style-name="T127">tag_index_offset</text:span></text:span></text:p>
      <text:p text:style-name="P91"><text:span text:style-name="Source_20_Text"><text:span text:style-name="T145">**</text:span></text:span></text:p>
      <text:p text:style-name="P87"><text:span text:style-name="Source_20_Text"><text:span text:style-name="T133">** which </text:span></text:span><text:span text:style-name="Source_20_Text"><text:span text:style-name="T146">for this example</text:span></text:span><text:span text:style-name="Source_20_Text"><text:span text:style-name="T133"> </text:span></text:span><text:span text:style-name="Source_20_Text"><text:span text:style-name="T146">would be</text:span></text:span><text:span text:style-name="Source_20_Text"><text:span text:style-name="T133">:</text:span></text:span></text:p>
      <text:p text:style-name="P87"><text:span text:style-name="Source_20_Text"><text:span text:style-name="T133">** <text:s text:c="4"/></text:span></text:span><text:span text:style-name="Source_20_Text"><text:span text:style-name="T130">0x803A60</text:span></text:span><text:span text:style-name="Source_20_Text"><text:span text:style-name="T133">24 - </text:span></text:span><text:span text:style-name="Source_20_Text"><text:span text:style-name="T130">0x803A6000</text:span></text:span><text:span text:style-name="Source_20_Text"><text:span text:style-name="T133"> + 0x00851974 = 0x00851998</text:span></text:span></text:p>
      <text:p text:style-name="P87"><text:span text:style-name="Source_20_Text"><text:span text:style-name="T133">**</text:span></text:span></text:p>
      <text:p text:style-name="P87"><text:span text:style-name="Source_20_Text"><text:span text:style-name="T133">** If you notice, this is directly after the 36 byte </text:span></text:span><text:span text:style-name="Source_20_Text"><text:span text:style-name="T147">Xbox</text:span></text:span><text:span text:style-name="Source_20_Text"><text:span text:style-name="T133">TagIndex struct</text:span></text:span><text:span text:style-name="Source_20_Text"><text:span text:style-name="T154">.</text:span></text:span></text:p>
      <text:p text:style-name="P94"><text:span text:style-name="Source_20_Text"><text:span text:style-name="T133">** </text:span></text:span><text:span text:style-name="Source_20_Text"><text:span text:style-name="T154">This </text:span></text:span><text:span text:style-name="Source_20_Text"><text:span text:style-name="T133">is where </text:span></text:span><text:span text:style-name="Source_20_Text"><text:span text:style-name="T154">the array</text:span></text:span><text:span text:style-name="Source_20_Text"><text:span text:style-name="T133"> should be unless the map is protected. </text:span></text:span><text:span text:style-name="Source_20_Text"><text:span text:style-name="T154">Any time </text:span></text:span><text:span text:style-name="Source_20_Text"><text:span text:style-name="T155">a</text:span></text:span></text:p>
      <text:p text:style-name="P88"><text:span text:style-name="Source_20_Text"><text:span text:style-name="T134">**</text:span></text:span><text:span text:style-name="Source_20_Text"><text:span text:style-name="T154"> </text:span></text:span><text:span text:style-name="Source_20_Text"><text:span text:style-name="T134">pointer is </text:span></text:span><text:span text:style-name="Source_20_Text"><text:span text:style-name="T155">called "</text:span></text:span><text:span text:style-name="Source_20_Text"><text:span text:style-name="T134">magic</text:span></text:span><text:span text:style-name="Source_20_Text"><text:span text:style-name="T155">"</text:span></text:span><text:span text:style-name="Source_20_Text"><text:span text:style-name="T134"> or </text:span></text:span><text:span text:style-name="Source_20_Text"><text:span text:style-name="T155">"</text:span></text:span><text:span text:style-name="Source_20_Text"><text:span text:style-name="T134">uses magic</text:span></text:span><text:span text:style-name="Source_20_Text"><text:span text:style-name="T155">"</text:span></text:span><text:span text:style-name="Source_20_Text"><text:span text:style-name="T134">, this is how </text:span></text:span><text:span text:style-name="Source_20_Text"><text:span text:style-name="T155">to</text:span></text:span><text:span text:style-name="Source_20_Text"><text:span text:style-name="T134"> </text:span></text:span><text:span text:style-name="Source_20_Text"><text:span text:style-name="T148">work with</text:span></text:span><text:span text:style-name="Source_20_Text"><text:span text:style-name="T134"> it.</text:span></text:span><text:span text:style-name="Source_20_Text"><text:span text:style-name="T133">*/</text:span></text:span></text:p>
      <text:p text:style-name="P85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PCDEMO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91">= 0x4BF10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PC_INDEX_MAGIC</text:span></text:span><text:span text:style-name="Source_20_Text"><text:span text:style-name="T28"><text:tab/><text:tab/></text:span></text:span><text:span text:style-name="Source_20_Text"><text:span text:style-name="T291">= 0x40440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CE_INDEX_MAGIC</text:span></text:span><text:span text:style-name="Source_20_Text"><text:span text:style-name="T28"><text:tab/><text:tab/></text:span></text:span><text:span text:style-name="Source_20_Text"><text:span text:style-name="T291">= 0x40440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8">H1_</text:span></text:span><text:span text:style-name="Source_20_Text"><text:span text:style-name="T27">XBOX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91">= 0x803A6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TUBBS_</text:span></text:span><text:span text:style-name="Source_20_Text"><text:span text:style-name="T29">XBOX_</text:span></text:span><text:span text:style-name="Source_20_Text"><text:span text:style-name="T27">INDEX_MAGIC</text:span></text:span><text:span text:style-name="Source_20_Text"><text:span text:style-name="T28"><text:tab/></text:span></text:span><text:span text:style-name="Source_20_Text"><text:span text:style-name="T291">= 0x8038B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TUBBS_</text:span></text:span><text:span text:style-name="Source_20_Text"><text:span text:style-name="T29">PC_</text:span></text:span><text:span text:style-name="Source_20_Text"><text:span text:style-name="T27">INDEX_MAGI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291">= 0x40440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SHADOWRUN_INDEX_MAGI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291">= 0x8069E000</text:span></text:span><text:span text:style-name="Source_20_Text"><text:span text:style-name="T293">;</text:span></text:span></text:p>
      <text:p text:style-name="P92"><text:span text:style-name="Source_20_Text"><text:span text:style-name="T370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H2V_MP_INDEX_MAGIC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291">= 0x01400000</text:span></text:span><text:span text:style-name="Source_20_Text"><text:span text:style-name="T293">;</text:span></text:span></text:p>
      <text:p text:style-name="P84"><text:span text:style-name="Source_20_Text"><text:span text:style-name="T365"/></text:span></text:p>
      <text:p text:style-name="P84"><text:span text:style-name="Source_20_Text"><text:span text:style-name="T365"/></text:span></text:p>
      <text:p text:style-name="P84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20">RsrcMapType</text:span></text:span><text:span text:style-name="Source_20_Text"><text:span text:style-name="T35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56"> {</text:span></text:span></text:p>
      <text:p text:style-name="P64"><text:span text:style-name="Source_20_Text"><text:span text:style-name="T253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53">= </text:span></text:span><text:span text:style-name="Source_20_Text"><text:span text:style-name="T280">1</text:span></text:span><text:span text:style-name="Source_20_Text"><text:span text:style-name="T256">,</text:span></text:span></text:p>
      <text:p text:style-name="P117"><text:span text:style-name="Source_20_Text"><text:span text:style-name="T253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53">=</text:span></text:span><text:span text:style-name="Source_20_Text"><text:span text:style-name="T275"> </text:span></text:span><text:span text:style-name="Source_20_Text"><text:span text:style-name="T280">2,</text:span></text:span></text:p>
      <text:p text:style-name="P118"><text:span text:style-name="Source_20_Text"><text:span text:style-name="T253"><text:s text:c="4"/></text:span></text:span><text:span text:style-name="Source_20_Text"><text:span text:style-name="T20">rsrc_map_type_localization<text:tab/></text:span></text:span><text:span text:style-name="Source_20_Text"><text:span text:style-name="T253">=</text:span></text:span><text:span text:style-name="Source_20_Text"><text:span text:style-name="T275"> </text:span></text:span><text:span text:style-name="Source_20_Text"><text:span text:style-name="T280">3</text:span></text:span><text:span text:style-name="Source_20_Text"><text:span text:style-name="T256">,</text:span></text:span><text:span text:style-name="Source_20_Text"><text:span text:style-name="T276"><text:tab/></text:span></text:span><text:span text:style-name="Source_20_Text"><text:span text:style-name="T79">//</text:span></text:span><text:span text:style-name="Source_20_Text"><text:span text:style-name="T113"> Halo CE only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0">RsrcMapType</text:span></text:span><text:span text:style-name="Source_20_Text"><text:span text:style-name="T257">;</text:span></text:span></text:p>
      <text:p text:style-name="P117"><text:span text:style-name="Source_20_Text"><text:span text:style-name="T257"/></text:span></text:p>
      <text:p text:style-name="P117"><text:span text:style-name="Source_20_Text"><text:span text:style-name="T257"/></text:span></text:p>
      <text:p text:style-name="P82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13">MapVersion</text:span></text:span><text:span text:style-name="Source_20_Text"><text:span text:style-name="T35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56"> {</text:span></text:span></text:p>
      <text:p text:style-name="P62"><text:span text:style-name="Source_20_Text"><text:span text:style-name="T253"><text:s text:c="4"/></text:span></text:span><text:span text:style-name="Source_20_Text"><text:span text:style-name="T13">map_version_halo1_xbox<text:tab/></text:span></text:span><text:span text:style-name="Source_20_Text"><text:span text:style-name="T253">= </text:span></text:span><text:span text:style-name="Source_20_Text"><text:span text:style-name="T275">5</text:span></text:span><text:span text:style-name="Source_20_Text"><text:span text:style-name="T256">,</text:span></text:span><text:span text:style-name="Source_20_Text"><text:span text:style-name="T292"><text:tab/></text:span></text:span><text:span text:style-name="Source_20_Text"><text:span text:style-name="T149">// stubbs, stubbspc, shadowrun, halo1xbox</text:span></text:span></text:p>
      <text:p text:style-name="P62"><text:span text:style-name="Source_20_Text"><text:span text:style-name="T253"><text:s text:c="4"/></text:span></text:span><text:span text:style-name="Source_20_Text"><text:span text:style-name="T13">map_version_halo1_pc_demo<text:tab/></text:span></text:span><text:span text:style-name="Source_20_Text"><text:span text:style-name="T253">= </text:span></text:span><text:span text:style-name="Source_20_Text"><text:span text:style-name="T275">6</text:span></text:span><text:span text:style-name="Source_20_Text"><text:span text:style-name="T256">,</text:span></text:span></text:p>
      <text:p text:style-name="P62"><text:span text:style-name="Source_20_Text"><text:span text:style-name="T253"><text:s text:c="4"/></text:span></text:span><text:span text:style-name="Source_20_Text"><text:span text:style-name="T13">map_version_halo1_pc<text:tab/></text:span></text:span><text:span text:style-name="Source_20_Text"><text:span text:style-name="T253">= </text:span></text:span><text:span text:style-name="Source_20_Text"><text:span text:style-name="T275">7</text:span></text:span><text:span text:style-name="Source_20_Text"><text:span text:style-name="T256">,</text:span></text:span></text:p>
      <text:p text:style-name="P105"><text:span text:style-name="Source_20_Text"><text:span text:style-name="T253"><text:s text:c="4"/></text:span></text:span><text:span text:style-name="Source_20_Text"><text:span text:style-name="T13">map_version_halo2<text:tab/><text:tab/></text:span></text:span><text:span text:style-name="Source_20_Text"><text:span text:style-name="T253">=</text:span></text:span><text:span text:style-name="Source_20_Text"><text:span text:style-name="T275"> 8</text:span></text:span><text:span text:style-name="Source_20_Text"><text:span text:style-name="T256">,</text:span></text:span><text:span text:style-name="Source_20_Text"><text:span text:style-name="T292"><text:tab/></text:span></text:span><text:span text:style-name="Source_20_Text"><text:span text:style-name="T149">// ALL versions(alpha, epsilon, xbox, vista)</text:span></text:span></text:p>
      <text:p text:style-name="P105"><text:span text:style-name="Source_20_Text"><text:span text:style-name="T253"><text:s text:c="4"/></text:span></text:span><text:span text:style-name="Source_20_Text"><text:span text:style-name="T13">map_version_halo3<text:tab/><text:tab/></text:span></text:span><text:span text:style-name="Source_20_Text"><text:span text:style-name="T253">=</text:span></text:span><text:span text:style-name="Source_20_Text"><text:span text:style-name="T275"> 11</text:span></text:span><text:span text:style-name="Source_20_Text"><text:span text:style-name="T256">,</text:span></text:span></text:p>
      <text:p text:style-name="P106"><text:span text:style-name="Source_20_Text"><text:span text:style-name="T256"><text:s text:c="4"/></text:span></text:span><text:span text:style-name="Source_20_Text">m</text:span><text:span text:style-name="Source_20_Text"><text:span text:style-name="T13">ap</text:span></text:span><text:span text:style-name="Source_20_Text">_version_</text:span><text:span text:style-name="Source_20_Text"><text:span text:style-name="T13">halo1_ce<text:tab/></text:span></text:span><text:span text:style-name="Source_20_Text"><text:span text:style-name="T253">=</text:span></text:span><text:span text:style-name="Source_20_Text"><text:span text:style-name="T255"> 60</text:span></text:span><text:span text:style-name="Source_20_Text"><text:span text:style-name="T275">9</text:span></text:span><text:span text:style-name="Source_20_Text"><text:span text:style-name="T256">,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13">MapVersion</text:span></text:span><text:span text:style-name="Source_20_Text"><text:span text:style-name="T257">;</text:span></text:span></text:p>
      <text:p text:style-name="P105"><text:span text:style-name="Source_20_Text"><text:span text:style-name="T257"/></text:span></text:p>
      <text:p text:style-name="P83"><text:span text:style-name="Source_20_Text"><text:span text:style-name="T257"/></text:span></text:p>
      <text:p text:style-name="P83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35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356"> {</text:span></text:span></text:p>
      <text:p text:style-name="P63"><text:span text:style-name="Source_20_Text"><text:span text:style-name="T25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53">= </text:span></text:span><text:span text:style-name="Source_20_Text"><text:span text:style-name="T276">0</text:span></text:span><text:span text:style-name="Source_20_Text"><text:span text:style-name="T256">,</text:span></text:span></text:p>
      <text:p text:style-name="P63"><text:span text:style-name="Source_20_Text"><text:span text:style-name="T25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53">=</text:span></text:span><text:span text:style-name="Source_20_Text"><text:span text:style-name="T276"> 1</text:span></text:span><text:span text:style-name="Source_20_Text"><text:span text:style-name="T256">,</text:span></text:span></text:p>
      <text:p text:style-name="P63"><text:span text:style-name="Source_20_Text"><text:span text:style-name="T253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53">= </text:span></text:span><text:span text:style-name="Source_20_Text"><text:span text:style-name="T276">2</text:span></text:span><text:span text:style-name="Source_20_Text"><text:span text:style-name="T256">,</text:span></text:span></text:p>
      <text:p text:style-name="P107"><text:span text:style-name="Source_20_Text"><text:span text:style-name="T25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53">=</text:span></text:span><text:span text:style-name="Source_20_Text"><text:span text:style-name="T275"> </text:span></text:span><text:span text:style-name="Source_20_Text"><text:span text:style-name="T276">3</text:span></text:span><text:span text:style-name="Source_20_Text"><text:span text:style-name="T256">,</text:span></text:span><text:span text:style-name="Source_20_Text"><text:span text:style-name="T276"><text:tab/></text:span></text:span><text:span text:style-name="Source_20_Text"><text:span text:style-name="T79">//</text:span></text:span><text:span text:style-name="Source_20_Text"><text:span text:style-name="T108"> halo 2 and onward only</text:span></text:span></text:p>
      <text:p text:style-name="P126"><text:span text:style-name="Source_20_Text"><text:span text:style-name="T25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53">=</text:span></text:span><text:span text:style-name="Source_20_Text"><text:span text:style-name="T275"> </text:span></text:span><text:span text:style-name="Source_20_Text"><text:span text:style-name="T276">4</text:span></text:span><text:span text:style-name="Source_20_Text"><text:span text:style-name="T256">,</text:span></text:span><text:span text:style-name="Source_20_Text"><text:span text:style-name="T276"><text:tab/></text:span></text:span><text:span text:style-name="Source_20_Text"><text:span text:style-name="T79">//</text:span></text:span><text:span text:style-name="Source_20_Text"><text:span text:style-name="T108"> halo 2 and onward only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13">MapVersion</text:span></text:span><text:span text:style-name="Source_20_Text"><text:span text:style-name="T257">;</text:span></text:span></text:p>
      <text:p text:style-name="P134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74"> {</text:span></text:span></text:p>
      <text:p text:style-name="P126"><text:span text:style-name="Source_20_Text"><text:span text:style-name="T330"><text:s text:c="4"/></text:span></text:span><text:span text:style-name="Source_20_Text"><text:span text:style-name="T57">TagClass</text:span></text:span><text:span text:style-name="Source_20_Text"><text:span text:style-name="T65"><text:tab/></text:span></text:span><text:span text:style-name="Source_20_Text"><text:span text:style-name="T330">class</text:span></text:span><text:span text:style-name="Source_20_Text"><text:span text:style-name="T343">_1</text:span></text:span><text:span text:style-name="Source_20_Text"><text:span text:style-name="T330">;</text:span></text:span></text:p>
      <text:p text:style-name="P126"><text:span text:style-name="Source_20_Text"><text:span text:style-name="T330"><text:s text:c="4"/></text:span></text:span><text:span text:style-name="Source_20_Text"><text:span text:style-name="T57">TagClass</text:span></text:span><text:span text:style-name="Source_20_Text"><text:span text:style-name="T65"><text:tab/></text:span></text:span><text:span text:style-name="Source_20_Text"><text:span text:style-name="T330">class</text:span></text:span><text:span text:style-name="Source_20_Text"><text:span text:style-name="T343">_2</text:span></text:span><text:span text:style-name="Source_20_Text"><text:span text:style-name="T330">;</text:span></text:span><text:span text:style-name="Source_20_Text"><text:span text:style-name="T343"><text:tab/></text:span></text:span><text:span text:style-name="Source_20_Text"><text:span text:style-name="T119">//</text:span></text:span><text:span text:style-name="Source_20_Text"><text:span text:style-name="T123"> 0xFFFFFFFF if not necessary</text:span></text:span></text:p>
      <text:p text:style-name="P126"><text:span text:style-name="Source_20_Text"><text:span text:style-name="T330"><text:s text:c="4"/></text:span></text:span><text:span text:style-name="Source_20_Text"><text:span text:style-name="T57">TagClass</text:span></text:span><text:span text:style-name="Source_20_Text"><text:span text:style-name="T65"><text:tab/></text:span></text:span><text:span text:style-name="Source_20_Text"><text:span text:style-name="T330">class</text:span></text:span><text:span text:style-name="Source_20_Text"><text:span text:style-name="T343">_3</text:span></text:span><text:span text:style-name="Source_20_Text"><text:span text:style-name="T330">;</text:span></text:span><text:span text:style-name="Source_20_Text"><text:span text:style-name="T343"><text:tab/></text:span></text:span><text:span text:style-name="Source_20_Text"><text:span text:style-name="T119">//</text:span></text:span><text:span text:style-name="Source_20_Text"><text:span text:style-name="T123"> 0xFFFFFFFF if not necessary</text:span></text:span></text:p>
      <text:p text:style-name="P129"><text:span text:style-name="Source_20_Text"><text:span text:style-name="T207"><text:s text:c="4"/></text:span></text:span><text:span text:style-name="Source_20_Text"><text:span text:style-name="T57">T</text:span></text:span><text:span text:style-name="Source_20_Text"><text:span text:style-name="T67">ag</text:span></text:span><text:span text:style-name="Source_20_Text"><text:span text:style-name="T56">I</text:span></text:span><text:span text:style-name="Source_20_Text"><text:span text:style-name="T67">d</text:span></text:span><text:span text:style-name="Source_20_Text"><text:span text:style-name="T243"><text:tab/></text:span></text:span><text:span text:style-name="Source_20_Text"><text:span text:style-name="T244"><text:tab/></text:span></text:span><text:span text:style-name="Source_20_Text"><text:span text:style-name="T344">id;</text:span></text:span><text:span text:style-name="Source_20_Text"><text:span text:style-name="T343"><text:tab/></text:span></text:span><text:span text:style-name="Source_20_Text"><text:span text:style-name="T345"><text:tab/></text:span></text:span><text:span text:style-name="Source_20_Text"><text:span text:style-name="T119">//</text:span></text:span><text:span text:style-name="Source_20_Text"><text:span text:style-name="T125"> </text:span></text:span><text:span text:style-name="Source_20_Text"><text:span text:style-name="T126">must</text:span></text:span><text:span text:style-name="Source_20_Text"><text:span text:style-name="T125"> point back to this tag</text:span></text:span></text:p>
      <text:p text:style-name="P12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3">path_offset</text:span></text:span><text:span text:style-name="Source_20_Text"><text:span text:style-name="T258">;</text:span></text:span></text:p>
      <text:p text:style-name="P127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282"><text:tab/></text:span></text:span><text:span text:style-name="Source_20_Text"><text:span text:style-name="T287">meta</text:span></text:span><text:span text:style-name="Source_20_Text"><text:span text:style-name="T283">_offset</text:span></text:span><text:span text:style-name="Source_20_Text"><text:span text:style-name="T258">;</text:span></text:span></text:p>
      <text:p text:style-name="P127"><text:span text:style-name="Source_20_Text"><text:span text:style-name="T287"><text:s text:c="4"/></text:span></text:span><text:span text:style-name="Source_20_Text"><text:span text:style-name="T124">// flags</text:span></text:span></text:p>
      <text:p text:style-name="P127"><text:span text:style-name="Source_20_Text"><text:span text:style-name="T258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258"><text:tab/>indexed : </text:span></text:span><text:span text:style-name="Source_20_Text"><text:span text:style-name="T287">1</text:span></text:span><text:span text:style-name="Source_20_Text"><text:span text:style-name="T258">;</text:span></text:span><text:span text:style-name="Source_20_Text"><text:span text:style-name="T287"><text:tab/></text:span></text:span><text:span text:style-name="Source_20_Text"><text:span text:style-name="T124">/* If set, this tag is instead located</text:span></text:span></text:p>
      <text:p text:style-name="P127"><text:span text:style-name="Source_20_Text"><text:span text:style-name="T124"><text:s text:c="4"/>** entirely in the bitmaps/sounds/loc resource map(depends on the tag type).</text:span></text:span></text:p>
      <text:p text:style-name="P127"><text:span text:style-name="Source_20_Text"><text:span text:style-name="T124"><text:s text:c="4"/>** meta_offset will then instead be the location in that resource map's tag</text:span></text:span></text:p>
      <text:p text:style-name="P127"><text:span text:style-name="Source_20_Text"><text:span text:style-name="T124"><text:s text:c="4"/>** index you will find that tag at. So if meta_offset = 0, you will find</text:span></text:span></text:p>
      <text:p text:style-name="P127"><text:span text:style-name="Source_20_Text"><text:span text:style-name="T124"><text:s text:c="4"/>** that tags header as the first entry in the resource map's tag index.*/</text:span></text:span></text:p>
      <text:p text:style-name="P103"/>
      <text:p text:style-name="P128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91">4</text:span></text:span><text:span text:style-name="Source_20_Text"><text:span text:style-name="T201">]<text:tab/></text:span></text:span><text:span text:style-name="Source_20_Text"><text:span text:style-name="T242"><text:tab/></text:span></text:span><text:span text:style-name="Source_20_Text"><text:span text:style-name="T334">pad0;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57">;</text:span></text:span><text:span text:style-name="Source_20_Text"><text:span text:style-name="T258"> <text:s/></text:span></text:span><text:span text:style-name="Source_20_Text"><text:span text:style-name="T79">// size == </text:span></text:span><text:span text:style-name="Source_20_Text"><text:span text:style-name="T123">32</text:span></text:span><text:span text:style-name="Source_20_Text"><text:span text:style-name="T79"> bytes</text:span></text:span></text:p>
      <text:p text:style-name="P123"><text:span text:style-name="Source_20_Text"><text:span text:style-name="T257"/></text:span></text:p>
      <text:p text:style-name="P123"><text:span text:style-name="Source_20_Text"><text:span text:style-name="T257"/></text:span></text:p>
      <text:p text:style-name="P123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74"> {</text:span></text:span></text:p>
      <text:p text:style-name="P124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3">path_offset</text:span></text:span><text:span text:style-name="Source_20_Text"><text:span text:style-name="T258">;</text:span></text:span><text:span text:style-name="Source_20_Text"><text:span text:style-name="T284"><text:tab/></text:span></text:span><text:span text:style-name="Source_20_Text"><text:span text:style-name="T119">// relative to </text:span></text:span><text:span text:style-name="Source_20_Text"><text:span text:style-name="T117">Rsrc</text:span></text:span><text:span text:style-name="Source_20_Text"><text:span text:style-name="T109">Map</text:span></text:span><text:span text:style-name="Source_20_Text"><text:span text:style-name="T107">Header</text:span></text:span><text:span text:style-name="Source_20_Text"><text:span text:style-name="T119">.</text:span></text:span><text:span text:style-name="Source_20_Text"><text:span text:style-name="T117">tag_paths_</text:span></text:span><text:span text:style-name="Source_20_Text"><text:span text:style-name="T120">base</text:span></text:span></text:p>
      <text:p text:style-name="P123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3">data_size</text:span></text:span><text:span text:style-name="Source_20_Text"><text:span text:style-name="T258">;</text:span></text:span><text:span text:style-name="Source_20_Text"><text:span text:style-name="T122"><text:tab/><text:tab/>// size of the data in bytes</text:span></text:span></text:p>
      <text:p text:style-name="P12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3">data_</text:span></text:span><text:span text:style-name="Source_20_Text"><text:span text:style-name="T286">pointer</text:span></text:span><text:span text:style-name="Source_20_Text"><text:span text:style-name="T258">;</text:span></text:span><text:span text:style-name="Source_20_Text"><text:span text:style-name="T284"><text:tab/></text:span></text:span><text:span text:style-name="Source_20_Text"><text:span text:style-name="T119">// relative to </text:span></text:span><text:span text:style-name="Source_20_Text"><text:span text:style-name="T121">the start of the map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57">;</text:span></text:span><text:span text:style-name="Source_20_Text"><text:span text:style-name="T258"> <text:s/></text:span></text:span><text:span text:style-name="Source_20_Text"><text:span text:style-name="T79">// size == </text:span></text:span><text:span text:style-name="Source_20_Text"><text:span text:style-name="T118">12</text:span></text:span><text:span text:style-name="Source_20_Text"><text:span text:style-name="T79"> bytes</text:span></text:span></text:p>
      <text:p text:style-name="P122"><text:span text:style-name="Source_20_Text"><text:span text:style-name="T257"/></text:span></text:p>
      <text:p text:style-name="P104"/>
      <text:p text:style-name="P130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74"> {</text:span></text:span></text:p>
      <text:p text:style-name="P13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8">tag_index_array_offset</text:span></text:span><text:span text:style-name="Source_20_Text"><text:span text:style-name="T258">;</text:span></text:span></text:p>
      <text:p text:style-name="P130"><text:span text:style-name="Source_20_Text"><text:span text:style-name="T207"><text:s text:c="4"/></text:span></text:span><text:span text:style-name="Source_20_Text"><text:span text:style-name="T57">T</text:span></text:span><text:span text:style-name="Source_20_Text"><text:span text:style-name="T67">ag</text:span></text:span><text:span text:style-name="Source_20_Text"><text:span text:style-name="T56">I</text:span></text:span><text:span text:style-name="Source_20_Text"><text:span text:style-name="T67">d</text:span></text:span><text:span text:style-name="Source_20_Text"><text:span text:style-name="T243"><text:tab/></text:span></text:span><text:span text:style-name="Source_20_Text"><text:span text:style-name="T244"><text:tab/></text:span></text:span><text:span text:style-name="Source_20_Text"><text:span text:style-name="T345">scenario_tag_i</text:span></text:span><text:span text:style-name="Source_20_Text"><text:span text:style-name="T344">d;</text:span></text:span><text:span text:style-name="Source_20_Text"><text:span text:style-name="T346"><text:tab/></text:span></text:span><text:span text:style-name="Source_20_Text"><text:span text:style-name="T245">// points to this maps scenario tag</text:span></text:span></text:p>
      <text:p text:style-name="P13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282"><text:tab/></text:span></text:span><text:span text:style-name="Source_20_Text"><text:span text:style-name="T288">map_id</text:span></text:span><text:span text:style-name="Source_20_Text"><text:span text:style-name="T258">;</text:span></text:span></text:p>
      <text:p text:style-name="P13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8">tag_count</text:span></text:span><text:span text:style-name="Source_20_Text"><text:span text:style-name="T258">;</text:span></text:span></text:p>
      <text:p text:style-name="P131"><text:span text:style-name="Source_20_Text"><text:span text:style-name="T258"/></text:span></text:p>
      <text:p text:style-name="P13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vertex_parts_count</text:span></text:span><text:span text:style-name="Source_20_Text"><text:span text:style-name="T258">;</text:span></text:span></text:p>
      <text:p text:style-name="P13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model_data_offset</text:span></text:span><text:span text:style-name="Source_20_Text"><text:span text:style-name="T258">;</text:span></text:span></text:p>
      <text:p text:style-name="P13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index_parts_count</text:span></text:span><text:span text:style-name="Source_20_Text"><text:span text:style-name="T258">;</text:span></text:span></text:p>
      <text:p text:style-name="P13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index_parts_offset</text:span></text:span><text:span text:style-name="Source_20_Text"><text:span text:style-name="T258">;</text:span></text:span></text:p>
      <text:p text:style-name="P130"><text:span text:style-name="Source_20_Text"><text:span text:style-name="T334"/></text:span></text:p>
      <text:p text:style-name="P13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88">tags</text:span></text:span><text:span text:style-name="Source_20_Text"><text:span text:style-name="T275">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70"> == 0x</text:span></text:span><text:span text:style-name="Source_20_Text"><text:span text:style-name="T107">7461</text:span></text:span><text:span text:style-name="Source_20_Text"><text:span text:style-name="T128">6773</text:span></text:span><text:span text:style-name="Source_20_Text"><text:span text:style-name="T70">(fourcc of "ta</text:span></text:span><text:span text:style-name="Source_20_Text"><text:span text:style-name="T127">gs</text:span></text:span><text:span text:style-name="Source_20_Text"><text:span text:style-name="T107">")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57">;</text:span></text:span><text:span text:style-name="Source_20_Text"><text:span text:style-name="T258"> <text:s/></text:span></text:span><text:span text:style-name="Source_20_Text"><text:span text:style-name="T79">// size == </text:span></text:span><text:span text:style-name="Source_20_Text"><text:span text:style-name="T123">3</text:span></text:span><text:span text:style-name="Source_20_Text"><text:span text:style-name="T129">6</text:span></text:span><text:span text:style-name="Source_20_Text"><text:span text:style-name="T79"> bytes</text:span></text:span></text:p>
      <text:p text:style-name="P132"><text:span text:style-name="Source_20_Text"><text:span text:style-name="T79"/></text:span></text:p>
      <text:p text:style-name="P132"><text:span text:style-name="Source_20_Text"><text:span text:style-name="T79"/></text:span></text:p>
      <text:p text:style-name="P132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74"> {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8">tag_index_array_offset</text:span></text:span><text:span text:style-name="Source_20_Text"><text:span text:style-name="T258">;</text:span></text:span></text:p>
      <text:p text:style-name="P132"><text:span text:style-name="Source_20_Text"><text:span text:style-name="T207"><text:s text:c="4"/></text:span></text:span><text:span text:style-name="Source_20_Text"><text:span text:style-name="T57">T</text:span></text:span><text:span text:style-name="Source_20_Text"><text:span text:style-name="T67">ag</text:span></text:span><text:span text:style-name="Source_20_Text"><text:span text:style-name="T56">I</text:span></text:span><text:span text:style-name="Source_20_Text"><text:span text:style-name="T67">d</text:span></text:span><text:span text:style-name="Source_20_Text"><text:span text:style-name="T243"><text:tab/></text:span></text:span><text:span text:style-name="Source_20_Text"><text:span text:style-name="T244"><text:tab/></text:span></text:span><text:span text:style-name="Source_20_Text"><text:span text:style-name="T345">scenario_tag_i</text:span></text:span><text:span text:style-name="Source_20_Text"><text:span text:style-name="T344">d;</text:span></text:span><text:span text:style-name="Source_20_Text"><text:span text:style-name="T346"><text:tab/></text:span></text:span><text:span text:style-name="Source_20_Text"><text:span text:style-name="T245">// points to this maps scenario tag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282"><text:tab/></text:span></text:span><text:span text:style-name="Source_20_Text"><text:span text:style-name="T288">map_id</text:span></text:span><text:span text:style-name="Source_20_Text"><text:span text:style-name="T258">;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8">tag_count</text:span></text:span><text:span text:style-name="Source_20_Text"><text:span text:style-name="T258">;</text:span></text:span></text:p>
      <text:p text:style-name="P132"><text:span text:style-name="Source_20_Text"><text:span text:style-name="T258"/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vertex_parts_count</text:span></text:span><text:span text:style-name="Source_20_Text"><text:span text:style-name="T258">;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model_data_offset</text:span></text:span><text:span text:style-name="Source_20_Text"><text:span text:style-name="T258">;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9">index_parts_count</text:span></text:span><text:span text:style-name="Source_20_Text"><text:span text:style-name="T258">;</text:span></text:span></text:p>
      <text:p text:style-name="P132"><text:span text:style-name="Source_20_Text"><text:span text:style-name="T258"/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90">vertex</text:span></text:span><text:span text:style-name="Source_20_Text"><text:span text:style-name="T289">_</text:span></text:span><text:span text:style-name="Source_20_Text"><text:span text:style-name="T290">data</text:span></text:span><text:span text:style-name="Source_20_Text"><text:span text:style-name="T289">_</text:span></text:span><text:span text:style-name="Source_20_Text"><text:span text:style-name="T290">size</text:span></text:span><text:span text:style-name="Source_20_Text"><text:span text:style-name="T258">;</text:span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90">index</text:span></text:span><text:span text:style-name="Source_20_Text"><text:span text:style-name="T289">_</text:span></text:span><text:span text:style-name="Source_20_Text"><text:span text:style-name="T290">data</text:span></text:span><text:span text:style-name="Source_20_Text"><text:span text:style-name="T289">_</text:span></text:span><text:span text:style-name="Source_20_Text"><text:span text:style-name="T290">size</text:span></text:span><text:span text:style-name="Source_20_Text"><text:span text:style-name="T258">;</text:span></text:span></text:p>
      <text:p text:style-name="P132"><text:span text:style-name="Source_20_Text"><text:span text:style-name="T334"/></text:span></text:p>
      <text:p text:style-name="P13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88">tags</text:span></text:span><text:span text:style-name="Source_20_Text"><text:span text:style-name="T275">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70"> == 0x</text:span></text:span><text:span text:style-name="Source_20_Text"><text:span text:style-name="T107">7461</text:span></text:span><text:span text:style-name="Source_20_Text"><text:span text:style-name="T128">6773</text:span></text:span><text:span text:style-name="Source_20_Text"><text:span text:style-name="T70">(fourcc of "ta</text:span></text:span><text:span text:style-name="Source_20_Text"><text:span text:style-name="T127">gs</text:span></text:span><text:span text:style-name="Source_20_Text"><text:span text:style-name="T107">")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57">;</text:span></text:span><text:span text:style-name="Source_20_Text"><text:span text:style-name="T258"> <text:s/></text:span></text:span><text:span text:style-name="Source_20_Text"><text:span text:style-name="T79">// size == </text:span></text:span><text:span text:style-name="Source_20_Text"><text:span text:style-name="T129">40</text:span></text:span><text:span text:style-name="Source_20_Text"><text:span text:style-name="T79"> bytes</text:span></text:span></text:p>
      <text:p text:style-name="P133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4"> {</text:span></text:span></text:p>
      <text:p text:style-name="P126"><text:span text:style-name="Source_20_Text"><text:span text:style-name="T282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282">map_type</text:span></text:span><text:span text:style-name="Source_20_Text"><text:span text:style-name="T258">;</text:span></text:span></text:p>
      <text:p text:style-name="P12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2">tag_paths_</text:span></text:span><text:span text:style-name="Source_20_Text"><text:span text:style-name="T285">base</text:span></text:span><text:span text:style-name="Source_20_Text"><text:span text:style-name="T258">;</text:span></text:span></text:p>
      <text:p text:style-name="P12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2">tag_headers_</text:span></text:span><text:span text:style-name="Source_20_Text"><text:span text:style-name="T285">pointer</text:span></text:span><text:span text:style-name="Source_20_Text"><text:span text:style-name="T258">;</text:span></text:span></text:p>
      <text:p text:style-name="P12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17"><text:tab/></text:span></text:span><text:span text:style-name="Source_20_Text"><text:span text:style-name="T282">tag_count</text:span></text:span><text:span text:style-name="Source_20_Text"><text:span text:style-name="T258">;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57">;</text:span></text:span><text:span text:style-name="Source_20_Text"><text:span text:style-name="T258"> <text:s/></text:span></text:span><text:span text:style-name="Source_20_Text"><text:span text:style-name="T79">// size == </text:span></text:span><text:span text:style-name="Source_20_Text"><text:span text:style-name="T118">16</text:span></text:span><text:span text:style-name="Source_20_Text"><text:span text:style-name="T79"> bytes</text:span></text:span></text:p>
      <text:p text:style-name="P126"><text:span text:style-name="Source_20_Text"><text:span text:style-name="T79"/></text:span></text:p>
      <text:p text:style-name="P126"><text:span text:style-name="Source_20_Text"><text:span text:style-name="T79"/></text:span></text:p>
      <text:p text:style-name="P126"><text:span text:style-name="Source_20_Text"><text:span text:style-name="T114">/* The Halo 1 PC demo uses a different header filled with garbage as the padding</text:span></text:span></text:p>
      <text:p text:style-name="P119"><text:span text:style-name="Source_20_Text"><text:span text:style-name="T114">** instead of the standard 0x00 null padding. The belief is that this was done</text:span></text:span></text:p>
      <text:p text:style-name="P119"><text:span text:style-name="Source_20_Text"><text:span text:style-name="T114">** to make it impossible to take retail </text:span></text:span><text:span text:style-name="Source_20_Text"><text:span text:style-name="T115">Halo PC </text:span></text:span><text:span text:style-name="Source_20_Text"><text:span text:style-name="T114">maps and run them in the demo,</text:span></text:span></text:p>
      <text:p text:style-name="P120"><text:span text:style-name="Source_20_Text"><text:span text:style-name="T114">** but if</text:span></text:span><text:span text:style-name="Source_20_Text"><text:span text:style-name="T115"> </text:span></text:span><text:span text:style-name="Source_20_Text"><text:span text:style-name="T114">the REALLY wanted to make it impossible they should have just changed</text:span></text:span></text:p>
      <text:p text:style-name="P120"><text:span text:style-name="Source_20_Text"><text:span text:style-name="T114">** the</text:span></text:span><text:span text:style-name="Source_20_Text"><text:span text:style-name="T115"> </text:span></text:span><text:span text:style-name="Source_20_Text"><text:span text:style-name="T114">base address the map loads at to shift all the pointers, so idk.*/</text:span></text:span></text:p>
      <text:p text:style-name="P109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4"> {</text:span></text:span></text:p>
      <text:p text:style-name="P109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2</text:span></text:span><text:span text:style-name="Source_20_Text"><text:span text:style-name="T201">]<text:tab/></text:span></text:span><text:span text:style-name="Source_20_Text"><text:span text:style-name="T242"><text:tab/></text:span></text:span><text:span text:style-name="Source_20_Text"><text:span text:style-name="T334">pad0;</text:span></text:span></text:p>
      <text:p text:style-name="P109"><text:span text:style-name="Source_20_Text"><text:span text:style-name="T340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77">map_type;</text:span></text:span></text:p>
      <text:p text:style-name="P109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700</text:span></text:span><text:span text:style-name="Source_20_Text"><text:span text:style-name="T201">]<text:tab/></text:span></text:span><text:span text:style-name="Source_20_Text"><text:span text:style-name="T334">pad</text:span></text:span><text:span text:style-name="Source_20_Text"><text:span text:style-name="T338">1</text:span></text:span><text:span text:style-name="Source_20_Text"><text:span text:style-name="T334">;</text:span></text:span></text:p>
      <text:p text:style-name="P109"><text:span text:style-name="Source_20_Text"><text:span text:style-name="T334"/></text:span></text:p>
      <text:p text:style-name="P11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5">head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107"> == 0x</text:span></text:span><text:span text:style-name="Source_20_Text"><text:span text:style-name="T109">45686564</text:span></text:span><text:span text:style-name="Source_20_Text"><text:span text:style-name="T107">(fourcc of "</text:span></text:span><text:span text:style-name="Source_20_Text"><text:span text:style-name="T109">Ehed</text:span></text:span><text:span text:style-name="Source_20_Text"><text:span text:style-name="T107">")</text:span></text:span></text:p>
      <text:p text:style-name="P11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8">tag_index_meta_len</text:span></text:span><text:span text:style-name="Source_20_Text"><text:span text:style-name="T258">;</text:span></text:span></text:p>
      <text:p text:style-name="P110"><text:span text:style-name="Source_20_Text"><text:span text:style-name="T201"><text:s text:c="4"/></text:span></text:span><text:span text:style-name="Source_20_Text"><text:span text:style-name="T68">StrAscii</text:span></text:span><text:span text:style-name="Source_20_Text"><text:span text:style-name="T201">[</text:span></text:span><text:span text:style-name="Source_20_Text"><text:span text:style-name="T390">32</text:span></text:span><text:span text:style-name="Source_20_Text"><text:span text:style-name="T201">]<text:tab/></text:span></text:span><text:span text:style-name="Source_20_Text"><text:span text:style-name="T341">build_date</text:span></text:span><text:span text:style-name="Source_20_Text"><text:span text:style-name="T334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10"> must be null terminated</text:span></text:span></text:p>
      <text:p text:style-name="P110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672</text:span></text:span><text:span text:style-name="Source_20_Text"><text:span text:style-name="T201">]<text:tab/></text:span></text:span><text:span text:style-name="Source_20_Text"><text:span text:style-name="T334">pad</text:span></text:span><text:span text:style-name="Source_20_Text"><text:span text:style-name="T338">2</text:span></text:span><text:span text:style-name="Source_20_Text"><text:span text:style-name="T334">;</text:span></text:span></text:p>
      <text:p text:style-name="P110"><text:span text:style-name="Source_20_Text"><text:span text:style-name="T334"/></text:span></text:p>
      <text:p text:style-name="P111"><text:span text:style-name="Source_20_Text"><text:span text:style-name="T340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77">map_</text:span></text:span><text:span text:style-name="Source_20_Text"><text:span text:style-name="T278">version</text:span></text:span><text:span text:style-name="Source_20_Text"><text:span text:style-name="T277">;</text:span></text:span></text:p>
      <text:p text:style-name="P111"><text:span text:style-name="Source_20_Text"><text:span text:style-name="T201"><text:s text:c="4"/></text:span></text:span><text:span text:style-name="Source_20_Text"><text:span text:style-name="T68">StrAscii</text:span></text:span><text:span text:style-name="Source_20_Text"><text:span text:style-name="T201">[</text:span></text:span><text:span text:style-name="Source_20_Text"><text:span text:style-name="T390">32</text:span></text:span><text:span text:style-name="Source_20_Text"><text:span text:style-name="T201">]<text:tab/></text:span></text:span><text:span text:style-name="Source_20_Text"><text:span text:style-name="T342">map_name</text:span></text:span><text:span text:style-name="Source_20_Text"><text:span text:style-name="T334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10"> must be null terminated</text:span></text:span></text:p>
      <text:p text:style-name="P1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unknown</text:span></text:span><text:span text:style-name="Source_20_Text"><text:span text:style-name="T258">;</text:span></text:span></text:p>
      <text:p text:style-name="P1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crc32</text:span></text:span><text:span text:style-name="Source_20_Text"><text:span text:style-name="T258">;</text:span></text:span><text:span text:style-name="Source_20_Text"><text:span text:style-name="T281"><text:tab/></text:span></text:span><text:span text:style-name="Source_20_Text"><text:span text:style-name="T116">// crc32 of the maps contents(map integrity check)</text:span></text:span></text:p>
      <text:p text:style-name="P109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52</text:span></text:span><text:span text:style-name="Source_20_Text"><text:span text:style-name="T201">]</text:span></text:span><text:span text:style-name="Source_20_Text"><text:span text:style-name="T242"><text:tab/></text:span></text:span><text:span text:style-name="Source_20_Text"><text:span text:style-name="T201"><text:tab/></text:span></text:span><text:span text:style-name="Source_20_Text"><text:span text:style-name="T334">pad</text:span></text:span><text:span text:style-name="Source_20_Text"><text:span text:style-name="T338">3</text:span></text:span><text:span text:style-name="Source_20_Text"><text:span text:style-name="T334">;</text:span></text:span></text:p>
      <text:p text:style-name="P102"/>
      <text:p text:style-name="P1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decompressed</text:span></text:span><text:span text:style-name="Source_20_Text"><text:span text:style-name="T278">_len</text:span></text:span><text:span text:style-name="Source_20_Text"><text:span text:style-name="T258">;</text:span></text:span><text:span text:style-name="Source_20_Text"><text:span text:style-name="T279"><text:tab/></text:span></text:span><text:span text:style-name="Source_20_Text"><text:span text:style-name="T111">// map length in bytes after decompression</text:span></text:span></text:p>
      <text:p text:style-name="P1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8">tag_index_</text:span></text:span><text:span text:style-name="Source_20_Text"><text:span text:style-name="T279">header</text:span></text:span><text:span text:style-name="Source_20_Text"><text:span text:style-name="T278">_</text:span></text:span><text:span text:style-name="Source_20_Text"><text:span text:style-name="T279">offset</text:span></text:span><text:span text:style-name="Source_20_Text"><text:span text:style-name="T258">;</text:span></text:span></text:p>
      <text:p text:style-name="P11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5">foot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107"> == 0x</text:span></text:span><text:span text:style-name="Source_20_Text"><text:span text:style-name="T109">47666F74</text:span></text:span><text:span text:style-name="Source_20_Text"><text:span text:style-name="T107">(fourcc of "</text:span></text:span><text:span text:style-name="Source_20_Text"><text:span text:style-name="T109">Gfot</text:span></text:span><text:span text:style-name="Source_20_Text"><text:span text:style-name="T107">")</text:span></text:span></text:p>
      <text:p text:style-name="P109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524</text:span></text:span><text:span text:style-name="Source_20_Text"><text:span text:style-name="T201">]<text:tab/></text:span></text:span><text:span text:style-name="Source_20_Text"><text:span text:style-name="T334">pad</text:span></text:span><text:span text:style-name="Source_20_Text"><text:span text:style-name="T338">4</text:span></text:span><text:span text:style-name="Source_20_Text"><text:span text:style-name="T334">;</text:span></text:span></text:p>
      <text:p text:style-name="P114"><text:span text:style-name="Source_20_Text"><text:span text:style-name="T258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58">; <text:s/></text:span></text:span><text:span text:style-name="Source_20_Text"><text:span text:style-name="T79">// size == </text:span></text:span><text:span text:style-name="Source_20_Text"><text:span text:style-name="T107">20</text:span></text:span><text:span text:style-name="Source_20_Text"><text:span text:style-name="T80">48</text:span></text:span><text:span text:style-name="Source_20_Text"><text:span text:style-name="T79"> bytes</text:span></text:span></text:p>
      <text:p text:style-name="P105"><text:span text:style-name="Source_20_Text"><text:span text:style-name="T257"/></text:span></text:p>
      <text:p text:style-name="P114"><text:span text:style-name="Source_20_Text"><text:span text:style-name="T257"/></text:span></text:p>
      <text:p text:style-name="P114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4"> {</text:span></text:span></text:p>
      <text:p text:style-name="P11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5">head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107"> == 0x68656164(fourcc of "head")</text:span></text:span></text:p>
      <text:p text:style-name="P112"><text:span text:style-name="Source_20_Text"><text:span text:style-name="T340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77">map_</text:span></text:span><text:span text:style-name="Source_20_Text"><text:span text:style-name="T278">version</text:span></text:span><text:span text:style-name="Source_20_Text"><text:span text:style-name="T277">;</text:span></text:span></text:p>
      <text:p text:style-name="P11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decompressed</text:span></text:span><text:span text:style-name="Source_20_Text"><text:span text:style-name="T278">_len</text:span></text:span><text:span text:style-name="Source_20_Text"><text:span text:style-name="T258">;</text:span></text:span><text:span text:style-name="Source_20_Text"><text:span text:style-name="T279"><text:tab/></text:span></text:span><text:span text:style-name="Source_20_Text"><text:span text:style-name="T111">// map length in bytes after decompression</text:span></text:span></text:p>
      <text:p text:style-name="P11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unknown</text:span></text:span><text:span text:style-name="Source_20_Text"><text:span text:style-name="T258">;</text:span></text:span></text:p>
      <text:p text:style-name="P11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8">tag_index_</text:span></text:span><text:span text:style-name="Source_20_Text"><text:span text:style-name="T279">header</text:span></text:span><text:span text:style-name="Source_20_Text"><text:span text:style-name="T278">_</text:span></text:span><text:span text:style-name="Source_20_Text"><text:span text:style-name="T279">offset</text:span></text:span><text:span text:style-name="Source_20_Text"><text:span text:style-name="T258">;</text:span></text:span></text:p>
      <text:p text:style-name="P11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8">tag_index_meta_len</text:span></text:span><text:span text:style-name="Source_20_Text"><text:span text:style-name="T258">;</text:span></text:span></text:p>
      <text:p text:style-name="P112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8</text:span></text:span><text:span text:style-name="Source_20_Text"><text:span text:style-name="T201">]<text:tab/></text:span></text:span><text:span text:style-name="Source_20_Text"><text:span text:style-name="T242"><text:tab/></text:span></text:span><text:span text:style-name="Source_20_Text"><text:span text:style-name="T334">pad</text:span></text:span><text:span text:style-name="Source_20_Text"><text:span text:style-name="T338">0</text:span></text:span><text:span text:style-name="Source_20_Text"><text:span text:style-name="T334">;</text:span></text:span></text:p>
      <text:p text:style-name="P112"><text:span text:style-name="Source_20_Text"><text:span text:style-name="T334"/></text:span></text:p>
      <text:p text:style-name="P112"><text:span text:style-name="Source_20_Text"><text:span text:style-name="T201"><text:s text:c="4"/></text:span></text:span><text:span text:style-name="Source_20_Text"><text:span text:style-name="T68">StrAscii</text:span></text:span><text:span text:style-name="Source_20_Text"><text:span text:style-name="T201">[</text:span></text:span><text:span text:style-name="Source_20_Text"><text:span text:style-name="T390">32</text:span></text:span><text:span text:style-name="Source_20_Text"><text:span text:style-name="T201">]<text:tab/></text:span></text:span><text:span text:style-name="Source_20_Text"><text:span text:style-name="T342">map_name</text:span></text:span><text:span text:style-name="Source_20_Text"><text:span text:style-name="T334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10"> must be null terminated</text:span></text:span></text:p>
      <text:p text:style-name="P112"><text:span text:style-name="Source_20_Text"><text:span text:style-name="T201"><text:s text:c="4"/></text:span></text:span><text:span text:style-name="Source_20_Text"><text:span text:style-name="T68">StrAscii</text:span></text:span><text:span text:style-name="Source_20_Text"><text:span text:style-name="T201">[</text:span></text:span><text:span text:style-name="Source_20_Text"><text:span text:style-name="T390">32</text:span></text:span><text:span text:style-name="Source_20_Text"><text:span text:style-name="T201">]<text:tab/></text:span></text:span><text:span text:style-name="Source_20_Text"><text:span text:style-name="T341">build_date</text:span></text:span><text:span text:style-name="Source_20_Text"><text:span text:style-name="T334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10"> must be null terminated</text:span></text:span></text:p>
      <text:p text:style-name="P112"><text:span text:style-name="Source_20_Text"><text:span text:style-name="T340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77">map_type;</text:span></text:span></text:p>
      <text:p text:style-name="P113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2</text:span></text:span><text:span text:style-name="Source_20_Text"><text:span text:style-name="T201">]<text:tab/></text:span></text:span><text:span text:style-name="Source_20_Text"><text:span text:style-name="T242"><text:tab/></text:span></text:span><text:span text:style-name="Source_20_Text"><text:span text:style-name="T334">pad</text:span></text:span><text:span text:style-name="Source_20_Text"><text:span text:style-name="T339">1</text:span></text:span><text:span text:style-name="Source_20_Text"><text:span text:style-name="T334">;</text:span></text:span></text:p>
      <text:p text:style-name="P113"><text:span text:style-name="Source_20_Text"><text:span text:style-name="T334"/></text:span></text:p>
      <text:p text:style-name="P12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9">crc32</text:span></text:span><text:span text:style-name="Source_20_Text"><text:span text:style-name="T258">;</text:span></text:span><text:span text:style-name="Source_20_Text"><text:span text:style-name="T281"><text:tab/></text:span></text:span><text:span text:style-name="Source_20_Text"><text:span text:style-name="T116">// crc32 of the maps contents(map integrity check)</text:span></text:span></text:p>
      <text:p text:style-name="P108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89">1940</text:span></text:span><text:span text:style-name="Source_20_Text"><text:span text:style-name="T201">]<text:tab/></text:span></text:span><text:span text:style-name="Source_20_Text"><text:span text:style-name="T334">pad</text:span></text:span><text:span text:style-name="Source_20_Text"><text:span text:style-name="T339">2</text:span></text:span><text:span text:style-name="Source_20_Text"><text:span text:style-name="T334">;</text:span></text:span></text:p>
      <text:p text:style-name="P108"><text:span text:style-name="Source_20_Text"><text:span text:style-name="T334"/></text:span></text:p>
      <text:p text:style-name="P10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75">foot_integrity</text:span></text:span><text:span text:style-name="Source_20_Text"><text:span text:style-name="T258">;</text:span></text:span><text:span text:style-name="Source_20_Text"><text:span text:style-name="T275"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107"> == 0x666F6F74(fourcc of "foot")</text:span></text:span></text:p>
      <text:p text:style-name="P114"><text:span text:style-name="Source_20_Text"><text:span text:style-name="T258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58">; <text:s/></text:span></text:span><text:span text:style-name="Source_20_Text"><text:span text:style-name="T79">// size == </text:span></text:span><text:span text:style-name="Source_20_Text"><text:span text:style-name="T107">20</text:span></text:span><text:span text:style-name="Source_20_Text"><text:span text:style-name="T80">48</text:span></text:span><text:span text:style-name="Source_20_Text"><text:span text:style-name="T79"> bytes</text:span></text:span></text:p>
      <text:h text:style-name="P172" text:outline-level="1">Bitmap<text:span text:style-name="T417">s</text:span></text:h>
      <text:p text:style-name="P93"><text:span text:style-name="Source_20_Text"><text:span text:style-name="T130">/</text:span></text:span><text:span text:style-name="Source_20_Text"><text:span text:style-name="T131">*</text:span></text:span><text:span text:style-name="Source_20_Text"><text:span text:style-name="T130"> </text:span></text:span><text:span text:style-name="Source_20_Text"><text:span text:style-name="T150">These "padding" values are only relevant for xbox bitmaps.</text:span></text:span><text:span text:style-name="Source_20_Text"><text:span text:style-name="T152"> Essentially </text:span></text:span><text:span text:style-name="Source_20_Text"><text:span text:style-name="T133">*/</text:span></text:span></text:p>
      <text:p text:style-name="P93"><text:span text:style-name="Source_20_Text"><text:span text:style-name="T371">#</text:span></text:span><text:span text:style-name="Source_20_Text"><text:span text:style-name="T372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294">512</text:span></text:span></text:p>
      <text:p text:style-name="P66"><text:span text:style-name="Source_20_Text"><text:span text:style-name="T371">#</text:span></text:span><text:span text:style-name="Source_20_Text"><text:span text:style-name="T372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294">128</text:span></text:span></text:p>
      <text:p text:style-name="P66"><text:span text:style-name="Source_20_Text"><text:span text:style-name="T293"/></text:span></text:p>
      <text:p text:style-name="P66"><text:span text:style-name="Source_20_Text"><text:span text:style-name="T293"/></text:span></text:p>
      <text:p text:style-name="P66"><text:span text:style-name="Source_20_Text"><text:span text:style-name="T84">/* Some of these SEnum16</text:span></text:span><text:span text:style-name="Source_20_Text"><text:span text:style-name="T85">'s</text:span></text:span><text:span text:style-name="Source_20_Text"><text:span text:style-name="T84"> don't have their options listed here. I did</text:span></text:span><text:span text:style-name="Source_20_Text"><text:span text:style-name="T86"> </text:span></text:span><text:span text:style-name="Source_20_Text"><text:span text:style-name="T84">n</text:span></text:span><text:span text:style-name="Source_20_Text"><text:span text:style-name="T86">o</text:span></text:span><text:span text:style-name="Source_20_Text"><text:span text:style-name="T84">t </text:span></text:span><text:span text:style-name="Source_20_Text"><text:span text:style-name="T87">see it</text:span></text:span></text:p>
      <text:p text:style-name="P41"><text:span text:style-name="Source_20_Text"><text:span text:style-name="T84">**</text:span></text:span><text:span text:style-name="Source_20_Text"><text:span text:style-name="T85"> </text:span></text:span><text:span text:style-name="Source_20_Text"><text:span text:style-name="T87">as </text:span></text:span><text:span text:style-name="Source_20_Text"><text:span text:style-name="T84">necessary as they are only used when compiling bitmaps using tool, and they</text:span></text:span></text:p>
      <text:p text:style-name="P41"><text:span text:style-name="Source_20_Text"><text:span text:style-name="T84">** would </text:span></text:span><text:span text:style-name="Source_20_Text"><text:span text:style-name="T88">take up more screenspace</text:span></text:span><text:span text:style-name="Source_20_Text"><text:span text:style-name="T84">. Use the definition extractor if you need them.*/</text:span></text:span></text:p>
      <text:p text:style-name="P30"><text:span text:style-name="Source_20_Text"><text:span text:style-name="T367">typedef</text:span></text:span><text:span text:style-name="Source_20_Text"><text:span text:style-name="T368"> </text:span></text:span><text:span text:style-name="Source_20_Text"><text:span text:style-name="T366">s</text:span></text:span><text:span text:style-name="Source_20_Text"><text:span text:style-name="T368">truct</text:span></text:span><text:span text:style-name="Source_20_Text"><text:span text:style-name="T366"> </text:span></text:span><text:span text:style-name="Source_20_Text"><text:span text:style-name="T4">BitmapBody</text:span></text:span><text:span text:style-name="Source_20_Text"><text:span text:style-name="T356"> {</text:span></text:span></text:p>
      <text:p text:style-name="P35"><text:span text:style-name="Source_20_Text"><text:span text:style-name="T71"><text:s text:c="4"/></text:span></text:span><text:span text:style-name="Source_20_Text"><text:span text:style-name="T5">SEnum16</text:span></text:span><text:span text:style-name="Source_20_Text"><text:span text:style-name="T258"><text:tab/></text:span></text:span><text:span text:style-name="Source_20_Text"><text:span text:style-name="T259">type</text:span></text:span><text:span text:style-name="Source_20_Text"><text:span text:style-name="T258">;</text:span></text:span><text:span text:style-name="Source_20_Text"><text:span text:style-name="T269"><text:tab/><text:tab/></text:span></text:span><text:span text:style-name="Source_20_Text"><text:span text:style-name="T83">// only used when compiling bitmap</text:span></text:span></text:p>
      <text:p text:style-name="P35"><text:span text:style-name="Source_20_Text"><text:span text:style-name="T71"><text:s text:c="4"/></text:span></text:span><text:span text:style-name="Source_20_Text"><text:span text:style-name="T5">SEnum16</text:span></text:span><text:span text:style-name="Source_20_Text"><text:span text:style-name="T258"><text:tab/></text:span></text:span><text:span text:style-name="Source_20_Text"><text:span text:style-name="T260">format</text:span></text:span><text:span text:style-name="Source_20_Text"><text:span text:style-name="T258">;</text:span></text:span><text:span text:style-name="Source_20_Text"><text:span text:style-name="T269"><text:tab/></text:span></text:span><text:span text:style-name="Source_20_Text"><text:span text:style-name="T83">// only used when compiling bitmap</text:span></text:span></text:p>
      <text:p text:style-name="P35"><text:span text:style-name="Source_20_Text"><text:span text:style-name="T71"><text:s text:c="4"/></text:span></text:span><text:span text:style-name="Source_20_Text"><text:span text:style-name="T5">SEnum16</text:span></text:span><text:span text:style-name="Source_20_Text"><text:span text:style-name="T258"><text:tab/></text:span></text:span><text:span text:style-name="Source_20_Text"><text:span text:style-name="T255">usa</text:span></text:span><text:span text:style-name="Source_20_Text"><text:span text:style-name="T260">ge</text:span></text:span><text:span text:style-name="Source_20_Text"><text:span text:style-name="T258">;</text:span></text:span><text:span text:style-name="Source_20_Text"><text:span text:style-name="T269"><text:tab/></text:span></text:span><text:span text:style-name="Source_20_Text"><text:span text:style-name="T83">// only used when compiling bitmap</text:span></text:span></text:p>
      <text:p text:style-name="P45"><text:span text:style-name="Source_20_Text"><text:span text:style-name="T358"><text:s text:c="4"/></text:span></text:span><text:span text:style-name="Source_20_Text"><text:span text:style-name="T72">// flags</text:span></text:span><text:span text:style-name="Source_20_Text"><text:span text:style-name="T89">(all of them are </text:span></text:span><text:span text:style-name="Source_20_Text"><text:span text:style-name="T83">only used when compiling bitmap</text:span></text:span><text:span text:style-name="Source_20_Text"><text:span text:style-name="T89">)</text:span></text:span></text:p>
      <text:p text:style-name="P31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enable_diffusion_dithering<text:tab/><text:tab/>: </text:span></text:span><text:span text:style-name="Source_20_Text"><text:span text:style-name="T384">1</text:span></text:span><text:span text:style-name="Source_20_Text"><text:span text:style-name="T359">;</text:span></text:span></text:p>
      <text:p text:style-name="P31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disable_height_map_compression<text:tab/>: </text:span></text:span><text:span text:style-name="Source_20_Text"><text:span text:style-name="T384">1</text:span></text:span><text:span text:style-name="Source_20_Text"><text:span text:style-name="T359">;</text:span></text:span></text:p>
      <text:p text:style-name="P31"><text:span text:style-name="Source_20_Text"><text:span text:style-name="T25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58"><text:tab/></text:span></text:span><text:span text:style-name="Source_20_Text"><text:span text:style-name="T260">uniform_sprite_sequences<text:tab/><text:tab/></text:span></text:span><text:span text:style-name="Source_20_Text"><text:span text:style-name="T258">: </text:span></text:span><text:span text:style-name="Source_20_Text"><text:span text:style-name="T384">1</text:span></text:span><text:span text:style-name="Source_20_Text"><text:span text:style-name="T258">;</text:span></text:span></text:p>
      <text:p text:style-name="P31"><text:span text:style-name="Source_20_Text"><text:span text:style-name="T25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58"><text:tab/></text:span></text:span><text:span text:style-name="Source_20_Text"><text:span text:style-name="T260">sprite_bug_fix</text:span></text:span><text:span text:style-name="Source_20_Text"><text:span text:style-name="T258"><text:tab/><text:tab/></text:span></text:span><text:span text:style-name="Source_20_Text"><text:span text:style-name="T260"><text:tab/><text:tab/></text:span></text:span><text:span text:style-name="Source_20_Text"><text:span text:style-name="T258">: </text:span></text:span><text:span text:style-name="Source_20_Text"><text:span text:style-name="T384">1</text:span></text:span><text:span text:style-name="Source_20_Text"><text:span text:style-name="T258">;</text:span></text:span></text:p>
      <text:p text:style-name="P31"><text:span text:style-name="Source_20_Text"><text:span text:style-name="T258"/></text:span></text:p>
      <text:p text:style-name="P42"><text:span text:style-name="Source_20_Text"><text:span text:style-name="T261"><text:s text:c="4"/></text:span></text:span><text:span text:style-name="Source_20_Text"><text:span text:style-name="T5">Float</text:span></text:span><text:span text:style-name="Source_20_Text"><text:span text:style-name="T261"><text:tab/>detail_fade_factor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261"><text:s text:c="4"/></text:span></text:span><text:span text:style-name="Source_20_Text"><text:span text:style-name="T5">Float</text:span></text:span><text:span text:style-name="Source_20_Text"><text:span text:style-name="T261"><text:tab/>sharpen_amount;</text:span></text:span><text:span text:style-name="Source_20_Text"><text:span text:style-name="T270"><text:tab/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261"><text:s text:c="4"/></text:span></text:span><text:span text:style-name="Source_20_Text"><text:span text:style-name="T5">Float</text:span></text:span><text:span text:style-name="Source_20_Text"><text:span text:style-name="T261"><text:tab/>bump_height;</text:span></text:span><text:span text:style-name="Source_20_Text"><text:span text:style-name="T270"><text:tab/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5">SEnum16</text:span></text:span><text:span text:style-name="Source_20_Text"><text:span text:style-name="T258"><text:tab/></text:span></text:span><text:span text:style-name="Source_20_Text"><text:span text:style-name="T261">sprite_budget_size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1">sprite_budget_count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33"><text:span text:style-name="Source_20_Text"><text:span text:style-name="T323"/></text:span></text:p>
      <text:p text:style-name="P4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6"><text:tab/></text:span></text:span><text:span text:style-name="Source_20_Text"><text:span text:style-name="T265">color_plate_</text:span></text:span><text:span text:style-name="Source_20_Text"><text:span text:style-name="T263">width</text:span></text:span><text:span text:style-name="Source_20_Text"><text:span text:style-name="T258">;</text:span></text:span><text:span text:style-name="Source_20_Text"><text:span text:style-name="T273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6"><text:tab/></text:span></text:span><text:span text:style-name="Source_20_Text"><text:span text:style-name="T265">color_plate_</text:span></text:span><text:span text:style-name="Source_20_Text"><text:span text:style-name="T263">height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266"><text:s text:c="4"/></text:span></text:span><text:span text:style-name="Source_20_Text"><text:span text:style-name="T57">RawdataRef</text:span></text:span><text:span text:style-name="Source_20_Text"><text:span text:style-name="T63"><text:tab/></text:span></text:span><text:span text:style-name="Source_20_Text"><text:span text:style-name="T332">compressed_color_plate_data;</text:span></text:span><text:span text:style-name="Source_20_Text"><text:span text:style-name="T270"><text:tab/></text:span></text:span><text:span text:style-name="Source_20_Text"><text:span text:style-name="T83">// </text:span></text:span><text:span text:style-name="Source_20_Text"><text:span text:style-name="T103">assume </text:span></text:span><text:span text:style-name="Source_20_Text"><text:span text:style-name="T156">that </text:span></text:span><text:span text:style-name="Source_20_Text"><text:span text:style-name="T103">NEITHER of these</text:span></text:span></text:p>
      <text:p text:style-name="P43"><text:span text:style-name="Source_20_Text"><text:span text:style-name="T266"><text:s text:c="4"/></text:span></text:span><text:span text:style-name="Source_20_Text"><text:span text:style-name="T57">RawdataRef</text:span></text:span><text:span text:style-name="Source_20_Text"><text:span text:style-name="T63"><text:tab/></text:span></text:span><text:span text:style-name="Source_20_Text"><text:span text:style-name="T332">processed_pixel_data;</text:span></text:span><text:span text:style-name="Source_20_Text"><text:span text:style-name="T337"><text:tab/><text:tab/></text:span></text:span><text:span text:style-name="Source_20_Text"><text:span text:style-name="T241">// </text:span></text:span><text:span text:style-name="Source_20_Text"><text:span text:style-name="T248">is </text:span></text:span><text:span text:style-name="Source_20_Text"><text:span text:style-name="T241">valid in</text:span></text:span><text:span text:style-name="Source_20_Text"><text:span text:style-name="T248">side</text:span></text:span><text:span text:style-name="Source_20_Text"><text:span text:style-name="T241"> a map</text:span></text:span><text:span text:style-name="Source_20_Text"><text:span text:style-name="T248">file</text:span></text:span><text:span text:style-name="Source_20_Text"><text:span text:style-name="T241">.</text:span></text:span></text:p>
      <text:p text:style-name="P42"><text:span text:style-name="Source_20_Text"><text:span text:style-name="T83"/></text:span></text:p>
      <text:p text:style-name="P42"><text:span text:style-name="Source_20_Text"><text:span text:style-name="T261"><text:s text:c="4"/></text:span></text:span><text:span text:style-name="Source_20_Text"><text:span text:style-name="T5">Float</text:span></text:span><text:span text:style-name="Source_20_Text"><text:span text:style-name="T261"><text:tab/></text:span></text:span><text:span text:style-name="Source_20_Text"><text:span text:style-name="T267"><text:tab/>blur_filter_size</text:span></text:span><text:span text:style-name="Source_20_Text"><text:span text:style-name="T261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261"><text:s text:c="4"/></text:span></text:span><text:span text:style-name="Source_20_Text"><text:span text:style-name="T5">Float</text:span></text:span><text:span text:style-name="Source_20_Text"><text:span text:style-name="T261"><text:tab/></text:span></text:span><text:span text:style-name="Source_20_Text"><text:span text:style-name="T267"><text:tab/>alpha_bias</text:span></text:span><text:span text:style-name="Source_20_Text"><text:span text:style-name="T261">;</text:span></text:span><text:span text:style-name="Source_20_Text"><text:span text:style-name="T270"><text:tab/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6"><text:tab/></text:span></text:span><text:span text:style-name="Source_20_Text"><text:span text:style-name="T267">mipmap_levels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6"><text:tab/></text:span></text:span><text:span text:style-name="Source_20_Text"><text:span text:style-name="T267">sprite_usage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6"><text:tab/></text:span></text:span><text:span text:style-name="Source_20_Text"><text:span text:style-name="T267">sprite_spacing</text:span></text:span><text:span text:style-name="Source_20_Text"><text:span text:style-name="T258">;</text:span></text:span><text:span text:style-name="Source_20_Text"><text:span text:style-name="T270"><text:tab/></text:span></text:span><text:span text:style-name="Source_20_Text"><text:span text:style-name="T83">// only used when compiling bitmap</text:span></text:span></text:p>
      <text:p text:style-name="P44"><text:span text:style-name="Source_20_Text"><text:span text:style-name="T268"><text:s text:c="4"/></text:span></text:span><text:span text:style-name="Source_20_Text"><text:span text:style-name="T58">Pad</text:span></text:span><text:span text:style-name="Source_20_Text"><text:span text:style-name="T334">[</text:span></text:span><text:span text:style-name="Source_20_Text"><text:span text:style-name="T388">2</text:span></text:span><text:span text:style-name="Source_20_Text"><text:span text:style-name="T334">]<text:tab/></text:span></text:span><text:span text:style-name="Source_20_Text"><text:span text:style-name="T335"><text:tab/></text:span></text:span><text:span text:style-name="Source_20_Text"><text:span text:style-name="T334">pad0;</text:span></text:span></text:p>
      <text:p text:style-name="P44"><text:span text:style-name="Source_20_Text"><text:span text:style-name="T83"/></text:span></text:p>
      <text:p text:style-name="P34"><text:span text:style-name="Source_20_Text"><text:span text:style-name="T266"><text:s text:c="4"/></text:span></text:span><text:span text:style-name="Source_20_Text"><text:span text:style-name="T64">Reflexive</text:span></text:span><text:span text:style-name="Source_20_Text"><text:span text:style-name="T63"><text:tab/></text:span></text:span><text:span text:style-name="Source_20_Text"><text:span text:style-name="T333">sequences;</text:span></text:span></text:p>
      <text:p text:style-name="P34"><text:span text:style-name="Source_20_Text"><text:span text:style-name="T266"><text:s text:c="4"/></text:span></text:span><text:span text:style-name="Source_20_Text"><text:span text:style-name="T64">Reflexive</text:span></text:span><text:span text:style-name="Source_20_Text"><text:span text:style-name="T63"><text:tab/></text:span></text:span><text:span text:style-name="Source_20_Text"><text:span text:style-name="T333">bitmaps;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4">BitmapBody</text:span></text:span><text:span text:style-name="Source_20_Text"><text:span text:style-name="T257">;</text:span></text:span></text:p>
      <text:p text:style-name="P36"><text:span text:style-name="Source_20_Text"><text:span text:style-name="T354"/></text:span></text:p>
      <text:p text:style-name="P97"><text:span text:style-name="Source_20_Text"><text:span text:style-name="T373"/></text:span></text:p>
      <text:p text:style-name="P67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35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56"> {</text:span></text:span></text:p>
      <text:p text:style-name="P67"><text:span text:style-name="Source_20_Text"><text:span text:style-name="T253"><text:s text:c="4"/></text:span></text:span><text:span text:style-name="Source_20_Text"><text:span text:style-name="T2">textyp_2d</text:span></text:span><text:span text:style-name="Source_20_Text"><text:span text:style-name="T253"> </text:span></text:span><text:span text:style-name="Source_20_Text"><text:span text:style-name="T255"><text:s text:c="6"/></text:span></text:span><text:span text:style-name="Source_20_Text"><text:span text:style-name="T253">= </text:span></text:span><text:span text:style-name="Source_20_Text"><text:span text:style-name="T255">0</text:span></text:span><text:span text:style-name="Source_20_Text"><text:span text:style-name="T256">,</text:span></text:span></text:p>
      <text:p text:style-name="P67"><text:span text:style-name="Source_20_Text"><text:span text:style-name="T253"><text:s text:c="4"/></text:span></text:span><text:span text:style-name="Source_20_Text"><text:span text:style-name="T2">textyp_3d</text:span></text:span><text:span text:style-name="Source_20_Text"><text:span text:style-name="T253"> </text:span></text:span><text:span text:style-name="Source_20_Text"><text:span text:style-name="T255"><text:s text:c="6"/></text:span></text:span><text:span text:style-name="Source_20_Text"><text:span text:style-name="T253">= </text:span></text:span><text:span text:style-name="Source_20_Text"><text:span text:style-name="T255">1</text:span></text:span><text:span text:style-name="Source_20_Text"><text:span text:style-name="T256">,</text:span></text:span></text:p>
      <text:p text:style-name="P67"><text:span text:style-name="Source_20_Text"><text:span text:style-name="T253"><text:s text:c="4"/></text:span></text:span><text:span text:style-name="Source_20_Text"><text:span text:style-name="T2">textyp_cubemap</text:span></text:span><text:span text:style-name="Source_20_Text"><text:span text:style-name="T253"> </text:span></text:span><text:span text:style-name="Source_20_Text"><text:span text:style-name="T255"><text:s/></text:span></text:span><text:span text:style-name="Source_20_Text"><text:span text:style-name="T253">= </text:span></text:span><text:span text:style-name="Source_20_Text"><text:span text:style-name="T255">2</text:span></text:span><text:span text:style-name="Source_20_Text"><text:span text:style-name="T256">,</text:span></text:span></text:p>
      <text:p text:style-name="P80"><text:span text:style-name="Source_20_Text"><text:span text:style-name="T319"><text:s text:c="4"/></text:span></text:span><text:span text:style-name="Source_20_Text"><text:span text:style-name="T47">textyp_white</text:span></text:span><text:span text:style-name="Source_20_Text"><text:span text:style-name="T319"> </text:span></text:span><text:span text:style-name="Source_20_Text"><text:span text:style-name="T320"><text:s text:c="3"/></text:span></text:span><text:span text:style-name="Source_20_Text"><text:span text:style-name="T319">= </text:span></text:span><text:span text:style-name="Source_20_Text"><text:span text:style-name="T320">3</text:span></text:span><text:span text:style-name="Source_20_Text"><text:span text:style-name="T321">,</text:span></text:span><text:span text:style-name="Source_20_Text"><text:span text:style-name="T322"> <text:s/></text:span></text:span><text:span text:style-name="Source_20_Text"><text:span text:style-name="T189">// </text:span></text:span><text:span text:style-name="Source_20_Text"><text:span text:style-name="T190">unused/</text:span></text:span><text:span text:style-name="Source_20_Text"><text:span text:style-name="T189">useless?</text:span></text:span><text:span text:style-name="Source_20_Text"><text:span text:style-name="T320"><text:line-break/></text:span></text:span><text:span text:style-name="Source_20_Text"><text:span text:style-name="T322"> <text:s text:c="3"/>} </text:span></text:span><text:span text:style-name="Source_20_Text"><text:span text:style-name="T48">Bitmap</text:span></text:span><text:span text:style-name="Source_20_Text"><text:span text:style-name="T47">Type</text:span></text:span><text:span text:style-name="Source_20_Text"><text:span text:style-name="T322">;</text:span></text:span></text:p>
      <text:p text:style-name="P135"><text:span text:style-name="Source_20_Text"><text:span text:style-name="T151">// unused texfmt options have been removed from this </text:span></text:span><text:span text:style-name="Source_20_Text"><text:span text:style-name="T70">BitmapFormat</text:span></text:span><text:span text:style-name="Source_20_Text"><text:span text:style-name="T151"> definition.</text:span></text:span></text:p>
      <text:p text:style-name="P36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1">BitmapFormat</text:span></text:span><text:span text:style-name="Source_20_Text"><text:span text:style-name="T35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56"> {</text:span></text:span></text:p>
      <text:p text:style-name="P51"><text:span text:style-name="Source_20_Text"><text:span text:style-name="T253"><text:s text:c="3"/></text:span></text:span><text:span text:style-name="Source_20_Text"><text:span text:style-name="T257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53"> </text:span></text:span><text:span text:style-name="Source_20_Text"><text:span text:style-name="T255"><text:s text:c="6"/></text:span></text:span><text:span text:style-name="Source_20_Text"><text:span text:style-name="T253">= </text:span></text:span><text:span text:style-name="Source_20_Text"><text:span text:style-name="T255">0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3">xbox-only format</text:span></text:span><text:span text:style-name="Source_20_Text"><text:span text:style-name="T95">(luminence == solid black)</text:span></text:span></text:p>
      <text:p text:style-name="P53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53"> </text:span></text:span><text:span text:style-name="Source_20_Text"><text:span text:style-name="T255"><text:s text:c="6"/></text:span></text:span><text:span text:style-name="Source_20_Text"><text:span text:style-name="T253">= </text:span></text:span><text:span text:style-name="Source_20_Text"><text:span text:style-name="T255">1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3">xbox-only format</text:span></text:span><text:span text:style-name="Source_20_Text"><text:span text:style-name="T95">(alpha == solid white)</text:span></text:span></text:p>
      <text:p text:style-name="P53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53"> </text:span></text:span><text:span text:style-name="Source_20_Text"><text:span text:style-name="T255"><text:s text:c="5"/></text:span></text:span><text:span text:style-name="Source_20_Text"><text:span text:style-name="T253">= </text:span></text:span><text:span text:style-name="Source_20_Text"><text:span text:style-name="T255">2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3">xbox-only format</text:span></text:span><text:span text:style-name="Source_20_Text"><text:span text:style-name="T95">(alpha == luminence)</text:span></text:span></text:p>
      <text:p text:style-name="P51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53"> </text:span></text:span><text:span text:style-name="Source_20_Text"><text:span text:style-name="T255"><text:s text:c="4"/></text:span></text:span><text:span text:style-name="Source_20_Text"><text:span text:style-name="T253">= </text:span></text:span><text:span text:style-name="Source_20_Text"><text:span text:style-name="T255">3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3">xbox-only format</text:span></text:span></text:p>
      <text:p text:style-name="P36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53"> </text:span></text:span><text:span text:style-name="Source_20_Text"><text:span text:style-name="T255"><text:s text:c="2"/></text:span></text:span><text:span text:style-name="Source_20_Text"><text:span text:style-name="T253">= </text:span></text:span><text:span text:style-name="Source_20_Text"><text:span text:style-name="T255">6</text:span></text:span><text:span text:style-name="Source_20_Text"><text:span text:style-name="T256">,</text:span></text:span></text:p>
      <text:p text:style-name="P36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53"> = </text:span></text:span><text:span text:style-name="Source_20_Text"><text:span text:style-name="T255">8</text:span></text:span><text:span text:style-name="Source_20_Text"><text:span text:style-name="T256">,</text:span></text:span></text:p>
      <text:p text:style-name="P36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53"> = </text:span></text:span><text:span text:style-name="Source_20_Text"><text:span text:style-name="T255">9</text:span></text:span><text:span text:style-name="Source_20_Text"><text:span text:style-name="T256">,</text:span></text:span></text:p>
      <text:p text:style-name="P53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53"> = </text:span></text:span><text:span text:style-name="Source_20_Text"><text:span text:style-name="T255">10</text:span></text:span><text:span text:style-name="Source_20_Text"><text:span text:style-name="T256">,</text:span></text:span><text:span text:style-name="Source_20_Text"><text:span text:style-name="T272"><text:tab/></text:span></text:span><text:span text:style-name="Source_20_Text"><text:span text:style-name="T95">// (alpha == solid white)</text:span></text:span></text:p>
      <text:p text:style-name="P36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53"> = </text:span></text:span><text:span text:style-name="Source_20_Text"><text:span text:style-name="T255">11</text:span></text:span><text:span text:style-name="Source_20_Text"><text:span text:style-name="T256">,</text:span></text:span></text:p>
      <text:p text:style-name="P52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53"> </text:span></text:span><text:span text:style-name="Source_20_Text"><text:span text:style-name="T255"><text:s text:c="4"/></text:span></text:span><text:span text:style-name="Source_20_Text"><text:span text:style-name="T253">= </text:span></text:span><text:span text:style-name="Source_20_Text"><text:span text:style-name="T255">14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4">aka Compressed with color-key transparency</text:span></text:span></text:p>
      <text:p text:style-name="P52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53"><text:s/>= </text:span></text:span><text:span text:style-name="Source_20_Text"><text:span text:style-name="T255">15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4">aka Compressed with explicit alpha</text:span></text:span></text:p>
      <text:p text:style-name="P52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53"><text:s/>= </text:span></text:span><text:span text:style-name="Source_20_Text"><text:span text:style-name="T255">16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4">aka Compressed with interpolated alpha</text:span></text:span></text:p>
      <text:p text:style-name="P51"><text:span text:style-name="Source_20_Text"><text:span text:style-name="T253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53"><text:s/>= </text:span></text:span><text:span text:style-name="Source_20_Text"><text:span text:style-name="T255">17</text:span></text:span><text:span text:style-name="Source_20_Text"><text:span text:style-name="T256">,</text:span></text:span><text:span text:style-name="Source_20_Text"><text:span text:style-name="T271"><text:tab/></text:span></text:span><text:span text:style-name="Source_20_Text"><text:span text:style-name="T73">// </text:span></text:span><text:span text:style-name="Source_20_Text"><text:span text:style-name="T93">xbox-only format</text:span></text:span></text:p>
      <text:p text:style-name="P67"><text:span text:style-name="Source_20_Text"><text:span text:style-name="T70"><text:s text:c="4"/></text:span></text:span><text:span text:style-name="Source_20_Text"><text:span text:style-name="T357">} </text:span></text:span><text:span text:style-name="Source_20_Text"><text:span text:style-name="T1">BitmapFormat</text:span></text:span><text:span text:style-name="Source_20_Text"><text:span text:style-name="T357">;</text:span></text:span></text:p>
      <text:p text:style-name="P81"/>
      <text:p text:style-name="P81"/>
      <text:p text:style-name="P36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359"> </text:span></text:span><text:span text:style-name="Source_20_Text"><text:span text:style-name="T8">Bitmap</text:span></text:span><text:span text:style-name="Source_20_Text"><text:span text:style-name="T359"> {</text:span></text:span></text:p>
      <text:p text:style-name="P11"><text:span text:style-name="Source_20_Text"><text:span text:style-name="T360"><text:s text:c="4"/></text:span></text:span><text:span text:style-name="Source_20_Text"><text:span text:style-name="T9">TagClass</text:span></text:span><text:span text:style-name="Source_20_Text"><text:span text:style-name="T360"><text:tab/>bitm_id; <text:s/></text:span></text:span><text:span text:style-name="Source_20_Text"><text:span text:style-name="T73">// </text:span></text:span><text:span text:style-name="Source_20_Text"><text:span text:style-name="T106">always</text:span></text:span><text:span text:style-name="Source_20_Text"><text:span text:style-name="T73"> == </text:span></text:span><text:span text:style-name="Source_20_Text"><text:span text:style-name="T74">tagcls_</text:span></text:span><text:span text:style-name="Source_20_Text"><text:span text:style-name="T73">bitm</text:span></text:span></text:p>
      <text:p text:style-name="P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2"><text:tab/></text:span></text:span><text:span text:style-name="Source_20_Text"><text:span text:style-name="T263">width</text:span></text:span><text:span text:style-name="Source_20_Text"><text:span text:style-name="T258">;</text:span></text:span></text:p>
      <text:p text:style-name="P11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2"><text:tab/></text:span></text:span><text:span text:style-name="Source_20_Text"><text:span text:style-name="T263">height</text:span></text:span><text:span text:style-name="Source_20_Text"><text:span text:style-name="T258">;</text:span></text:span></text:p>
      <text:p text:style-name="P1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58"><text:tab/></text:span></text:span><text:span text:style-name="Source_20_Text"><text:span text:style-name="T262"><text:tab/></text:span></text:span><text:span text:style-name="Source_20_Text"><text:span text:style-name="T263">depth</text:span></text:span><text:span text:style-name="Source_20_Text"><text:span text:style-name="T258">;</text:span></text:span></text:p>
      <text:p text:style-name="P12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262"><text:tab/>type;</text:span></text:span></text:p>
      <text:p text:style-name="P12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262"><text:tab/>format;</text:span></text:span></text:p>
      <text:p text:style-name="P11"><text:span text:style-name="Source_20_Text"><text:span text:style-name="T358"><text:s text:c="4"/></text:span></text:span><text:span text:style-name="Source_20_Text"><text:span text:style-name="T72">// flags</text:span></text:span></text:p>
      <text:p text:style-name="P49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power_of_2_dim<text:tab/>: </text:span></text:span><text:span text:style-name="Source_20_Text"><text:span text:style-name="T384">1</text:span></text:span><text:span text:style-name="Source_20_Text"><text:span text:style-name="T359">;</text:span></text:span><text:span text:style-name="Source_20_Text"><text:span text:style-name="T362"><text:tab/></text:span></text:span><text:span text:style-name="Source_20_Text"><text:span text:style-name="T73">/</text:span></text:span><text:span text:style-name="Source_20_Text"><text:span text:style-name="T90">*</text:span></text:span><text:span text:style-name="Source_20_Text"><text:span text:style-name="T73"> </text:span></text:span><text:span text:style-name="Source_20_Text"><text:span text:style-name="T90">always have this set if the </text:span></text:span><text:span text:style-name="Source_20_Text"><text:span text:style-name="T99">compressed</text:span></text:span></text:p>
      <text:p text:style-name="P56"><text:span text:style-name="Source_20_Text"><text:span text:style-name="T90"><text:s text:c="4"/>**</text:span></text:span><text:span text:style-name="Source_20_Text"><text:span text:style-name="T98"><text:tab/><text:tab/><text:tab/><text:tab/><text:tab/> <text:s/></text:span></text:span><text:span text:style-name="Source_20_Text"><text:span text:style-name="T90"><text:s/></text:span></text:span><text:span text:style-name="Source_20_Text"><text:span text:style-name="T99">flag is set</text:span></text:span><text:span text:style-name="Source_20_Text"><text:span text:style-name="T90">, even if its dimensions are</text:span></text:span></text:p>
      <text:p text:style-name="P56"><text:span text:style-name="Source_20_Text"><text:span text:style-name="T98"><text:s text:c="4"/>**<text:tab/><text:tab/><text:tab/><text:tab/><text:tab/> <text:s text:c="2"/></text:span></text:span><text:span text:style-name="Source_20_Text"><text:span text:style-name="T99">not </text:span></text:span><text:span text:style-name="Source_20_Text"><text:span text:style-name="T90">actually powers of 2.*/</text:span></text:span></text:p>
      <text:p text:style-name="P49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compressed<text:tab/><text:tab/>: </text:span></text:span><text:span text:style-name="Source_20_Text"><text:span text:style-name="T384">1</text:span></text:span><text:span text:style-name="Source_20_Text"><text:span text:style-name="T359">;</text:span></text:span><text:span text:style-name="Source_20_Text"><text:span text:style-name="T362"><text:tab/></text:span></text:span><text:span text:style-name="Source_20_Text"><text:span text:style-name="T73">// </text:span></text:span><text:span text:style-name="Source_20_Text"><text:span text:style-name="T90">texture is either dxt1, dxt3, or dxt5</text:span></text:span></text:p>
      <text:p text:style-name="P50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palettized<text:tab/><text:tab/>: </text:span></text:span><text:span text:style-name="Source_20_Text"><text:span text:style-name="T384">1</text:span></text:span><text:span text:style-name="Source_20_Text"><text:span text:style-name="T359">;</text:span></text:span><text:span text:style-name="Source_20_Text"><text:span text:style-name="T363"><text:tab/></text:span></text:span><text:span text:style-name="Source_20_Text"><text:span text:style-name="T73">// </text:span></text:span><text:span text:style-name="Source_20_Text"><text:span text:style-name="T91">only set for p8_bump format</text:span></text:span></text:p>
      <text:p text:style-name="P11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swizzled<text:tab/><text:tab/>: </text:span></text:span><text:span text:style-name="Source_20_Text"><text:span text:style-name="T384">1</text:span></text:span><text:span text:style-name="Source_20_Text"><text:span text:style-name="T359">; <text:s/></text:span></text:span><text:span text:style-name="Source_20_Text"><text:span text:style-name="T71">// </text:span></text:span><text:span text:style-name="Source_20_Text"><text:span text:style-name="T82">texture is swizzled</text:span></text:span><text:span text:style-name="Source_20_Text"><text:span text:style-name="T71"> </text:span></text:span><text:span text:style-name="Source_20_Text"><text:span text:style-name="T82">using</text:span></text:span><text:span text:style-name="Source_20_Text"><text:span text:style-name="T71"> z-order</text:span></text:span><text:span text:style-name="Source_20_Text"><text:span text:style-name="T82"> curve</text:span></text:span></text:p>
      <text:p text:style-name="P50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linear<text:tab/><text:tab/>: </text:span></text:span><text:span text:style-name="Source_20_Text"><text:span text:style-name="T384">1</text:span></text:span><text:span text:style-name="Source_20_Text"><text:span text:style-name="T359">;</text:span></text:span><text:span text:style-name="Source_20_Text"><text:span text:style-name="T91"><text:tab/></text:span></text:span><text:span text:style-name="Source_20_Text"><text:span text:style-name="T73">// </text:span></text:span><text:span text:style-name="Source_20_Text"><text:span text:style-name="T91">unknown</text:span></text:span></text:p>
      <text:p text:style-name="P50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v16u16<text:tab/><text:tab/>: </text:span></text:span><text:span text:style-name="Source_20_Text"><text:span text:style-name="T384">1</text:span></text:span><text:span text:style-name="Source_20_Text"><text:span text:style-name="T359">;</text:span></text:span><text:span text:style-name="Source_20_Text"><text:span text:style-name="T363"><text:tab/></text:span></text:span><text:span text:style-name="Source_20_Text"><text:span text:style-name="T73">// </text:span></text:span><text:span text:style-name="Source_20_Text"><text:span text:style-name="T91">unknown</text:span></text:span></text:p>
      <text:p text:style-name="P11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unknown<text:tab/><text:tab/>: </text:span></text:span><text:span text:style-name="Source_20_Text"><text:span text:style-name="T384">1</text:span></text:span><text:span text:style-name="Source_20_Text"><text:span text:style-name="T359">;</text:span></text:span></text:p>
      <text:p text:style-name="P14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prefer_low_detail<text:tab/>: </text:span></text:span><text:span text:style-name="Source_20_Text"><text:span text:style-name="T384">1</text:span></text:span><text:span text:style-name="Source_20_Text"><text:span text:style-name="T359">; <text:s/></text:span></text:span><text:span text:style-name="Source_20_Text"><text:span text:style-name="T71">// </text:span></text:span><text:span text:style-name="Source_20_Text"><text:span text:style-name="T92">something to do with mipmaps(always set?)</text:span></text:span></text:p>
      <text:p text:style-name="P20"><text:span text:style-name="Source_20_Text"><text:span text:style-name="T35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59"><text:tab/>data_in_rsrc_map<text:tab/>: </text:span></text:span><text:span text:style-name="Source_20_Text"><text:span text:style-name="T384">1</text:span></text:span><text:span text:style-name="Source_20_Text"><text:span text:style-name="T359">; <text:s/></text:span></text:span><text:span text:style-name="Source_20_Text"><text:span text:style-name="T75">/</text:span></text:span><text:span text:style-name="Source_20_Text"><text:span text:style-name="T76">*</text:span></text:span><text:span text:style-name="Source_20_Text"><text:span text:style-name="T75"> </text:span></text:span><text:span text:style-name="Source_20_Text"><text:span text:style-name="T77">Only used in PC and CE.</text:span></text:span></text:p>
      <text:p text:style-name="P55"><text:span text:style-name="Source_20_Text"><text:span text:style-name="T77"><text:s text:c="4"/>**</text:span></text:span><text:span text:style-name="Source_20_Text"><text:span text:style-name="T97"><text:tab/><text:tab/><text:tab/><text:tab/><text:tab/> <text:s/></text:span></text:span><text:span text:style-name="Source_20_Text"><text:span text:style-name="T77"><text:s/></text:span></text:span><text:span text:style-name="Source_20_Text"><text:span text:style-name="T78">If set, specifies</text:span></text:span><text:span text:style-name="Source_20_Text"><text:span text:style-name="T75"> </text:span></text:span><text:span text:style-name="Source_20_Text"><text:span text:style-name="T77">the pixel</text:span></text:span><text:span text:style-name="Source_20_Text"><text:span text:style-name="T78"> data</text:span></text:span><text:span text:style-name="Source_20_Text"><text:span text:style-name="T77"> </text:span></text:span><text:span text:style-name="Source_20_Text"><text:span text:style-name="T78">is</text:span></text:span><text:span text:style-name="Source_20_Text"><text:span text:style-name="T77"> in the</text:span></text:span></text:p>
      <text:p text:style-name="P55"><text:span text:style-name="Source_20_Text"><text:span text:style-name="T78"><text:s text:c="4"/>**<text:tab/><text:tab/><text:tab/><text:tab/><text:tab/> </text:span></text:span><text:span text:style-name="Source_20_Text"><text:span text:style-name="T97"><text:s/></text:span></text:span><text:span text:style-name="Source_20_Text"><text:span text:style-name="T78"><text:s/></text:span></text:span><text:span text:style-name="Source_20_Text"><text:span text:style-name="T77">bitmaps.map</text:span></text:span><text:span text:style-name="Source_20_Text"><text:span text:style-name="T97"> </text:span></text:span><text:span text:style-name="Source_20_Text"><text:span text:style-name="T77">resource map</text:span></text:span><text:span text:style-name="Source_20_Text"><text:span text:style-name="T78"> rather than the</text:span></text:span></text:p>
      <text:p text:style-name="P55"><text:span text:style-name="Source_20_Text"><text:span text:style-name="T97"><text:s text:c="3"/></text:span></text:span><text:span text:style-name="Source_20_Text"><text:span text:style-name="T78"><text:s/></text:span></text:span><text:span text:style-name="Source_20_Text"><text:span text:style-name="T97">**<text:tab/><text:tab/><text:tab/><text:tab/><text:tab/> <text:s text:c="2"/></text:span></text:span><text:span text:style-name="Source_20_Text"><text:span text:style-name="T78">map this struct is in.</text:span></text:span><text:span text:style-name="Source_20_Text"><text:span text:style-name="T76">*/</text:span></text:span></text:p>
      <text:p text:style-name="P13"><text:span text:style-name="Source_20_Text"><text:span text:style-name="T71"/></text:span></text:p>
      <text:p text:style-name="P57"><text:span text:style-name="Source_20_Text"><text:span text:style-name="T35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59"><text:tab/></text:span></text:span><text:span text:style-name="Source_20_Text"><text:span text:style-name="T361"><text:tab/></text:span></text:span><text:span text:style-name="Source_20_Text"><text:span text:style-name="T359">registration_point_x;<text:tab/></text:span></text:span><text:span text:style-name="Source_20_Text"><text:span text:style-name="T71">//</text:span></text:span><text:span text:style-name="Source_20_Text"><text:span text:style-name="T100"> bitmap x center(should be width/2)</text:span></text:span></text:p>
      <text:p text:style-name="P57"><text:span text:style-name="Source_20_Text"><text:span text:style-name="T35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59"><text:tab/></text:span></text:span><text:span text:style-name="Source_20_Text"><text:span text:style-name="T361"><text:tab/></text:span></text:span><text:span text:style-name="Source_20_Text"><text:span text:style-name="T359">registration_point_y;<text:tab/></text:span></text:span><text:span text:style-name="Source_20_Text"><text:span text:style-name="T71">//</text:span></text:span><text:span text:style-name="Source_20_Text"><text:span text:style-name="T100"> bitmap y center(should be height/2)</text:span></text:span></text:p>
      <text:p text:style-name="P13"><text:span text:style-name="Source_20_Text"><text:span text:style-name="T35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59"><text:tab/></text:span></text:span><text:span text:style-name="Source_20_Text"><text:span text:style-name="T361"><text:tab/></text:span></text:span><text:span text:style-name="Source_20_Text"><text:span text:style-name="T359">mip_count;<text:tab/></text:span></text:span><text:span text:style-name="Source_20_Text"><text:span text:style-name="T71">// does NOT include fullsize texture</text:span></text:span><text:span text:style-name="Source_20_Text"><text:span text:style-name="T104"> in the count</text:span></text:span></text:p>
      <text:p text:style-name="P13"><text:span text:style-name="Source_20_Text"><text:span text:style-name="T359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359"><text:tab/>pixels;<text:tab/></text:span></text:span><text:span text:style-name="Source_20_Text"><text:span text:style-name="T71">// unknown?</text:span></text:span></text:p>
      <text:p text:style-name="P58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pixels_offset</text:span></text:span><text:span text:style-name="Source_20_Text"><text:span text:style-name="T258">;<text:tab/></text:span></text:span><text:span text:style-name="Source_20_Text"><text:span text:style-name="T71">/</text:span></text:span><text:span text:style-name="Source_20_Text"><text:span text:style-name="T96">* </text:span></text:span><text:span text:style-name="Source_20_Text"><text:span text:style-name="T101">Has a different meaning based on if the</text:span></text:span></text:p>
      <text:p text:style-name="P58"><text:span text:style-name="Source_20_Text"><text:span text:style-name="T101"><text:s text:c="4"/>**<text:tab/><text:tab/><text:tab/><text:tab/><text:tab/> <text:s text:c="2"/>bitmap is in a tagfile or a mapfile.</text:span></text:span></text:p>
      <text:p text:style-name="P58"><text:span text:style-name="Source_20_Text"><text:span text:style-name="T96"><text:s text:c="4"/>** Tagfile</text:span></text:span><text:span text:style-name="Source_20_Text"><text:span text:style-name="T101">:</text:span></text:span></text:p>
      <text:p text:style-name="P59"><text:span text:style-name="Source_20_Text"><text:span text:style-name="T96"><text:s text:c="4"/>** <text:s text:c="4"/></text:span></text:span><text:span text:style-name="Source_20_Text"><text:span text:style-name="T101">O</text:span></text:span><text:span text:style-name="Source_20_Text"><text:span text:style-name="T96">ffset into the </text:span></text:span><text:span text:style-name="Source_20_Text"><text:span text:style-name="T238">processed_pixel_data</text:span></text:span><text:span text:style-name="Source_20_Text"><text:span text:style-name="T239"> this bitmap's pixel data starts at.</text:span></text:span></text:p>
      <text:p text:style-name="P59"><text:span text:style-name="Source_20_Text"><text:span text:style-name="T96"><text:s text:c="4"/>** </text:span></text:span><text:span text:style-name="Source_20_Text"><text:span text:style-name="T102">Map</text:span></text:span><text:span text:style-name="Source_20_Text"><text:span text:style-name="T96">file</text:span></text:span><text:span text:style-name="Source_20_Text"><text:span text:style-name="T101">:</text:span></text:span></text:p>
      <text:p text:style-name="P59"><text:span text:style-name="Source_20_Text"><text:span text:style-name="T96"><text:s text:c="4"/>** <text:s text:c="4"/></text:span></text:span><text:span text:style-name="Source_20_Text"><text:span text:style-name="T105">Non-magic o</text:span></text:span><text:span text:style-name="Source_20_Text"><text:span text:style-name="T96">ffset into the </text:span></text:span><text:span text:style-name="Source_20_Text"><text:span text:style-name="T240">mapfile</text:span></text:span><text:span text:style-name="Source_20_Text"><text:span text:style-name="T239"> this bitmap's pixel data starts at.</text:span></text:span><text:span text:style-name="Source_20_Text"><text:span text:style-name="T240">*/</text:span></text:span></text:p>
      <text:p text:style-name="P54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pixels_meta_size</text:span></text:span><text:span text:style-name="Source_20_Text"><text:span text:style-name="T258">;<text:tab/></text:span></text:span><text:span text:style-name="Source_20_Text"><text:span text:style-name="T71">/</text:span></text:span><text:span text:style-name="Source_20_Text"><text:span text:style-name="T96">* number of bytes this bitmaps pixel data</text:span></text:span></text:p>
      <text:p text:style-name="P54"><text:span text:style-name="Source_20_Text"><text:span text:style-name="T96"><text:s text:c="4"/>**<text:tab/><text:tab/><text:tab/><text:tab/><text:tab/> <text:s text:c="2"/>takes up. Only used inside a map.*/</text:span></text:span></text:p>
      <text:p text:style-name="P54"><text:span text:style-name="Source_20_Text"><text:span text:style-name="T96"/></text:span></text:p>
      <text:p text:style-name="P13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unknown_id_1</text:span></text:span><text:span text:style-name="Source_20_Text"><text:span text:style-name="T258">;</text:span></text:span></text:p>
      <text:p text:style-name="P4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data_pointer</text:span></text:span><text:span text:style-name="Source_20_Text"><text:span text:style-name="T258">;</text:span></text:span><text:span text:style-name="Source_20_Text"><text:span text:style-name="T227"> <text:s/>// 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13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unknown_id_2</text:span></text:span><text:span text:style-name="Source_20_Text"><text:span text:style-name="T258">;</text:span></text:span></text:p>
      <text:p text:style-name="P4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264">base_address</text:span></text:span><text:span text:style-name="Source_20_Text"><text:span text:style-name="T258">;</text:span></text:span><text:span text:style-name="Source_20_Text"><text:span text:style-name="T227"> <text:s/>// only used in</text:span></text:span><text:span text:style-name="Source_20_Text"><text:span text:style-name="T229">side</text:span></text:span><text:span text:style-name="Source_20_Text"><text:span text:style-name="T227"> a map</text:span></text:span></text:p>
      <text:p text:style-name="P68"><text:span text:style-name="Source_20_Text"><text:span text:style-name="T359"><text:s text:c="4"/>} </text:span></text:span><text:span text:style-name="Source_20_Text"><text:span text:style-name="T8">Bitmap</text:span></text:span><text:span text:style-name="Source_20_Text"><text:span text:style-name="T359">; <text:s/></text:span></text:span><text:span text:style-name="Source_20_Text"><text:span text:style-name="T79">// size == </text:span></text:span><text:span text:style-name="Source_20_Text"><text:span text:style-name="T80">48</text:span></text:span><text:span text:style-name="Source_20_Text"><text:span text:style-name="T79"> bytes</text:span></text:span></text:p>
      <text:p text:style-name="P69"><text:soft-page-break/><text:span text:style-name="Source_20_Text"><text:span text:style-name="T351">Sounds</text:span></text:span></text:p>
      <text:p text:style-name="P60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33">asdf</text:span></text:span><text:span text:style-name="Source_20_Text"><text:span text:style-name="T258"> {</text:span></text:span></text:p>
      <text:p text:style-name="P61"><text:span text:style-name="Source_20_Text"><text:span text:style-name="T295"><text:s text:c="4"/>} </text:span></text:span><text:span text:style-name="Source_20_Text"><text:span text:style-name="T33">asdf</text:span></text:span><text:span text:style-name="Source_20_Text"><text:span text:style-name="T295">; <text:s/></text:span></text:span><text:span text:style-name="Source_20_Text"><text:span text:style-name="T79">// size == </text:span></text:span><text:span text:style-name="Source_20_Text"><text:span text:style-name="T153">XX</text:span></text:span><text:span text:style-name="Source_20_Text"><text:span text:style-name="T79"> bytes</text:span></text:span></text:p>
      <text:p text:style-name="P70"><text:span text:style-name="Source_20_Text"><text:span text:style-name="T351"/></text:span></text:p>
      <text:p text:style-name="P136"><text:span text:style-name="Source_20_Text"><text:span text:style-name="T352">Models</text:span></text:span></text:p>
      <text:p text:style-name="P61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33">asdf</text:span></text:span><text:span text:style-name="Source_20_Text"><text:span text:style-name="T258"> {</text:span></text:span></text:p>
      <text:p text:style-name="P137"><text:span text:style-name="Source_20_Text"><text:span text:style-name="T295"><text:s text:c="4"/>} </text:span></text:span><text:span text:style-name="Source_20_Text"><text:span text:style-name="T33">asdf</text:span></text:span><text:span text:style-name="Source_20_Text"><text:span text:style-name="T295">; <text:s/></text:span></text:span><text:span text:style-name="Source_20_Text"><text:span text:style-name="T79">// size == </text:span></text:span><text:span text:style-name="Source_20_Text"><text:span text:style-name="T153">XX</text:span></text:span><text:span text:style-name="Source_20_Text"><text:span text:style-name="T79"> bytes</text:span></text:span></text:p>
      <text:p text:style-name="P170"><text:span text:style-name="Source_20_Text"><text:span text:style-name="T353">Animations</text:span></text:span></text:p>
      <text:p text:style-name="P158"><text:span text:style-name="Source_20_Text"><text:span text:style-name="T170">/* Okay so, the compressed </text:span></text:span><text:span text:style-name="Source_20_Text"><text:span text:style-name="T187">quaternions</text:span></text:span><text:span text:style-name="Source_20_Text"><text:span text:style-name="T170"> are really weird.</text:span></text:span><text:span text:style-name="Source_20_Text"><text:span text:style-name="T182"> Like, a mix of big</text:span></text:span></text:p>
      <text:p text:style-name="P158"><text:span text:style-name="Source_20_Text"><text:span text:style-name="T182">** and little endian</text:span></text:span><text:span text:style-name="Source_20_Text"><text:span text:style-name="T184"> kinda weird</text:span></text:span><text:span text:style-name="Source_20_Text"><text:span text:style-name="T182">.</text:span></text:span><text:span text:style-name="Source_20_Text"><text:span text:style-name="T170"> </text:span></text:span><text:span text:style-name="Source_20_Text"><text:span text:style-name="T175">Halo</text:span></text:span><text:span text:style-name="Source_20_Text"><text:span text:style-name="T171"> store</text:span></text:span><text:span text:style-name="Source_20_Text"><text:span text:style-name="T175">s</text:span></text:span><text:span text:style-name="Source_20_Text"><text:span text:style-name="T171"> the</text:span></text:span><text:span text:style-name="Source_20_Text"><text:span text:style-name="T172">m</text:span></text:span><text:span text:style-name="Source_20_Text"><text:span text:style-name="T171"> as</text:span></text:span><text:span text:style-name="Source_20_Text"><text:span text:style-name="T182"> </text:span></text:span><text:span text:style-name="Source_20_Text"><text:span text:style-name="T171">4 ones-signed, 12bit</text:span></text:span><text:span text:style-name="Source_20_Text"><text:span text:style-name="T184"> ints,</text:span></text:span></text:p>
      <text:p text:style-name="P158"><text:span text:style-name="Source_20_Text"><text:span text:style-name="T182">** </text:span></text:span><text:span text:style-name="Source_20_Text"><text:span text:style-name="T171">but</text:span></text:span><text:span text:style-name="Source_20_Text"><text:span text:style-name="T182"> </text:span></text:span><text:span text:style-name="Source_20_Text"><text:span text:style-name="T171">because</text:span></text:span><text:span text:style-name="Source_20_Text"><text:span text:style-name="T182"> </text:span></text:span><text:span text:style-name="Source_20_Text"><text:span text:style-name="T171">this will end up being 6 bytes</text:span></text:span><text:span text:style-name="Source_20_Text"><text:span text:style-name="T182"> </text:span></text:span><text:span text:style-name="Source_20_Text"><text:span text:style-name="T171">they store them in 3 UInt16's</text:span></text:span></text:p>
      <text:p text:style-name="P166"><text:span text:style-name="Source_20_Text"><text:span text:style-name="T182">**</text:span></text:span><text:span text:style-name="Source_20_Text"><text:span text:style-name="T171"> instead</text:span></text:span><text:span text:style-name="Source_20_Text"><text:span text:style-name="T182"> </text:span></text:span><text:span text:style-name="Source_20_Text"><text:span text:style-name="T171">of </text:span></text:span><text:span text:style-name="Source_20_Text"><text:span text:style-name="T173">one</text:span></text:span><text:span text:style-name="Source_20_Text"><text:span text:style-name="T182"> </text:span></text:span><text:span text:style-name="Source_20_Text"><text:span text:style-name="T171">UInt32</text:span></text:span><text:span text:style-name="Source_20_Text"><text:span text:style-name="T173">(</text:span></text:span><text:span text:style-name="Source_20_Text"><text:span text:style-name="T188">since UInt48 isnt supported in C</text:span></text:span><text:span text:style-name="Source_20_Text"><text:span text:style-name="T173">)</text:span></text:span><text:span text:style-name="Source_20_Text"><text:span text:style-name="T171">. This makes the</text:span></text:span></text:p>
      <text:p text:style-name="P158"><text:span text:style-name="Source_20_Text"><text:span text:style-name="T182">**</text:span></text:span><text:span text:style-name="Source_20_Text"><text:span text:style-name="T171"> task of</text:span></text:span><text:span text:style-name="Source_20_Text"><text:span text:style-name="T182"> </text:span></text:span><text:span text:style-name="Source_20_Text"><text:span text:style-name="T176">extracting i, j, k, and w</text:span></text:span><text:span text:style-name="Source_20_Text"><text:span text:style-name="T182"> </text:span></text:span><text:span text:style-name="Source_20_Text"><text:span text:style-name="T176">a bit more convoluted than it ought to be.</text:span></text:span></text:p>
      <text:p text:style-name="P159"><text:span text:style-name="Source_20_Text"><text:span text:style-name="T183">**</text:span></text:span></text:p>
      <text:p text:style-name="P156"><text:span text:style-name="Source_20_Text"><text:span text:style-name="T177">** </text:span></text:span><text:span text:style-name="Source_20_Text"><text:span text:style-name="T179">Below, </text:span></text:span><text:span text:style-name="Source_20_Text"><text:span text:style-name="T177">"a" is the first of the 6 bytes, while "f" is the last.</text:span></text:span></text:p>
      <text:p text:style-name="P156"><text:span text:style-name="Source_20_Text"><text:span text:style-name="T177">** Bits AND bytes are ordered left to right as most significant to least</text:span></text:span></text:p>
      <text:p text:style-name="P153"><text:span text:style-name="Source_20_Text"><text:span text:style-name="T177">** These are where each of the bits for i, j, k, and w lie in each byte.</text:span></text:span></text:p>
      <text:p text:style-name="P153"><text:span text:style-name="Source_20_Text"><text:span text:style-name="T177">** The ordering is really REALLY weird, but test for yourself and you'll see.</text:span></text:span></text:p>
      <text:p text:style-name="P155"><text:span text:style-name="Source_20_Text"><text:span text:style-name="T180">** <text:s text:c="3"/>q0<text:tab/><text:tab/><text:tab/><text:tab/>q1<text:tab/><text:tab/><text:tab/><text:tab/>q2</text:span></text:span></text:p>
      <text:p text:style-name="P153"><text:span text:style-name="Source_20_Text"><text:span text:style-name="T177">** <text:s text:c="3"/></text:span></text:span><text:span text:style-name="Source_20_Text"><text:span text:style-name="T180">b</text:span></text:span><text:span text:style-name="Source_20_Text"><text:span text:style-name="T177">bbbbbbb aaaaaaaa<text:tab/><text:tab/>dddddddd cccccccc<text:tab/><text:tab/>ffffffff eeeeeeee</text:span></text:span></text:p>
      <text:p text:style-name="P157"><text:span text:style-name="Source_20_Text"><text:span text:style-name="T177">** <text:s text:c="3"/></text:span></text:span><text:span text:style-name="Source_20_Text"><text:span text:style-name="T181">iiiiiiii</text:span></text:span><text:span text:style-name="Source_20_Text"><text:span text:style-name="T177"> </text:span></text:span><text:span text:style-name="Source_20_Text"><text:span text:style-name="T181">iiiijjjj</text:span></text:span><text:span text:style-name="Source_20_Text"><text:span text:style-name="T177"><text:tab/><text:tab/>jjjjjjjj kkkkkkkk<text:tab/><text:tab/></text:span></text:span><text:span text:style-name="Source_20_Text"><text:span text:style-name="T181">kkkkwwww</text:span></text:span><text:span text:style-name="Source_20_Text"><text:span text:style-name="T177"> </text:span></text:span><text:span text:style-name="Source_20_Text"><text:span text:style-name="T181">wwwwwwww</text:span></text:span></text:p>
      <text:p text:style-name="P154"><text:span text:style-name="Source_20_Text"><text:span text:style-name="T170">*/</text:span></text:span></text:p>
      <text:p text:style-name="P151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46">CompNodeRotation</text:span></text:span><text:span text:style-name="Source_20_Text"><text:span text:style-name="T258"> </text:span></text:span><text:span text:style-name="Source_20_Text"><text:span text:style-name="T307">{</text:span></text:span></text:p>
      <text:p text:style-name="P152"><text:span text:style-name="Source_20_Text"><text:span text:style-name="T71"><text:s text:c="4"/></text:span></text:span><text:span text:style-name="Source_20_Text"><text:span text:style-name="T44">UInt16<text:tab/></text:span></text:span><text:span text:style-name="Source_20_Text"><text:span text:style-name="T314">q0;</text:span></text:span></text:p>
      <text:p text:style-name="P152"><text:span text:style-name="Source_20_Text"><text:span text:style-name="T71"><text:s text:c="4"/></text:span></text:span><text:span text:style-name="Source_20_Text"><text:span text:style-name="T44">UInt16<text:tab/></text:span></text:span><text:span text:style-name="Source_20_Text"><text:span text:style-name="T314">q1</text:span></text:span><text:span text:style-name="Source_20_Text"><text:span text:style-name="T315">;</text:span></text:span></text:p>
      <text:p text:style-name="P152"><text:span text:style-name="Source_20_Text"><text:span text:style-name="T71"><text:s text:c="4"/></text:span></text:span><text:span text:style-name="Source_20_Text"><text:span text:style-name="T44">UInt16<text:tab/></text:span></text:span><text:span text:style-name="Source_20_Text"><text:span text:style-name="T314">q</text:span></text:span><text:span text:style-name="Source_20_Text"><text:span text:style-name="T315">2</text:span></text:span><text:span text:style-name="Source_20_Text"><text:span text:style-name="T314">;</text:span></text:span></text:p>
      <text:p text:style-name="P162"><text:span text:style-name="Source_20_Text"><text:span text:style-name="T308"><text:s text:c="4"/>} </text:span></text:span><text:span text:style-name="Source_20_Text"><text:span text:style-name="T46">CompNodeRotation</text:span></text:span><text:span text:style-name="Source_20_Text"><text:span text:style-name="T308">;</text:span></text:span><text:span text:style-name="Source_20_Text"><text:span text:style-name="T295"> <text:s/></text:span></text:span><text:span text:style-name="Source_20_Text"><text:span text:style-name="T79">// size == </text:span></text:span><text:span text:style-name="Source_20_Text"><text:span text:style-name="T169">6</text:span></text:span><text:span text:style-name="Source_20_Text"><text:span text:style-name="T79"> bytes</text:span></text:span></text:p>
      <text:p text:style-name="P161"><text:span text:style-name="Source_20_Text"><text:span text:style-name="T252"/></text:span></text:p>
      <text:p text:style-name="P161"><text:span text:style-name="Source_20_Text"><text:span text:style-name="T252"/></text:span></text:p>
      <text:p text:style-name="P161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46">NodeTranslation</text:span></text:span><text:span text:style-name="Source_20_Text"><text:span text:style-name="T258"> </text:span></text:span><text:span text:style-name="Source_20_Text"><text:span text:style-name="T307">{</text:span></text:span></text:p>
      <text:p text:style-name="P161"><text:span text:style-name="Source_20_Text"><text:span text:style-name="T71"><text:s text:c="4"/></text:span></text:span><text:span text:style-name="Source_20_Text"><text:span text:style-name="T45">Float</text:span></text:span><text:span text:style-name="Source_20_Text"><text:span text:style-name="T313"><text:tab/></text:span></text:span><text:span text:style-name="Source_20_Text"><text:span text:style-name="T316">x</text:span></text:span><text:span text:style-name="Source_20_Text"><text:span text:style-name="T314">;</text:span></text:span></text:p>
      <text:p text:style-name="P161"><text:span text:style-name="Source_20_Text"><text:span text:style-name="T71"><text:s text:c="4"/></text:span></text:span><text:span text:style-name="Source_20_Text"><text:span text:style-name="T45">Float</text:span></text:span><text:span text:style-name="Source_20_Text"><text:span text:style-name="T44"><text:tab/></text:span></text:span><text:span text:style-name="Source_20_Text"><text:span text:style-name="T316">y</text:span></text:span><text:span text:style-name="Source_20_Text"><text:span text:style-name="T315">;</text:span></text:span></text:p>
      <text:p text:style-name="P161"><text:span text:style-name="Source_20_Text"><text:span text:style-name="T71"><text:s text:c="4"/></text:span></text:span><text:span text:style-name="Source_20_Text"><text:span text:style-name="T45">Float</text:span></text:span><text:span text:style-name="Source_20_Text"><text:span text:style-name="T44"><text:tab/></text:span></text:span><text:span text:style-name="Source_20_Text"><text:span text:style-name="T316">z</text:span></text:span><text:span text:style-name="Source_20_Text"><text:span text:style-name="T314">;</text:span></text:span></text:p>
      <text:p text:style-name="P162"><text:span text:style-name="Source_20_Text"><text:span text:style-name="T308"><text:s text:c="4"/>} </text:span></text:span><text:span text:style-name="Source_20_Text"><text:span text:style-name="T46">NodeTranslation</text:span></text:span><text:span text:style-name="Source_20_Text"><text:span text:style-name="T308">;</text:span></text:span><text:span text:style-name="Source_20_Text"><text:span text:style-name="T295"> <text:s/></text:span></text:span><text:span text:style-name="Source_20_Text"><text:span text:style-name="T79">// size == </text:span></text:span><text:span text:style-name="Source_20_Text"><text:span text:style-name="T185">12</text:span></text:span><text:span text:style-name="Source_20_Text"><text:span text:style-name="T79"> bytes</text:span></text:span></text:p>
      <text:p text:style-name="P160"><text:span text:style-name="Source_20_Text"><text:span text:style-name="T382"/></text:span></text:p>
      <text:p text:style-name="P160"><text:span text:style-name="Source_20_Text"><text:span text:style-name="T382"/></text:span></text:p>
      <text:p text:style-name="P160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258"> </text:span></text:span><text:span text:style-name="Source_20_Text"><text:span text:style-name="T307">{</text:span></text:span></text:p>
      <text:p text:style-name="P16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/text:span></text:span><text:span text:style-name="Source_20_Text"><text:span text:style-name="T312">key</text:span></text:span><text:span text:style-name="Source_20_Text"><text:span text:style-name="T308">frame_count<text:tab/>: 12</text:span></text:span><text:span text:style-name="Source_20_Text"><text:span text:style-name="T258">;</text:span></text:span></text:p>
      <text:p text:style-name="P160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/text:span></text:span><text:span text:style-name="Source_20_Text"><text:span text:style-name="T312">key</text:span></text:span><text:span text:style-name="Source_20_Text"><text:span text:style-name="T308">frame</text:span></text:span><text:span text:style-name="Source_20_Text"><text:span text:style-name="T306">_</text:span></text:span><text:span text:style-name="Source_20_Text"><text:span text:style-name="T305">offset</text:span></text:span><text:span text:style-name="Source_20_Text"><text:span text:style-name="T308"><text:tab/>: 20</text:span></text:span><text:span text:style-name="Source_20_Text"><text:span text:style-name="T258">;</text:span></text:span></text:p>
      <text:p text:style-name="P160"><text:span text:style-name="Source_20_Text"><text:span text:style-name="T308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08">;</text:span></text:span><text:span text:style-name="Source_20_Text"><text:span text:style-name="T295"> <text:s/></text:span></text:span><text:span text:style-name="Source_20_Text"><text:span text:style-name="T79">// size == </text:span></text:span><text:span text:style-name="Source_20_Text"><text:span text:style-name="T166">4</text:span></text:span><text:span text:style-name="Source_20_Text"><text:span text:style-name="T79"> bytes</text:span></text:span></text:p>
      <text:p text:style-name="P160"><text:span text:style-name="Source_20_Text"><text:span text:style-name="T367"/></text:span></text:p>
      <text:p text:style-name="P160"><text:span text:style-name="Source_20_Text"><text:span text:style-name="T381"/></text:span></text:p>
      <text:p text:style-name="P146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41">CompressedFramedataHeader</text:span></text:span><text:span text:style-name="Source_20_Text"><text:span text:style-name="T258"> </text:span></text:span><text:span text:style-name="Source_20_Text"><text:span text:style-name="T307">{</text:span></text:span></text:p>
      <text:p text:style-name="P146"><text:span text:style-name="Source_20_Text"><text:span text:style-name="T165"><text:s text:c="4"/>// this value isnt actually stored, as it is assumed to be</text:span></text:span></text:p>
      <text:p text:style-name="P146"><text:span text:style-name="Source_20_Text"><text:span text:style-name="T165"><text:s text:c="4"/>// equal to the length of this header struct, which is 44.</text:span></text:span></text:p>
      <text:p text:style-name="P148"><text:span text:style-name="Source_20_Text"><text:span text:style-name="T165"><text:s text:c="4"/></text:span></text:span><text:span text:style-name="Source_20_Text"><text:span text:style-name="T165">// </text:span></text:span><text:span text:style-name="Source_20_Text"><text:span text:style-name="T71">UInt</text:span></text:span><text:span text:style-name="Source_20_Text"><text:span text:style-name="T164">32</text:span></text:span><text:span text:style-name="Source_20_Text"><text:span text:style-name="T160"><text:tab/></text:span></text:span><text:span text:style-name="Source_20_Text"><text:span text:style-name="T163">rotation_</text:span></text:span><text:span text:style-name="Source_20_Text"><text:span text:style-name="T168">key</text:span></text:span><text:span text:style-name="Source_20_Text"><text:span text:style-name="T164">frame</text:span></text:span><text:span text:style-name="Source_20_Text"><text:span text:style-name="T186">s</text:span></text:span><text:span text:style-name="Source_20_Text"><text:span text:style-name="T164">_head</text:span></text:span><text:span text:style-name="Source_20_Text"><text:span text:style-name="T167">er</text:span></text:span><text:span text:style-name="Source_20_Text"><text:span text:style-name="T164">s</text:span></text:span><text:span text:style-name="Source_20_Text"><text:span text:style-name="T163">_offset</text:span></text:span><text:span text:style-name="Source_20_Text"><text:span text:style-name="T71">;</text:span></text:span></text:p>
      <text:p text:style-name="P14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5">rotation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6">_</text:span></text:span><text:span text:style-name="Source_20_Text"><text:span text:style-name="T305">nums_offset</text:span></text:span><text:span text:style-name="Source_20_Text"><text:span text:style-name="T258">;</text:span></text:span></text:p>
      <text:p text:style-name="P16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5">rotation_</text:span></text:span><text:span text:style-name="Source_20_Text"><text:span text:style-name="T306">begin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05">_offset</text:span></text:span><text:span text:style-name="Source_20_Text"><text:span text:style-name="T258">;</text:span></text:span></text:p>
      <text:p text:style-name="P164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5">rotation</text:span></text:span><text:span text:style-name="Source_20_Text"><text:span text:style-name="T306">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5">_</text:span></text:span><text:span text:style-name="Source_20_Text"><text:span text:style-name="T306">data_</text:span></text:span><text:span text:style-name="Source_20_Text"><text:span text:style-name="T305">offset</text:span></text:span><text:span text:style-name="Source_20_Text"><text:span text:style-name="T258">;</text:span></text:span></text:p>
      <text:p text:style-name="P175"/>
      <text:p text:style-name="P149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6">translation</text:span></text:span><text:span text:style-name="Source_20_Text"><text:span text:style-name="T305">_</text:span></text:span><text:span text:style-name="Source_20_Text"><text:span text:style-name="T311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6">_head</text:span></text:span><text:span text:style-name="Source_20_Text"><text:span text:style-name="T309">er</text:span></text:span><text:span text:style-name="Source_20_Text"><text:span text:style-name="T306">s</text:span></text:span><text:span text:style-name="Source_20_Text"><text:span text:style-name="T305">_offset</text:span></text:span><text:span text:style-name="Source_20_Text"><text:span text:style-name="T258">;</text:span></text:span></text:p>
      <text:p text:style-name="P163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6">translation</text:span></text:span><text:span text:style-name="Source_20_Text"><text:span text:style-name="T305">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6">_</text:span></text:span><text:span text:style-name="Source_20_Text"><text:span text:style-name="T305">nums_offset</text:span></text:span><text:span text:style-name="Source_20_Text"><text:span text:style-name="T258">;</text:span></text:span></text:p>
      <text:p text:style-name="P16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6">translation</text:span></text:span><text:span text:style-name="Source_20_Text"><text:span text:style-name="T305">_</text:span></text:span><text:span text:style-name="Source_20_Text"><text:span text:style-name="T306">begin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05">_offset</text:span></text:span><text:span text:style-name="Source_20_Text"><text:span text:style-name="T258">;</text:span></text:span></text:p>
      <text:p text:style-name="P164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6">translation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5">_</text:span></text:span><text:span text:style-name="Source_20_Text"><text:span text:style-name="T306">data_</text:span></text:span><text:span text:style-name="Source_20_Text"><text:span text:style-name="T305">offset</text:span></text:span><text:span text:style-name="Source_20_Text"><text:span text:style-name="T258">;</text:span></text:span></text:p>
      <text:p text:style-name="P176"/>
      <text:p text:style-name="P148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7">scale</text:span></text:span><text:span text:style-name="Source_20_Text"><text:span text:style-name="T305">_</text:span></text:span><text:span text:style-name="Source_20_Text"><text:span text:style-name="T311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6">_head</text:span></text:span><text:span text:style-name="Source_20_Text"><text:span text:style-name="T309">ers</text:span></text:span><text:span text:style-name="Source_20_Text"><text:span text:style-name="T305">_offset</text:span></text:span><text:span text:style-name="Source_20_Text"><text:span text:style-name="T258">;</text:span></text:span></text:p>
      <text:p text:style-name="P146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7">scale</text:span></text:span><text:span text:style-name="Source_20_Text"><text:span text:style-name="T305">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6">_</text:span></text:span><text:span text:style-name="Source_20_Text"><text:span text:style-name="T305">nums_offset</text:span></text:span><text:span text:style-name="Source_20_Text"><text:span text:style-name="T258">;</text:span></text:span></text:p>
      <text:p text:style-name="P165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7">scale</text:span></text:span><text:span text:style-name="Source_20_Text"><text:span text:style-name="T305">_</text:span></text:span><text:span text:style-name="Source_20_Text"><text:span text:style-name="T306">begin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05">_offset</text:span></text:span><text:span text:style-name="Source_20_Text"><text:span text:style-name="T258">;</text:span></text:span></text:p>
      <text:p text:style-name="P164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0"><text:tab/><text:tab/></text:span></text:span><text:span text:style-name="Source_20_Text"><text:span text:style-name="T307">scale</text:span></text:span><text:span text:style-name="Source_20_Text"><text:span text:style-name="T306">_</text:span></text:span><text:span text:style-name="Source_20_Text"><text:span text:style-name="T317">key</text:span></text:span><text:span text:style-name="Source_20_Text"><text:span text:style-name="T306">frame</text:span></text:span><text:span text:style-name="Source_20_Text"><text:span text:style-name="T318">s</text:span></text:span><text:span text:style-name="Source_20_Text"><text:span text:style-name="T305">_</text:span></text:span><text:span text:style-name="Source_20_Text"><text:span text:style-name="T306">data_</text:span></text:span><text:span text:style-name="Source_20_Text"><text:span text:style-name="T305">offset</text:span></text:span><text:span text:style-name="Source_20_Text"><text:span text:style-name="T258">;</text:span></text:span></text:p>
      <text:p text:style-name="P144"><text:span text:style-name="Source_20_Text"><text:span text:style-name="T295"><text:s text:c="4"/>} </text:span></text:span><text:span text:style-name="Source_20_Text"><text:span text:style-name="T41">CompressedFramedataHeader</text:span></text:span><text:span text:style-name="Source_20_Text"><text:span text:style-name="T295">; <text:s/></text:span></text:span><text:span text:style-name="Source_20_Text"><text:span text:style-name="T79">// size == </text:span></text:span><text:span text:style-name="Source_20_Text"><text:span text:style-name="T163">44</text:span></text:span><text:span text:style-name="Source_20_Text"><text:span text:style-name="T79"> bytes</text:span></text:span></text:p>
      <text:p text:style-name="P170"><text:span text:style-name="Source_20_Text"><text:span text:style-name="T353">Scripts</text:span></text:span></text:p>
      <text:p text:style-name="P174"><text:span text:style-name="Source_20_Text"><text:span text:style-name="T374"/></text:span></text:p>
      <text:p text:style-name="P167"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35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56"> {</text:span></text:span></text:p>
      <text:p text:style-name="P167"><text:span text:style-name="Source_20_Text"><text:span text:style-name="T40"><text:s text:c="4"/>script_object_type_unparsed</text:span></text:span><text:span text:style-name="Source_20_Text"><text:span text:style-name="T303"><text:tab/><text:tab/>= 0,</text:span></text:span></text:p>
      <text:p text:style-name="P167"><text:span text:style-name="Source_20_Text"><text:span text:style-name="T40"><text:s text:c="4"/>script_object_type_special_form</text:span></text:span><text:span text:style-name="Source_20_Text"><text:span text:style-name="T303"><text:tab/><text:tab/>= 1,</text:span></text:span></text:p>
      <text:p text:style-name="P167"><text:span text:style-name="Source_20_Text"><text:span text:style-name="T40"><text:s text:c="4"/>script_object_type_function_name</text:span></text:span><text:span text:style-name="Source_20_Text"><text:span text:style-name="T303"><text:tab/>= 2,</text:span></text:span></text:p>
      <text:p text:style-name="P167"><text:span text:style-name="Source_20_Text"><text:span text:style-name="T40"><text:s text:c="4"/>script_object_type_passthrough</text:span></text:span><text:span text:style-name="Source_20_Text"><text:span text:style-name="T303"><text:tab/><text:tab/>= 3,</text:span></text:span></text:p>
      <text:p text:style-name="P167"><text:span text:style-name="Source_20_Text"><text:span text:style-name="T40"><text:s text:c="4"/>script_object_type_void</text:span></text:span><text:span text:style-name="Source_20_Text"><text:span text:style-name="T303"><text:tab/><text:tab/><text:tab/>= 4,</text:span></text:span></text:p>
      <text:p text:style-name="P167"><text:span text:style-name="Source_20_Text"><text:span text:style-name="T40"><text:s text:c="4"/>script_object_type_boolean</text:span></text:span><text:span text:style-name="Source_20_Text"><text:span text:style-name="T303"><text:tab/><text:tab/>= 5,</text:span></text:span></text:p>
      <text:p text:style-name="P167"><text:span text:style-name="Source_20_Text"><text:span text:style-name="T40"><text:s text:c="4"/>script_object_type_real</text:span></text:span><text:span text:style-name="Source_20_Text"><text:span text:style-name="T303"><text:tab/><text:tab/><text:tab/>= 6,</text:span></text:span></text:p>
      <text:p text:style-name="P167"><text:span text:style-name="Source_20_Text"><text:span text:style-name="T40"><text:s text:c="4"/>script_object_type_short</text:span></text:span><text:span text:style-name="Source_20_Text"><text:span text:style-name="T303"><text:tab/><text:tab/><text:tab/>= 7,</text:span></text:span></text:p>
      <text:p text:style-name="P167"><text:span text:style-name="Source_20_Text"><text:span text:style-name="T40"><text:s text:c="4"/>script_object_type_long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8,</text:span></text:span></text:p>
      <text:p text:style-name="P167"><text:span text:style-name="Source_20_Text"><text:span text:style-name="T40"><text:s text:c="4"/>script_object_type_string</text:span></text:span><text:span text:style-name="Source_20_Text"><text:span text:style-name="T303"><text:tab/><text:tab/><text:tab/></text:span></text:span><text:span text:style-name="Source_20_Text"><text:span text:style-name="T304">=</text:span></text:span><text:span text:style-name="Source_20_Text"><text:span text:style-name="T303"> 9,</text:span></text:span></text:p>
      <text:p text:style-name="P167"><text:span text:style-name="Source_20_Text"><text:span text:style-name="T40"><text:s text:c="4"/>script_object_type_script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10,</text:span></text:span></text:p>
      <text:p text:style-name="P167"><text:span text:style-name="Source_20_Text"><text:span text:style-name="T303"/></text:span></text:p>
      <text:p text:style-name="P167"><text:span text:style-name="Source_20_Text"><text:span text:style-name="T40"><text:s text:c="4"/>script_object_type_trigger_volume</text:span></text:span><text:span text:style-name="Source_20_Text"><text:span text:style-name="T303"><text:tab/>= 11,</text:span></text:span></text:p>
      <text:p text:style-name="P167"><text:span text:style-name="Source_20_Text"><text:span text:style-name="T40"><text:s text:c="4"/>script_object_type_cutscene_flag</text:span></text:span><text:span text:style-name="Source_20_Text"><text:span text:style-name="T303"><text:tab/>= 12,</text:span></text:span></text:p>
      <text:p text:style-name="P167"><text:span text:style-name="Source_20_Text"><text:span text:style-name="T40"><text:s text:c="4"/>script_object_type_cutscene_camera_point</text:span></text:span><text:span text:style-name="Source_20_Text"><text:span text:style-name="T303"><text:tab/>= 13,</text:span></text:span></text:p>
      <text:p text:style-name="P167"><text:span text:style-name="Source_20_Text"><text:span text:style-name="T40"><text:s text:c="4"/>script_object_type_cutscene_title</text:span></text:span><text:span text:style-name="Source_20_Text"><text:span text:style-name="T303"><text:tab/>= 14,</text:span></text:span></text:p>
      <text:p text:style-name="P167"><text:span text:style-name="Source_20_Text"><text:span text:style-name="T40"><text:s text:c="4"/>script_object_type_cutscene_recording</text:span></text:span><text:span text:style-name="Source_20_Text"><text:span text:style-name="T303"><text:tab/>= 15,</text:span></text:span></text:p>
      <text:p text:style-name="P167"><text:span text:style-name="Source_20_Text"><text:span text:style-name="T40"><text:s text:c="4"/>script_object_type_device_group</text:span></text:span><text:span text:style-name="Source_20_Text"><text:span text:style-name="T303"><text:tab/><text:tab/>= 1</text:span></text:span><text:span text:style-name="Source_20_Text"><text:span text:style-name="T304">6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i</text:span></text:span><text:span text:style-name="Source_20_Text"><text:span text:style-name="T303"><text:tab/></text:span></text:span><text:span text:style-name="Source_20_Text"><text:span text:style-name="T304"><text:tab/><text:tab/></text:span></text:span><text:span text:style-name="Source_20_Text"><text:span text:style-name="T303">= 1</text:span></text:span><text:span text:style-name="Source_20_Text"><text:span text:style-name="T304">7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i_command_list</text:span></text:span><text:span text:style-name="Source_20_Text"><text:span text:style-name="T303"><text:tab/>= 1</text:span></text:span><text:span text:style-name="Source_20_Text"><text:span text:style-name="T304">8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starting_profile</text:span></text:span><text:span text:style-name="Source_20_Text"><text:span text:style-name="T303"><text:tab/>= 1</text:span></text:span><text:span text:style-name="Source_20_Text"><text:span text:style-name="T304">9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conversation</text:span></text:span><text:span text:style-name="Source_20_Text"><text:span text:style-name="T303"><text:tab/><text:tab/>= 2</text:span></text:span><text:span text:style-name="Source_20_Text"><text:span text:style-name="T304">0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navpoint</text:span></text:span><text:span text:style-name="Source_20_Text"><text:span text:style-name="T303"><text:tab/><text:tab/>= 2</text:span></text:span><text:span text:style-name="Source_20_Text"><text:span text:style-name="T304">1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hud_messag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2</text:span></text:span><text:span text:style-name="Source_20_Text"><text:span text:style-name="T304">2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object_list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2</text:span></text:span><text:span text:style-name="Source_20_Text"><text:span text:style-name="T304">3</text:span></text:span><text:span text:style-name="Source_20_Text"><text:span text:style-name="T303">,</text:span></text:span></text:p>
      <text:p text:style-name="P168"><text:span text:style-name="Source_20_Text"><text:span text:style-name="T303"/></text:span></text:p>
      <text:p text:style-name="P168"><text:span text:style-name="Source_20_Text"><text:span text:style-name="T40"><text:s text:c="4"/>script_object_type_sound</text:span></text:span><text:span text:style-name="Source_20_Text"><text:span text:style-name="T303"><text:tab/></text:span></text:span><text:span text:style-name="Source_20_Text"><text:span text:style-name="T304"><text:tab/><text:tab/></text:span></text:span><text:span text:style-name="Source_20_Text"><text:span text:style-name="T303">= 2</text:span></text:span><text:span text:style-name="Source_20_Text"><text:span text:style-name="T304">4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effect</text:span></text:span><text:span text:style-name="Source_20_Text"><text:span text:style-name="T303"><text:tab/></text:span></text:span><text:span text:style-name="Source_20_Text"><text:span text:style-name="T304"><text:tab/><text:tab/></text:span></text:span><text:span text:style-name="Source_20_Text"><text:span text:style-name="T303">= 2</text:span></text:span><text:span text:style-name="Source_20_Text"><text:span text:style-name="T304">5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damage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2</text:span></text:span><text:span text:style-name="Source_20_Text"><text:span text:style-name="T304">6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looping_sound</text:span></text:span><text:span text:style-name="Source_20_Text"><text:span text:style-name="T303"><text:tab/>= 2</text:span></text:span><text:span text:style-name="Source_20_Text"><text:span text:style-name="T304">7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nimation_graph</text:span></text:span><text:span text:style-name="Source_20_Text"><text:span text:style-name="T303"><text:tab/>= 2</text:span></text:span><text:span text:style-name="Source_20_Text"><text:span text:style-name="T304">8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ctor_variant</text:span></text:span><text:span text:style-name="Source_20_Text"><text:span text:style-name="T303"><text:tab/>= 2</text:span></text:span><text:span text:style-name="Source_20_Text"><text:span text:style-name="T304">9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damage_effect</text:span></text:span><text:span text:style-name="Source_20_Text"><text:span text:style-name="T303"><text:tab/>= </text:span></text:span><text:span text:style-name="Source_20_Text"><text:span text:style-name="T304">30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object_definition</text:span></text:span><text:span text:style-name="Source_20_Text"><text:span text:style-name="T303"><text:tab/>= </text:span></text:span><text:span text:style-name="Source_20_Text"><text:span text:style-name="T304">31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game_difficulty</text:span></text:span><text:span text:style-name="Source_20_Text"><text:span text:style-name="T303"><text:tab/>= </text:span></text:span><text:span text:style-name="Source_20_Text"><text:span text:style-name="T304">32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team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33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i_default_state</text:span></text:span><text:span text:style-name="Source_20_Text"><text:span text:style-name="T303"><text:tab/>= </text:span></text:span><text:span text:style-name="Source_20_Text"><text:span text:style-name="T304">34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actor_type</text:span></text:span><text:span text:style-name="Source_20_Text"><text:span text:style-name="T303"><text:tab/><text:tab/>= </text:span></text:span><text:span text:style-name="Source_20_Text"><text:span text:style-name="T304">35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hud_corner</text:span></text:span><text:span text:style-name="Source_20_Text"><text:span text:style-name="T303"><text:tab/><text:tab/>= </text:span></text:span><text:span text:style-name="Source_20_Text"><text:span text:style-name="T304">36</text:span></text:span><text:span text:style-name="Source_20_Text"><text:span text:style-name="T303">,</text:span></text:span></text:p>
      <text:p text:style-name="P168"><text:span text:style-name="Source_20_Text"><text:span text:style-name="T303"/></text:span></text:p>
      <text:p text:style-name="P168"><text:span text:style-name="Source_20_Text"><text:span text:style-name="T40"><text:s text:c="4"/>script_object_type_object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37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unit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38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vehicle</text:span></text:span><text:span text:style-name="Source_20_Text"><text:span text:style-name="T303"><text:tab/><text:tab/>= </text:span></text:span><text:span text:style-name="Source_20_Text"><text:span text:style-name="T304">39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weapon</text:span></text:span><text:span text:style-name="Source_20_Text"><text:span text:style-name="T303"><text:tab/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0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device</text:span></text:span><text:span text:style-name="Source_20_Text"><text:span text:style-name="T303"><text:tab/></text:span></text:span><text:span text:style-name="Source_20_Text"><text:span text:style-name="T304"><text:tab/><text:tab/></text:span></text:span><text:span text:style-name="Source_20_Text"><text:span text:style-name="T303">= </text:span></text:span><text:span text:style-name="Source_20_Text"><text:span text:style-name="T304">41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scenery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2</text:span></text:span><text:span text:style-name="Source_20_Text"><text:span text:style-name="T303">,</text:span></text:span></text:p>
      <text:p text:style-name="P168"><text:span text:style-name="Source_20_Text"><text:span text:style-name="T303"/></text:span></text:p>
      <text:p text:style-name="P168"><text:span text:style-name="Source_20_Text"><text:span text:style-name="T40"><text:s text:c="4"/>script_object_type_object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3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unit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4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vehicle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5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weapon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6</text:span></text:span><text:span text:style-name="Source_20_Text"><text:span text:style-name="T303">,</text:span></text:span></text:p>
      <text:p text:style-name="P168"><text:span text:style-name="Source_20_Text"><text:span text:style-name="T40"><text:s text:c="4"/>script_object_type_device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7</text:span></text:span><text:span text:style-name="Source_20_Text"><text:span text:style-name="T303">,</text:span></text:span></text:p>
      <text:p text:style-name="P168"><text:span text:style-name="Source_20_Text"><text:span text:style-name="T1"><text:s text:c="4"/></text:span></text:span><text:span text:style-name="Source_20_Text"><text:span text:style-name="T40">script_object_type_scenery_name</text:span></text:span><text:span text:style-name="Source_20_Text"><text:span text:style-name="T303"><text:tab/></text:span></text:span><text:span text:style-name="Source_20_Text"><text:span text:style-name="T304"><text:tab/></text:span></text:span><text:span text:style-name="Source_20_Text"><text:span text:style-name="T303">= </text:span></text:span><text:span text:style-name="Source_20_Text"><text:span text:style-name="T304">4</text:span></text:span><text:span text:style-name="Source_20_Text"><text:span text:style-name="T304">8</text:span></text:span><text:span text:style-name="Source_20_Text"><text:span text:style-name="T303">,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257">;</text:span></text:span></text:p>
      <text:p text:style-name="P169"><text:span text:style-name="Source_20_Text"><text:span text:style-name="T257"/></text:span></text:p>
      <text:p text:style-name="P167"><text:soft-page-break/><text:span text:style-name="Source_20_Text"><text:span text:style-name="T365">enum </text:span></text:span><text:span text:style-name="Source_20_Text"><text:span text:style-name="T366">class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35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56"> {</text:span></text:span></text:p>
      <text:p text:style-name="P167"><text:span text:style-name="Source_20_Text"><text:span text:style-name="T25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rtup<text:tab/></text:span></text:span><text:span text:style-name="Source_20_Text"><text:span text:style-name="T302"><text:tab/></text:span></text:span><text:span text:style-name="Source_20_Text"><text:span text:style-name="T253">= </text:span></text:span><text:span text:style-name="Source_20_Text"><text:span text:style-name="T255">0</text:span></text:span><text:span text:style-name="Source_20_Text"><text:span text:style-name="T256">,</text:span></text:span></text:p>
      <text:p text:style-name="P167"><text:span text:style-name="Source_20_Text"><text:span text:style-name="T25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dormant<text:tab/></text:span></text:span><text:span text:style-name="Source_20_Text"><text:span text:style-name="T302"><text:tab/></text:span></text:span><text:span text:style-name="Source_20_Text"><text:span text:style-name="T253">= </text:span></text:span><text:span text:style-name="Source_20_Text"><text:span text:style-name="T302">1</text:span></text:span><text:span text:style-name="Source_20_Text"><text:span text:style-name="T256">,</text:span></text:span></text:p>
      <text:p text:style-name="P167"><text:span text:style-name="Source_20_Text"><text:span text:style-name="T25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continuous</text:span></text:span><text:span text:style-name="Source_20_Text"><text:span text:style-name="T302"><text:tab/></text:span></text:span><text:span text:style-name="Source_20_Text"><text:span text:style-name="T253">= </text:span></text:span><text:span text:style-name="Source_20_Text"><text:span text:style-name="T302">2</text:span></text:span><text:span text:style-name="Source_20_Text"><text:span text:style-name="T256">,</text:span></text:span></text:p>
      <text:p text:style-name="P167"><text:span text:style-name="Source_20_Text"><text:span text:style-name="T25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tic</text:span></text:span><text:span text:style-name="Source_20_Text"><text:span text:style-name="T302"><text:tab/><text:tab/></text:span></text:span><text:span text:style-name="Source_20_Text"><text:span text:style-name="T253">= </text:span></text:span><text:span text:style-name="Source_20_Text"><text:span text:style-name="T302">3</text:span></text:span><text:span text:style-name="Source_20_Text"><text:span text:style-name="T256">,</text:span></text:span></text:p>
      <text:p text:style-name="P167"><text:span text:style-name="Source_20_Text"><text:span text:style-name="T25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ub</text:span></text:span><text:span text:style-name="Source_20_Text"><text:span text:style-name="T302"><text:tab/><text:tab/></text:span></text:span><text:span text:style-name="Source_20_Text"><text:span text:style-name="T253">= </text:span></text:span><text:span text:style-name="Source_20_Text"><text:span text:style-name="T302">4</text:span></text:span><text:span text:style-name="Source_20_Text"><text:span text:style-name="T256">,</text:span></text:span><text:span text:style-name="Source_20_Text"><text:span text:style-name="T255"><text:line-break/></text:span></text:span><text:span text:style-name="Source_20_Text"><text:span text:style-name="T257"> <text:s text:c="3"/>}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257">;</text:span></text:span></text:p>
      <text:p text:style-name="P169"><text:span text:style-name="Source_20_Text"><text:span text:style-name="T257"/></text:span></text:p>
      <text:p text:style-name="P169"><text:span text:style-name="Source_20_Text"><text:span text:style-name="T381"/></text:span></text:p>
      <text:p text:style-name="P143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58"> {</text:span></text:span></text:p>
      <text:p text:style-name="P177"><text:span text:style-name="Source_20_Text"><text:span text:style-name="T201"><text:s text:c="4"/></text:span></text:span><text:span text:style-name="Source_20_Text"><text:span text:style-name="T68">StrAscii</text:span></text:span><text:span text:style-name="Source_20_Text"><text:span text:style-name="T201">[</text:span></text:span><text:span text:style-name="Source_20_Text"><text:span text:style-name="T390">32</text:span></text:span><text:span text:style-name="Source_20_Text"><text:span text:style-name="T201">]<text:tab/></text:span></text:span><text:span text:style-name="Source_20_Text"><text:span text:style-name="T347">name</text:span></text:span><text:span text:style-name="Source_20_Text"><text:span text:style-name="T334">;</text:span></text:span><text:span text:style-name="Source_20_Text"><text:span text:style-name="T300"><text:tab/><text:tab/></text:span></text:span><text:span text:style-name="Source_20_Text"><text:span text:style-name="T79">//</text:span></text:span><text:span text:style-name="Source_20_Text"><text:span text:style-name="T110"> must be null terminated</text:span></text:span></text:p>
      <text:p text:style-name="P178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1"><text:tab/></text:span></text:span><text:span text:style-name="Source_20_Text"><text:span text:style-name="T160"><text:tab/></text:span></text:span><text:span text:style-name="Source_20_Text"><text:span text:style-name="T300">max_nodes</text:span></text:span><text:span text:style-name="Source_20_Text"><text:span text:style-name="T258">;</text:span></text:span><text:span text:style-name="Source_20_Text"><text:span text:style-name="T300"><text:tab/></text:span></text:span><text:span text:style-name="Source_20_Text"><text:span text:style-name="T79">//</text:span></text:span><text:span text:style-name="Source_20_Text"><text:span text:style-name="T110"> </text:span></text:span><text:span text:style-name="Source_20_Text"><text:span text:style-name="T161">always == </text:span></text:span><text:span text:style-name="Source_20_Text"><text:span text:style-name="T160">19001 for non-open sauce halo</text:span></text:span></text:p>
      <text:p text:style-name="P178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160"><text:tab/><text:tab/></text:span></text:span><text:span text:style-name="Source_20_Text"><text:span text:style-name="T300">node_size</text:span></text:span><text:span text:style-name="Source_20_Text"><text:span text:style-name="T258">;</text:span></text:span><text:span text:style-name="Source_20_Text"><text:span text:style-name="T300"><text:tab/></text:span></text:span><text:span text:style-name="Source_20_Text"><text:span text:style-name="T79">//</text:span></text:span><text:span text:style-name="Source_20_Text"><text:span text:style-name="T160"> </text:span></text:span><text:span text:style-name="Source_20_Text"><text:span text:style-name="T161">always == </text:span></text:span><text:span text:style-name="Source_20_Text"><text:span text:style-name="T160">20</text:span></text:span></text:p>
      <text:p text:style-name="P178"><text:span text:style-name="Source_20_Text"><text:span text:style-name="T71"><text:s text:c="4"/></text:span></text:span><text:span text:style-name="Source_20_Text"><text:span text:style-name="T37">UInt8</text:span></text:span><text:span text:style-name="Source_20_Text"><text:span text:style-name="T160"><text:tab/><text:tab/></text:span></text:span><text:span text:style-name="Source_20_Text"><text:span text:style-name="T300">is_valid</text:span></text:span><text:span text:style-name="Source_20_Text"><text:span text:style-name="T258">;</text:span></text:span><text:span text:style-name="Source_20_Text"><text:span text:style-name="T300"><text:tab/><text:tab/></text:span></text:span><text:span text:style-name="Source_20_Text"><text:span text:style-name="T79">//</text:span></text:span><text:span text:style-name="Source_20_Text"><text:span text:style-name="T160"> </text:span></text:span><text:span text:style-name="Source_20_Text"><text:span text:style-name="T161">always == </text:span></text:span><text:span text:style-name="Source_20_Text"><text:span text:style-name="T160">1</text:span></text:span></text:p>
      <text:p text:style-name="P178"><text:span text:style-name="Source_20_Text"><text:span text:style-name="T71"><text:s text:c="4"/></text:span></text:span><text:span text:style-name="Source_20_Text"><text:span text:style-name="T37">UInt8</text:span></text:span><text:span text:style-name="Source_20_Text"><text:span text:style-name="T160"><text:tab/><text:tab/></text:span></text:span><text:span text:style-name="Source_20_Text"><text:span text:style-name="T300">id_zero_invalid</text:span></text:span><text:span text:style-name="Source_20_Text"><text:span text:style-name="T258">;</text:span></text:span><text:span text:style-name="Source_20_Text"><text:span text:style-name="T300"><text:tab/></text:span></text:span><text:span text:style-name="Source_20_Text"><text:span text:style-name="T79">//</text:span></text:span><text:span text:style-name="Source_20_Text"><text:span text:style-name="T160"> </text:span></text:span><text:span text:style-name="Source_20_Text"><text:span text:style-name="T161">always == </text:span></text:span><text:span text:style-name="Source_20_Text"><text:span text:style-name="T160">0</text:span></text:span></text:p>
      <text:p text:style-name="P141"><text:span text:style-name="Source_20_Text"><text:span text:style-name="T201"><text:s text:c="4"/></text:span></text:span><text:span text:style-name="Source_20_Text"><text:span text:style-name="T58">Pad</text:span></text:span><text:span text:style-name="Source_20_Text"><text:span text:style-name="T201">[</text:span></text:span><text:span text:style-name="Source_20_Text"><text:span text:style-name="T392">2</text:span></text:span><text:span text:style-name="Source_20_Text"><text:span text:style-name="T201">]<text:tab/></text:span></text:span><text:span text:style-name="Source_20_Text"><text:span text:style-name="T250"><text:tab/></text:span></text:span><text:span text:style-name="Source_20_Text"><text:span text:style-name="T334">pad</text:span></text:span><text:span text:style-name="Source_20_Text"><text:span text:style-name="T347">0</text:span></text:span><text:span text:style-name="Source_20_Text"><text:span text:style-name="T334">;</text:span></text:span></text:p>
      <text:p text:style-name="P142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81"><text:tab/></text:span></text:span><text:span text:style-name="Source_20_Text"><text:span text:style-name="T300">sig</text:span></text:span><text:span text:style-name="Source_20_Text"><text:span text:style-name="T258">;</text:span></text:span><text:span text:style-name="Source_20_Text"><text:span text:style-name="T300"><text:tab/><text:tab/></text:span></text:span><text:span text:style-name="Source_20_Text"><text:span text:style-name="T79">//</text:span></text:span><text:span text:style-name="Source_20_Text"><text:span text:style-name="T107"> </text:span></text:span><text:span text:style-name="Source_20_Text"><text:span text:style-name="T112">always</text:span></text:span><text:span text:style-name="Source_20_Text"><text:span text:style-name="T107"> == 0x</text:span></text:span><text:span text:style-name="Source_20_Text"><text:span text:style-name="T160">64407440</text:span></text:span><text:span text:style-name="Source_20_Text"><text:span text:style-name="T107">(fourcc of "</text:span></text:span><text:span text:style-name="Source_20_Text"><text:span text:style-name="T160">d@t@</text:span></text:span><text:span text:style-name="Source_20_Text"><text:span text:style-name="T107">")</text:span></text:span></text:p>
      <text:p text:style-name="P142"><text:span text:style-name="Source_20_Text"><text:span text:style-name="T71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0"><text:tab/><text:tab/></text:span></text:span><text:span text:style-name="Source_20_Text"><text:span text:style-name="T301">next_node</text:span></text:span><text:span text:style-name="Source_20_Text"><text:span text:style-name="T258">;</text:span></text:span><text:span text:style-name="Source_20_Text"><text:span text:style-name="T300"><text:tab/></text:span></text:span><text:span text:style-name="Source_20_Text"><text:span text:style-name="T79">//</text:span></text:span><text:span text:style-name="Source_20_Text"><text:span text:style-name="T160"> </text:span></text:span><text:span text:style-name="Source_20_Text"><text:span text:style-name="T161">always == 0?</text:span></text:span></text:p>
      <text:p text:style-name="P142"><text:span text:style-name="Source_20_Text"><text:span text:style-name="T71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0"><text:tab/><text:tab/></text:span></text:span><text:span text:style-name="Source_20_Text"><text:span text:style-name="T301">last_node</text:span></text:span><text:span text:style-name="Source_20_Text"><text:span text:style-name="T258">;</text:span></text:span><text:span text:style-name="Source_20_Text"><text:span text:style-name="T300"><text:tab/></text:span></text:span><text:span text:style-name="Source_20_Text"><text:span text:style-name="T79">//</text:span></text:span><text:span text:style-name="Source_20_Text"><text:span text:style-name="T160"> </text:span></text:span><text:span text:style-name="Source_20_Text"><text:span text:style-name="T161">the last valid node in the script syntax data</text:span></text:span></text:p>
      <text:p text:style-name="P142"><text:span text:style-name="Source_20_Text"><text:span text:style-name="T71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0"><text:tab/><text:tab/></text:span></text:span><text:span text:style-name="Source_20_Text"><text:span text:style-name="T301">next</text:span></text:span><text:span text:style-name="Source_20_Text"><text:span text:style-name="T258">;</text:span></text:span></text:p>
      <text:p text:style-name="P142"><text:span text:style-name="Source_20_Text"><text:span text:style-name="T71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0"><text:tab/><text:tab/></text:span></text:span><text:span text:style-name="Source_20_Text"><text:span text:style-name="T301">first</text:span></text:span><text:span text:style-name="Source_20_Text"><text:span text:style-name="T258">;</text:span></text:span></text:p>
      <text:p text:style-name="P140"><text:span text:style-name="Source_20_Text"><text:span text:style-name="T296"><text:s text:c="4"/>}</text:span></text:span><text:span text:style-name="Source_20_Text"><text:span text:style-name="T299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96">;</text:span></text:span><text:span text:style-name="Source_20_Text"><text:span text:style-name="T299"> </text:span></text:span><text:span text:style-name="Source_20_Text"><text:span text:style-name="T295"><text:s/></text:span></text:span><text:span text:style-name="Source_20_Text"><text:span text:style-name="T79">// size == </text:span></text:span><text:span text:style-name="Source_20_Text"><text:span text:style-name="T159">5</text:span></text:span><text:span text:style-name="Source_20_Text"><text:span text:style-name="T160">6</text:span></text:span><text:span text:style-name="Source_20_Text"><text:span text:style-name="T79"> bytes</text:span></text:span></text:p>
      <text:p text:style-name="P138"><text:span text:style-name="Source_20_Text"><text:span text:style-name="T367"/></text:span></text:p>
      <text:p text:style-name="P138"><text:span text:style-name="Source_20_Text"><text:span text:style-name="T367"/></text:span></text:p>
      <text:p text:style-name="P138"><text:span text:style-name="Source_20_Text"><text:span text:style-name="T367">typedef </text:span></text:span><text:span text:style-name="Source_20_Text"><text:span text:style-name="T369">struct</text:span></text:span><text:span text:style-name="Source_20_Text"><text:span text:style-name="T258"> </text:span></text:span><text:span text:style-name="Source_20_Text"><text:span text:style-name="T34">ScriptNode</text:span></text:span><text:span text:style-name="Source_20_Text"><text:span text:style-name="T258"> {</text:span></text:span></text:p>
      <text:p text:style-name="P138"><text:span text:style-name="Source_20_Text"><text:span text:style-name="T71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1"><text:tab/></text:span></text:span><text:span text:style-name="Source_20_Text"><text:span text:style-name="T157"><text:tab/></text:span></text:span><text:span text:style-name="Source_20_Text"><text:span text:style-name="T296">salt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34">union</text:span></text:span><text:span text:style-name="Source_20_Text"><text:span text:style-name="T157"> </text:span></text:span><text:span text:style-name="Source_20_Text"><text:span text:style-name="T296">{</text:span></text:span></text:p>
      <text:p text:style-name="P138"><text:span text:style-name="Source_20_Text"><text:span text:style-name="T71"><text:s text:c="4"/></text:span></text:span><text:span text:style-name="Source_20_Text"><text:span text:style-name="T157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1"><text:tab/></text:span></text:span><text:span text:style-name="Source_20_Text"><text:span text:style-name="T296">constant_index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157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1"><text:tab/></text:span></text:span><text:span text:style-name="Source_20_Text"><text:span text:style-name="T296">function_index</text:span></text:span><text:span text:style-name="Source_20_Text"><text:span text:style-name="T258">;</text:span></text:span></text:p>
      <text:p text:style-name="P138"><text:span text:style-name="Source_20_Text"><text:span text:style-name="T71"><text:s text:c="3"/></text:span></text:span><text:span text:style-name="Source_20_Text"><text:span text:style-name="T157"><text:s text:c="4"/></text:span></text:span><text:span text:style-name="Source_20_Text"><text:span text:style-name="T71"><text:s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1"><text:tab/></text:span></text:span><text:span text:style-name="Source_20_Text"><text:span text:style-name="T296">script_index</text:span></text:span><text:span text:style-name="Source_20_Text"><text:span text:style-name="T258">;</text:span></text:span></text:p>
      <text:p text:style-name="P138"><text:span text:style-name="Source_20_Text"><text:span text:style-name="T296"><text:s text:c="8"/>};</text:span></text:span></text:p>
      <text:p text:style-name="P138"><text:span text:style-name="Source_20_Text"><text:span text:style-name="T249"><text:s text:c="2"/></text:span></text:span><text:span text:style-name="Source_20_Text"><text:span text:style-name="T227"><text:s text:c="2"/>//</text:span></text:span><text:span text:style-name="Source_20_Text"><text:span text:style-name="T249"> flags</text:span></text:span></text:p>
      <text:p text:style-name="P138"><text:span text:style-name="Source_20_Text"><text:span text:style-name="T71"><text:s text:c="4"/></text:span></text:span><text:span text:style-name="Source_20_Text"><text:span text:style-name="T34">ScriptObjectType</text:span></text:span><text:span text:style-name="Source_20_Text"><text:span text:style-name="T71"><text:tab/></text:span></text:span><text:span text:style-name="Source_20_Text"><text:span text:style-name="T296">type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34">Bool16</text:span></text:span><text:span text:style-name="Source_20_Text"><text:span text:style-name="T71"><text:tab/></text:span></text:span><text:span text:style-name="Source_20_Text"><text:span text:style-name="T296">is_primitive<text:tab/><text:tab/>: 1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34">Bool16</text:span></text:span><text:span text:style-name="Source_20_Text"><text:span text:style-name="T71"><text:tab/></text:span></text:span><text:span text:style-name="Source_20_Text"><text:span text:style-name="T296">is_script_call<text:tab/><text:tab/>: 1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34">Bool16</text:span></text:span><text:span text:style-name="Source_20_Text"><text:span text:style-name="T71"><text:tab/></text:span></text:span><text:span text:style-name="Source_20_Text"><text:span text:style-name="T296">is_global <text:tab/><text:tab/><text:tab/>: 1</text:span></text:span><text:span text:style-name="Source_20_Text"><text:span text:style-name="T258">;</text:span></text:span></text:p>
      <text:p text:style-name="P138"><text:span text:style-name="Source_20_Text"><text:span text:style-name="T71"><text:s text:c="4"/></text:span></text:span><text:span text:style-name="Source_20_Text"><text:span text:style-name="T34">Bool16</text:span></text:span><text:span text:style-name="Source_20_Text"><text:span text:style-name="T71"><text:tab/></text:span></text:span><text:span text:style-name="Source_20_Text"><text:span text:style-name="T296">is_garbage_collectable<text:tab/>: 1</text:span></text:span><text:span text:style-name="Source_20_Text"><text:span text:style-name="T258">;</text:span></text:span></text:p>
      <text:p text:style-name="P138"><text:span text:style-name="Source_20_Text"><text:span text:style-name="T323"/></text:span></text:p>
      <text:p text:style-name="P138"><text:span text:style-name="Source_20_Text"><text:span text:style-name="T71"><text:s text:c="4"/></text:span></text:span><text:span text:style-name="Source_20_Text"><text:span text:style-name="T34">UInt32</text:span></text:span><text:span text:style-name="Source_20_Text"><text:span text:style-name="T71"><text:tab/></text:span></text:span><text:span text:style-name="Source_20_Text"><text:span text:style-name="T296">next_node;</text:span></text:span></text:p>
      <text:p text:style-name="P139"><text:span text:style-name="Source_20_Text"><text:span text:style-name="T71"><text:s text:c="4"/></text:span></text:span><text:span text:style-name="Source_20_Text"><text:span text:style-name="T34">UInt32</text:span></text:span><text:span text:style-name="Source_20_Text"><text:span text:style-name="T71"><text:tab/></text:span></text:span><text:span text:style-name="Source_20_Text"><text:span text:style-name="T296">string_offset;</text:span></text:span></text:p>
      <text:p text:style-name="P139"><text:span text:style-name="Source_20_Text"><text:span text:style-name="T71"><text:s text:c="4"/></text:span></text:span><text:span text:style-name="Source_20_Text"><text:span text:style-name="T34">union</text:span></text:span><text:span text:style-name="Source_20_Text"><text:span text:style-name="T157"> </text:span></text:span><text:span text:style-name="Source_20_Text"><text:span text:style-name="T296">{</text:span></text:span></text:p>
      <text:p text:style-name="P139"><text:span text:style-name="Source_20_Text"><text:span text:style-name="T71"><text:s text:c="4"/></text:span></text:span><text:span text:style-name="Source_20_Text"><text:span text:style-name="T157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1"><text:tab/></text:span></text:span><text:span text:style-name="Source_20_Text"><text:span text:style-name="T297">boolean</text:span></text:span><text:span text:style-name="Source_20_Text"><text:span text:style-name="T258">;</text:span></text:span><text:span text:style-name="Source_20_Text"><text:span text:style-name="T298"><text:tab/></text:span></text:span><text:span text:style-name="Source_20_Text"><text:span text:style-name="T158">// for endianness alignment purposes, these</text:span></text:span></text:p>
      <text:p text:style-name="P139"><text:span text:style-name="Source_20_Text"><text:span text:style-name="T71"><text:s text:c="4"/></text:span></text:span><text:span text:style-name="Source_20_Text"><text:span text:style-name="T157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1"><text:tab/></text:span></text:span><text:span text:style-name="Source_20_Text"><text:span text:style-name="T297">int16</text:span></text:span><text:span text:style-name="Source_20_Text"><text:span text:style-name="T258">;</text:span></text:span><text:span text:style-name="Source_20_Text"><text:span text:style-name="T298"><text:tab/></text:span></text:span><text:span text:style-name="Source_20_Text"><text:span text:style-name="T158">// union members will all take up 4 bytes.</text:span></text:span></text:p>
      <text:p text:style-name="P139"><text:span text:style-name="Source_20_Text"><text:span text:style-name="T71"><text:s text:c="3"/></text:span></text:span><text:span text:style-name="Source_20_Text"><text:span text:style-name="T157"><text:s text:c="4"/></text:span></text:span><text:span text:style-name="Source_20_Text"><text:span text:style-name="T71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1"><text:tab/></text:span></text:span><text:span text:style-name="Source_20_Text"><text:span text:style-name="T297">int32</text:span></text:span><text:span text:style-name="Source_20_Text"><text:span text:style-name="T258">;</text:span></text:span><text:span text:style-name="Source_20_Text"><text:span text:style-name="T298"><text:tab/></text:span></text:span><text:span text:style-name="Source_20_Text"><text:span text:style-name="T158">// this is to make sure the int16 and boolean</text:span></text:span></text:p>
      <text:p text:style-name="P139"><text:span text:style-name="Source_20_Text"><text:span text:style-name="T71"><text:s text:c="3"/></text:span></text:span><text:span text:style-name="Source_20_Text"><text:span text:style-name="T157"><text:s text:c="4"/></text:span></text:span><text:span text:style-name="Source_20_Text"><text:span text:style-name="T71"><text:s/></text:span></text:span><text:span text:style-name="Source_20_Text"><text:span text:style-name="T35">Float</text:span></text:span><text:span text:style-name="Source_20_Text"><text:span text:style-name="T71"><text:tab/></text:span></text:span><text:span text:style-name="Source_20_Text"><text:span text:style-name="T297">real</text:span></text:span><text:span text:style-name="Source_20_Text"><text:span text:style-name="T258">;</text:span></text:span><text:span text:style-name="Source_20_Text"><text:span text:style-name="T298"><text:tab/><text:tab/></text:span></text:span><text:span text:style-name="Source_20_Text"><text:span text:style-name="T158">// are on the right side of the 4 bytes in</text:span></text:span></text:p>
      <text:p text:style-name="P139"><text:span text:style-name="Source_20_Text"><text:span text:style-name="T71"><text:s text:c="3"/></text:span></text:span><text:span text:style-name="Source_20_Text"><text:span text:style-name="T157"><text:s text:c="4"/></text:span></text:span><text:span text:style-name="Source_20_Text"><text:span text:style-name="T71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1"><text:tab/></text:span></text:span><text:span text:style-name="Source_20_Text"><text:span text:style-name="T297">node</text:span></text:span><text:span text:style-name="Source_20_Text"><text:span text:style-name="T258">;</text:span></text:span><text:span text:style-name="Source_20_Text"><text:span text:style-name="T298"><text:tab/><text:tab/></text:span></text:span><text:span text:style-name="Source_20_Text"><text:span text:style-name="T158">// big endian, and the left side in little.</text:span></text:span></text:p>
      <text:p text:style-name="P139"><text:span text:style-name="Source_20_Text"><text:span text:style-name="T296"><text:s text:c="8"/>};</text:span></text:span></text:p>
      <text:p text:style-name="P138"><text:span text:style-name="Source_20_Text"><text:span text:style-name="T258"/></text:span></text:p>
      <text:p text:style-name="P138"><text:span text:style-name="Source_20_Text"><text:span text:style-name="T295"><text:s text:c="4"/>} </text:span></text:span><text:span text:style-name="Source_20_Text"><text:span text:style-name="T34">ScriptNode</text:span></text:span><text:span text:style-name="Source_20_Text"><text:span text:style-name="T295">; <text:s/></text:span></text:span><text:span text:style-name="Source_20_Text"><text:span text:style-name="T79">// size == </text:span></text:span><text:span text:style-name="Source_20_Text"><text:span text:style-name="T157">20</text:span></text:span><text:span text:style-name="Source_20_Text"><text:span text:style-name="T79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5T15:52:16.935000000</dc:date>
    <meta:editing-duration>P2DT22H56M46S</meta:editing-duration>
    <meta:editing-cycles>495</meta:editing-cycles>
    <meta:document-statistic meta:table-count="0" meta:image-count="0" meta:object-count="0" meta:page-count="14" meta:paragraph-count="528" meta:word-count="3306" meta:character-count="24638" meta:non-whitespace-character-count="19554"/>
  </office:meta>
</office:document-meta>
</file>